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OpenSymbol" svg:font-family="OpenSymbol"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yriad Pro" svg:font-family="'Myriad Pro', Corbel" style:font-family-generic="swiss" style:font-pitch="variable"/>
    <style:font-face style:name="Andalus1" svg:font-family="Andalu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5.7431in" fo:margin-left="0.4313in" fo:margin-right="0.7507in" table:align="margins"/>
    </style:style>
    <style:style style:name="Table4.A" style:family="table-column">
      <style:table-column-properties style:column-width="1.8854in" style:rel-column-width="21514*"/>
    </style:style>
    <style:style style:name="Table4.B" style:family="table-column">
      <style:table-column-properties style:column-width="1.1868in" style:rel-column-width="13544*"/>
    </style:style>
    <style:style style:name="Table4.C" style:family="table-column">
      <style:table-column-properties style:column-width="2.6708in" style:rel-column-width="30477*"/>
    </style:style>
    <style:style style:name="Table4.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83ca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14" style:family="table-row">
      <style:table-row-properties style:min-row-height="0.5583in"/>
    </style:style>
    <style:style style:name="Table4.15" style:family="table-row">
      <style:table-row-properties style:min-row-height="0.3833in"/>
    </style:style>
    <style:style style:name="Table12" style:family="table">
      <style:table-properties style:width="6.284in" fo:margin-left="0.4528in" fo:margin-right="0.1882in" table:align="margins"/>
    </style:style>
    <style:style style:name="Table12.A" style:family="table-column">
      <style:table-column-properties style:column-width="1.8583in" style:rel-column-width="19378*"/>
    </style:style>
    <style:style style:name="Table12.B" style:family="table-column">
      <style:table-column-properties style:column-width="1.1806in" style:rel-column-width="12309*"/>
    </style:style>
    <style:style style:name="Table12.C" style:family="table-column">
      <style:table-column-properties style:column-width="3.2458in" style:rel-column-width="33848*"/>
    </style:style>
    <style:style style:name="Table12.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83caff"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2.15" style:family="table-row">
      <style:table-row-properties style:min-row-height="0.4458in"/>
    </style:style>
    <style:style style:name="Table2" style:family="table">
      <style:table-properties style:width="6.284in" fo:margin-left="0.4528in" fo:margin-right="0.1882in" table:align="margins"/>
    </style:style>
    <style:style style:name="Table2.A" style:family="table-column">
      <style:table-column-properties style:column-width="1.8583in" style:rel-column-width="19378*"/>
    </style:style>
    <style:style style:name="Table2.B" style:family="table-column">
      <style:table-column-properties style:column-width="1.1806in" style:rel-column-width="12309*"/>
    </style:style>
    <style:style style:name="Table2.C" style:family="table-column">
      <style:table-column-properties style:column-width="3.2458in" style:rel-column-width="33848*"/>
    </style:style>
    <style:style style:name="Table2.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83ca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10" style:family="table-row">
      <style:table-row-properties style:min-row-height="0.2271in"/>
    </style:style>
    <style:style style:name="Table2.11" style:family="table-row">
      <style:table-row-properties style:min-row-height="0.2396in"/>
    </style:style>
    <style:style style:name="Table2.12" style:family="table-row">
      <style:table-row-properties style:min-row-height="0.2333in"/>
    </style:style>
    <style:style style:name="Table3" style:family="table">
      <style:table-properties style:width="6.284in" fo:margin-left="0.4528in" fo:margin-right="0.1882in" table:align="margins"/>
    </style:style>
    <style:style style:name="Table3.A" style:family="table-column">
      <style:table-column-properties style:column-width="1.8583in" style:rel-column-width="19378*"/>
    </style:style>
    <style:style style:name="Table3.B" style:family="table-column">
      <style:table-column-properties style:column-width="1.1806in" style:rel-column-width="12309*"/>
    </style:style>
    <style:style style:name="Table3.C" style:family="table-column">
      <style:table-column-properties style:column-width="3.2458in" style:rel-column-width="33848*"/>
    </style:style>
    <style:style style:name="Table3.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83ca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6.2639in" fo:margin-left="0.4313in" fo:margin-right="0.2299in" table:align="margins"/>
    </style:style>
    <style:style style:name="Table5.A" style:family="table-column">
      <style:table-column-properties style:column-width="1.8785in" style:rel-column-width="19656*"/>
    </style:style>
    <style:style style:name="Table5.B" style:family="table-column">
      <style:table-column-properties style:column-width="1.1826in" style:rel-column-width="12375*"/>
    </style:style>
    <style:style style:name="Table5.C" style:family="table-column">
      <style:table-column-properties style:column-width="3.2021in" style:rel-column-width="33504*"/>
    </style:style>
    <style:style style:name="Table5.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3ca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2639in" fo:margin-left="0.4313in" fo:margin-right="0.2299in" table:align="margins"/>
    </style:style>
    <style:style style:name="Table6.A" style:family="table-column">
      <style:table-column-properties style:column-width="1.8785in" style:rel-column-width="19653*"/>
    </style:style>
    <style:style style:name="Table6.B" style:family="table-column">
      <style:table-column-properties style:column-width="1.1826in" style:rel-column-width="12373*"/>
    </style:style>
    <style:style style:name="Table6.C" style:family="table-column">
      <style:table-column-properties style:column-width="3.2028in" style:rel-column-width="33509*"/>
    </style:style>
    <style:style style:name="Table6.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83ca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2639in" fo:margin-left="0.4313in" fo:margin-right="0.2299in" table:align="margins"/>
    </style:style>
    <style:style style:name="Table7.A" style:family="table-column">
      <style:table-column-properties style:column-width="1.8785in" style:rel-column-width="19653*"/>
    </style:style>
    <style:style style:name="Table7.B" style:family="table-column">
      <style:table-column-properties style:column-width="1.1826in" style:rel-column-width="12373*"/>
    </style:style>
    <style:style style:name="Table7.C" style:family="table-column">
      <style:table-column-properties style:column-width="3.2028in" style:rel-column-width="33509*"/>
    </style:style>
    <style:style style:name="Table7.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83ca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0" style:family="table">
      <style:table-properties style:width="6.2639in" fo:margin-left="0.4313in" fo:margin-right="0.2299in" table:align="margins"/>
    </style:style>
    <style:style style:name="Table10.A" style:family="table-column">
      <style:table-column-properties style:column-width="1.8785in" style:rel-column-width="19653*"/>
    </style:style>
    <style:style style:name="Table10.B" style:family="table-column">
      <style:table-column-properties style:column-width="1.1826in" style:rel-column-width="12373*"/>
    </style:style>
    <style:style style:name="Table10.C" style:family="table-column">
      <style:table-column-properties style:column-width="3.2028in" style:rel-column-width="33509*"/>
    </style:style>
    <style:style style:name="Table10.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83ca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2639in" fo:margin-left="0.4313in" fo:margin-right="0.2299in" table:align="margins"/>
    </style:style>
    <style:style style:name="Table8.A" style:family="table-column">
      <style:table-column-properties style:column-width="1.8778in" style:rel-column-width="19645*"/>
    </style:style>
    <style:style style:name="Table8.B" style:family="table-column">
      <style:table-column-properties style:column-width="1.1826in" style:rel-column-width="12373*"/>
    </style:style>
    <style:style style:name="Table8.C" style:family="table-column">
      <style:table-column-properties style:column-width="3.2035in" style:rel-column-width="33517*"/>
    </style:style>
    <style:style style:name="Table8.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83ca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2639in" fo:margin-left="0.4313in" fo:margin-right="0.2299in" table:align="margins"/>
    </style:style>
    <style:style style:name="Table9.A" style:family="table-column">
      <style:table-column-properties style:column-width="1.8785in" style:rel-column-width="19653*"/>
    </style:style>
    <style:style style:name="Table9.B" style:family="table-column">
      <style:table-column-properties style:column-width="1.1826in" style:rel-column-width="12373*"/>
    </style:style>
    <style:style style:name="Table9.C" style:family="table-column">
      <style:table-column-properties style:column-width="3.2028in" style:rel-column-width="33509*"/>
    </style:style>
    <style:style style:name="Table9.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83ca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0.8486in" style:rel-column-width="8028*"/>
    </style:style>
    <style:style style:name="Table13.B" style:family="table-column">
      <style:table-column-properties style:column-width="0.8813in" style:rel-column-width="8337*"/>
    </style:style>
    <style:style style:name="Table13.C" style:family="table-column">
      <style:table-column-properties style:column-width="0.9993in" style:rel-column-width="9454*"/>
    </style:style>
    <style:style style:name="Table13.D" style:family="table-column">
      <style:table-column-properties style:column-width="1.3229in" style:rel-column-width="12515*"/>
    </style:style>
    <style:style style:name="Table13.E" style:family="table-column">
      <style:table-column-properties style:column-width="0.8958in" style:rel-column-width="8475*"/>
    </style:style>
    <style:style style:name="Table13.F" style:family="table-column">
      <style:table-column-properties style:column-width="0.8854in" style:rel-column-width="8376*"/>
    </style:style>
    <style:style style:name="Table13.G" style:family="table-column">
      <style:table-column-properties style:column-width="1.0938in" style:rel-column-width="10350*"/>
    </style:style>
    <style:style style:name="Table13.A1" style:family="table-cell">
      <style:table-cell-properties fo:padding="0.0382in" fo:border-left="0.0007in solid #000000" fo:border-right="none" fo:border-top="0.0007in solid #000000" fo:border-bottom="0.0007in solid #000000"/>
    </style:style>
    <style:style style:name="Table13.G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data-style-name="N37">
      <style:table-cell-properties fo:padding="0.0382in" fo:border-left="0.0007in solid #000000" fo:border-right="none" fo:border-top="none" fo:border-bottom="0.0007in solid #000000"/>
    </style:style>
    <style:style style:name="Table13.G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0.8486in" style:rel-column-width="8028*"/>
    </style:style>
    <style:style style:name="Table14.B" style:family="table-column">
      <style:table-column-properties style:column-width="0.8813in" style:rel-column-width="8337*"/>
    </style:style>
    <style:style style:name="Table14.C" style:family="table-column">
      <style:table-column-properties style:column-width="0.9993in" style:rel-column-width="9454*"/>
    </style:style>
    <style:style style:name="Table14.D" style:family="table-column">
      <style:table-column-properties style:column-width="1.3229in" style:rel-column-width="12515*"/>
    </style:style>
    <style:style style:name="Table14.E" style:family="table-column">
      <style:table-column-properties style:column-width="0.8958in" style:rel-column-width="8475*"/>
    </style:style>
    <style:style style:name="Table14.F" style:family="table-column">
      <style:table-column-properties style:column-width="0.8854in" style:rel-column-width="8376*"/>
    </style:style>
    <style:style style:name="Table14.G" style:family="table-column">
      <style:table-column-properties style:column-width="1.0938in" style:rel-column-width="10350*"/>
    </style:style>
    <style:style style:name="Table14.A1" style:family="table-cell">
      <style:table-cell-properties fo:padding="0.0382in" fo:border-left="0.0007in solid #000000" fo:border-right="none" fo:border-top="0.0007in solid #000000" fo:border-bottom="0.0007in solid #000000"/>
    </style:style>
    <style:style style:name="Table14.G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data-style-name="N37">
      <style:table-cell-properties fo:padding="0.0382in" fo:border-left="0.0007in solid #000000" fo:border-right="none" fo:border-top="none" fo:border-bottom="0.0007in solid #000000"/>
    </style:style>
    <style:style style:name="Table14.G2" style:family="table-cell">
      <style:table-cell-properties fo:padding="0.0382in" fo:border-left="0.0007in solid #000000" fo:border-right="0.0007in solid #000000" fo:border-top="none" fo:border-bottom="0.0007in solid #000000"/>
    </style:style>
    <style:style style:name="Table11" style:family="table">
      <style:table-properties style:width="5.7431in" fo:margin-left="0.4313in" fo:margin-right="0.7507in" table:align="margins"/>
    </style:style>
    <style:style style:name="Table11.A" style:family="table-column">
      <style:table-column-properties style:column-width="1.8847in" style:rel-column-width="21506*"/>
    </style:style>
    <style:style style:name="Table11.B" style:family="table-column">
      <style:table-column-properties style:column-width="1.1875in" style:rel-column-width="13550*"/>
    </style:style>
    <style:style style:name="Table11.C" style:family="table-column">
      <style:table-column-properties style:column-width="2.6708in" style:rel-column-width="30479*"/>
    </style:style>
    <style:style style:name="Table11.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83caff"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20" style:family="table">
      <style:table-properties style:width="3.8917in" fo:margin-left="1.3063in" fo:margin-right="1.7271in" table:align="margins"/>
    </style:style>
    <style:style style:name="Table20.A" style:family="table-column">
      <style:table-column-properties style:column-width="2.1146in" style:rel-column-width="35609*"/>
    </style:style>
    <style:style style:name="Table20.B" style:family="table-column">
      <style:table-column-properties style:column-width="1.7771in" style:rel-column-width="29926*"/>
    </style:style>
    <style:style style:name="Table20.1" style:family="table-row">
      <style:table-row-properties style:min-row-height="0.3438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none" fo:border-right="0.0007in solid #000000" fo:border-top="none" fo:border-bottom="0.0007in solid #000000"/>
    </style:style>
    <style:style style:name="Table20.3" style:family="table-row">
      <style:table-row-properties style:min-row-height="0.2833in"/>
    </style:style>
    <style:style style:name="Table18" style:family="table">
      <style:table-properties style:width="5.7431in" fo:margin-left="0.4313in" fo:margin-right="0.7507in" table:align="margins"/>
    </style:style>
    <style:style style:name="Table18.A" style:family="table-column">
      <style:table-column-properties style:column-width="1.8847in" style:rel-column-width="21506*"/>
    </style:style>
    <style:style style:name="Table18.B" style:family="table-column">
      <style:table-column-properties style:column-width="1.1875in" style:rel-column-width="13550*"/>
    </style:style>
    <style:style style:name="Table18.C" style:family="table-column">
      <style:table-column-properties style:column-width="2.6708in" style:rel-column-width="30479*"/>
    </style:style>
    <style:style style:name="Table18.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83caff"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8333in" fo:margin-left="0in" fo:margin-right="0.0917in" table:align="margins"/>
    </style:style>
    <style:style style:name="Table19.A" style:family="table-column">
      <style:table-column-properties style:column-width="1.791in" style:rel-column-width="17176*"/>
    </style:style>
    <style:style style:name="Table19.B" style:family="table-column">
      <style:table-column-properties style:column-width="1.25in" style:rel-column-width="11988*"/>
    </style:style>
    <style:style style:name="Table19.C" style:family="table-column">
      <style:table-column-properties style:column-width="1.0417in" style:rel-column-width="9990*"/>
    </style:style>
    <style:style style:name="Table19.D" style:family="table-column">
      <style:table-column-properties style:column-width="1.0729in" style:rel-column-width="10289*"/>
    </style:style>
    <style:style style:name="Table19.E" style:family="table-column">
      <style:table-column-properties style:column-width="1.6778in" style:rel-column-width="16092*"/>
    </style:style>
    <style:style style:name="Table19.1" style:family="table-row">
      <style:table-row-properties style:min-row-height="0.3438in"/>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3" style:family="table-row">
      <style:table-row-properties style:min-row-height="0.2833in"/>
    </style:style>
    <style:style style:name="Table19.C3" style:family="table-cell" style:data-style-name="N37">
      <style:table-cell-properties fo:padding="0.0382in" fo:border-left="0.0007in solid #000000" fo:border-right="none"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0.8486in" style:rel-column-width="8028*"/>
    </style:style>
    <style:style style:name="Table15.B" style:family="table-column">
      <style:table-column-properties style:column-width="0.8813in" style:rel-column-width="8337*"/>
    </style:style>
    <style:style style:name="Table15.C" style:family="table-column">
      <style:table-column-properties style:column-width="0.9993in" style:rel-column-width="9454*"/>
    </style:style>
    <style:style style:name="Table15.D" style:family="table-column">
      <style:table-column-properties style:column-width="1.3229in" style:rel-column-width="12515*"/>
    </style:style>
    <style:style style:name="Table15.E" style:family="table-column">
      <style:table-column-properties style:column-width="0.8958in" style:rel-column-width="8475*"/>
    </style:style>
    <style:style style:name="Table15.F" style:family="table-column">
      <style:table-column-properties style:column-width="0.8854in" style:rel-column-width="8376*"/>
    </style:style>
    <style:style style:name="Table15.G" style:family="table-column">
      <style:table-column-properties style:column-width="1.0938in" style:rel-column-width="10350*"/>
    </style:style>
    <style:style style:name="Table15.A1" style:family="table-cell">
      <style:table-cell-properties fo:padding="0.0382in" fo:border-left="0.0007in solid #000000" fo:border-right="none" fo:border-top="0.0007in solid #000000" fo:border-bottom="0.0007in solid #000000"/>
    </style:style>
    <style:style style:name="Table15.G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data-style-name="N37">
      <style:table-cell-properties fo:padding="0.0382in" fo:border-left="0.0007in solid #000000" fo:border-right="none" fo:border-top="none" fo:border-bottom="0.0007in solid #000000"/>
    </style:style>
    <style:style style:name="Table15.G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0.8486in" style:rel-column-width="8028*"/>
    </style:style>
    <style:style style:name="Table16.B" style:family="table-column">
      <style:table-column-properties style:column-width="0.8813in" style:rel-column-width="8337*"/>
    </style:style>
    <style:style style:name="Table16.C" style:family="table-column">
      <style:table-column-properties style:column-width="0.9993in" style:rel-column-width="9454*"/>
    </style:style>
    <style:style style:name="Table16.D" style:family="table-column">
      <style:table-column-properties style:column-width="1.3229in" style:rel-column-width="12515*"/>
    </style:style>
    <style:style style:name="Table16.E" style:family="table-column">
      <style:table-column-properties style:column-width="1.3382in" style:rel-column-width="12663*"/>
    </style:style>
    <style:style style:name="Table16.F" style:family="table-column">
      <style:table-column-properties style:column-width="1.5368in" style:rel-column-width="14538*"/>
    </style:style>
    <style:style style:name="Table16.A1" style:family="table-cell">
      <style:table-cell-properties fo:padding="0.0382in" fo:border-left="0.0007in solid #000000" fo:border-right="none" fo:border-top="0.0007in solid #000000" fo:border-bottom="0.0007in solid #000000"/>
    </style:style>
    <style:style style:name="Table16.F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data-style-name="N37">
      <style:table-cell-properties fo:padding="0.0382in" fo:border-left="0.0007in solid #000000" fo:border-right="none" fo:border-top="none" fo:border-bottom="0.0007in solid #000000"/>
    </style:style>
    <style:style style:name="Table16.F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0.6306in" style:rel-column-width="5965*"/>
    </style:style>
    <style:style style:name="Table21.B" style:family="table-column">
      <style:table-column-properties style:column-width="2.3208in" style:rel-column-width="21956*"/>
    </style:style>
    <style:style style:name="Table21.C" style:family="table-column">
      <style:table-column-properties style:column-width="1.6319in" style:rel-column-width="15439*"/>
    </style:style>
    <style:style style:name="Table21.D" style:family="table-column">
      <style:table-column-properties style:column-width="2.3438in" style:rel-column-width="22175*"/>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fo:padding="0.0382in" fo:border-left="0.0007in solid #000000" fo:border-right="0.0007in solid #000000" fo:border-top="none" fo:border-bottom="0.0007in solid #000000"/>
    </style:style>
    <style:style style:name="Table1" style:family="table">
      <style:table-properties style:width="6.2097in" table:align="left" style:writing-mode="lr-tb"/>
    </style:style>
    <style:style style:name="Table1.A" style:family="table-column">
      <style:table-column-properties style:column-width="1.6125in"/>
    </style:style>
    <style:style style:name="Table1.B" style:family="table-column">
      <style:table-column-properties style:column-width="0.6111in"/>
    </style:style>
    <style:style style:name="Table1.C" style:family="table-column">
      <style:table-column-properties style:column-width="2.6444in"/>
    </style:style>
    <style:style style:name="Table1.D" style:family="table-column">
      <style:table-column-properties style:column-width="1.3417in"/>
    </style:style>
    <style:style style:name="Table1.1" style:family="table-row">
      <style:table-row-properties style:keep-together="true" fo:keep-together="auto"/>
    </style:style>
    <style:style style:name="Table1.A1" style:family="table-cell">
      <style:table-cell-properties style:vertical-align="top" fo:background-color="#548dd4" fo:padding="0.0382in" fo:border="none" style:writing-mode="lr-tb">
        <style:background-image/>
      </style:table-cell-properties>
    </style:style>
    <style:style style:name="Table1.A2" style:family="table-cell">
      <style:table-cell-properties style:vertical-align="top" fo:padding="0.0382in" fo:border="none" style:writing-mode="lr-tb"/>
    </style:style>
    <style:style style:name="Table1.D2" style:family="table-cell" style:data-style-name="N0">
      <style:table-cell-properties style:vertical-align="top" fo:padding="0.0382in" fo:border="none" style:writing-mode="lr-tb"/>
    </style:style>
    <style:style style:name="P1" style:family="paragraph" style:parent-style-name="Standard">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6" style:family="paragraph" style:parent-style-name="Standard">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7"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8"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9"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0" style:family="paragraph" style:parent-style-name="Standard">
      <style:text-properties fo:color="#000000" style:font-name="Andalus" fo:font-size="10.5pt" fo:language="en" fo:country="US" fo:font-style="normal" style:text-underline-style="solid" style:text-underline-width="auto" style:text-underline-color="font-color" fo:font-weight="bold" style:font-size-asian="10.5pt" style:font-style-asian="normal" style:font-weight-asian="bold" style:font-name-complex="Calibri" style:font-size-complex="10.5pt" style:font-weight-complex="bold"/>
    </style:style>
    <style:style style:name="P11" style:family="paragraph" style:parent-style-name="Standard">
      <style:paragraph-properties fo:text-align="justify" style:justify-single-word="false">
        <style:tab-stops>
          <style:tab-stop style:position="0in"/>
        </style:tab-stops>
      </style:paragraph-properties>
      <style:text-properties fo:color="#000000" style:font-name="Andalus" fo:font-size="10.5pt" fo:language="en" fo:country="US" fo:font-style="normal" style:text-underline-style="none" fo:font-weight="normal" style:font-size-asian="10.5pt" style:font-style-asian="normal" style:font-weight-asian="normal" style:font-name-complex="Calibri" style:font-size-complex="10.5pt" style:font-weight-complex="normal"/>
    </style:style>
    <style:style style:name="P12" style:family="paragraph" style:parent-style-name="Standard">
      <style:paragraph-properties fo:text-align="start" style:justify-single-word="false">
        <style:tab-stops>
          <style:tab-stop style:position="0.052in"/>
        </style:tab-stops>
      </style:paragraph-properties>
      <style:text-properties fo:color="#000000" style:font-name="Andalus" fo:font-size="10.5pt" fo:language="en" fo:country="US" fo:font-style="normal" style:text-underline-style="none" fo:font-weight="normal" style:font-size-asian="10.5pt" style:font-style-asian="normal" style:font-weight-asian="normal" style:font-name-complex="Calibri" style:font-size-complex="10.5pt" style:font-weight-complex="normal"/>
    </style:style>
    <style:style style:name="P13" style:family="paragraph" style:parent-style-name="Standard">
      <style:paragraph-properties fo:text-align="start" style:justify-single-word="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ab-stops>
          <style:tab-stop style:position="0in"/>
        </style:tab-stops>
      </style:paragraph-properties>
      <style:text-properties fo:color="#000000" style:font-name="Andalus"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ab-stops>
          <style:tab-stop style:position="0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6" style:family="paragraph" style:parent-style-name="Standard">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7" style:family="paragraph" style:parent-style-name="Standard">
      <style:paragraph-properties fo:text-align="start" style:justify-single-word="false">
        <style:tab-stops>
          <style:tab-stop style:position="0.052in"/>
        </style:tab-stops>
      </style:paragraph-properties>
      <style:text-properties fo:color="#000000" style:font-name="Andalus" fo:font-size="10.5pt" style:text-underline-style="none" fo:font-weight="bold" style:font-size-asian="10.5pt" style:font-weight-asian="bold" style:font-size-complex="10.5pt" style:font-weight-complex="bold"/>
    </style:style>
    <style:style style:name="P18" style:family="paragraph" style:parent-style-name="Standard">
      <style:text-properties style:font-name="Andalus"/>
    </style:style>
    <style:style style:name="P19" style:family="paragraph" style:parent-style-name="Standard">
      <style:text-properties style:font-name="Andalus" fo:font-size="10.5pt" fo:font-weight="bold" style:font-size-asian="10.5pt" style:font-weight-asian="bold" style:font-size-complex="10.5pt" style:font-weight-complex="bold"/>
    </style:style>
    <style:style style:name="P20" style:family="paragraph" style:parent-style-name="Standard">
      <style:paragraph-properties fo:text-align="start" style:justify-single-word="false">
        <style:tab-stops>
          <style:tab-stop style:position="0.052in"/>
        </style:tab-stops>
      </style:paragraph-properties>
      <style:text-properties style:font-name="Andalus" fo:font-size="10.5pt" fo:font-weight="bold" style:font-size-asian="10.5pt" style:font-weight-asian="bold" style:font-size-complex="10.5pt" style:font-weight-complex="bold"/>
    </style:style>
    <style:style style:name="P21" style:family="paragraph" style:parent-style-name="Standard">
      <style:text-properties style:font-name="Andalus" fo:font-size="10.5pt" style:font-size-asian="10.5pt" style:font-size-complex="10.5pt"/>
    </style:style>
    <style:style style:name="P22" style:family="paragraph" style:parent-style-name="Standard">
      <style:paragraph-properties fo:text-align="start" style:justify-single-word="false"/>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23"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24"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zxx" style:country-complex="none" style:font-style-complex="normal" style:font-weight-complex="normal" style:text-emphasize="none" style:text-overline-style="none" style:text-overline-color="font-color"/>
    </style:style>
    <style:style style:name="P25"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Times New Roman" style:font-size-complex="10.5pt" style:language-complex="zxx" style:country-complex="none" style:font-style-complex="normal" style:font-weight-complex="normal" style:text-emphasize="none"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27"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28"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29"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30"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font-name="Andalus" fo:font-size="10.5pt" style:font-size-asian="10.5pt" style:font-size-complex="10.5pt"/>
    </style:style>
    <style:style style:name="P31" style:family="paragraph" style:parent-style-name="Text_20_body">
      <style:paragraph-properties fo:margin-left="0in" fo:margin-right="0in" fo:text-align="start" style:justify-single-word="false" fo:text-indent="0in" style:auto-text-indent="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32" style:family="paragraph" style:parent-style-name="Standard">
      <style:paragraph-properties fo:margin-top="0in" fo:margin-bottom="0.0835in" fo:line-height="100%"/>
      <style:text-properties fo:color="#000000" style:font-name="Andalus" fo:font-size="10.5pt" fo:language="en" fo:country="US" fo:font-style="normal" style:text-underline-style="solid" style:text-underline-width="auto" style:text-underline-color="font-color" fo:font-weight="bold" style:font-size-asian="10.5pt" style:font-style-asian="normal" style:font-weight-asian="bold" style:font-name-complex="Calibri" style:font-size-complex="10.5pt" style:font-weight-complex="bold"/>
    </style:style>
    <style:style style:name="P33"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style:font-name="Andalus" fo:font-size="10.5pt" style:font-size-asian="10.5pt" style:font-size-complex="10.5pt"/>
    </style:style>
    <style:style style:name="P34"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style:font-name="Andalus" fo:font-size="10.5pt" fo:font-weight="bold" style:font-size-asian="10.5pt" style:font-weight-asian="bold" style:font-size-complex="10.5pt" style:font-weight-complex="bold"/>
    </style:style>
    <style:style style:name="P35"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36"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37"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38"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zxx" style:country-complex="none" style:font-style-complex="normal" style:font-weight-complex="normal" style:text-emphasize="none" style:text-overline-style="none" style:text-overline-color="font-color"/>
    </style:style>
    <style:style style:name="P39" style:family="paragraph" style:parent-style-name="Standard" style:master-page-name="">
      <style:paragraph-properties fo:margin-left="0.9807in" fo:margin-right="0in" fo:text-align="start" style:justify-single-word="false" fo:text-indent="-0.9791in" style:auto-text-indent="false" style:page-number="auto">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40" style:family="paragraph" style:parent-style-name="Guideline_20_Text">
      <style:paragraph-properties fo:margin-top="0in" fo:margin-bottom="0in" fo:line-height="100%"/>
      <style:text-properties fo:color="#000000" style:font-name="Andalus" fo:language="en" fo:country="US" fo:font-style="normal" style:font-style-asian="normal" style:font-name-complex="Calibri" style:font-size-complex="10pt" style:font-weight-complex="bold"/>
    </style:style>
    <style:style style:name="P41" style:family="paragraph" style:parent-style-name="Table_20_Contents">
      <style:paragraph-properties fo:text-align="start" style:justify-single-word="false"/>
      <style:text-properties style:font-name="Andalus" fo:font-size="10.5pt" fo:font-weight="bold" style:font-size-asian="10.5pt" style:font-weight-asian="bold" style:font-size-complex="10.5pt" style:font-weight-complex="bold"/>
    </style:style>
    <style:style style:name="P42" style:family="paragraph" style:parent-style-name="Table_20_Contents">
      <style:text-properties style:font-name="Andalus" fo:font-size="10.5pt" style:font-size-asian="10.5pt" style:font-size-complex="10.5pt"/>
    </style:style>
    <style:style style:name="P43" style:family="paragraph" style:parent-style-name="Table_20_Contents">
      <style:paragraph-properties fo:text-align="start" style:justify-single-word="false"/>
      <style:text-properties style:font-name="Andalus" fo:font-size="10.5pt" style:font-size-asian="10.5pt" style:font-size-complex="10.5pt"/>
    </style:style>
    <style:style style:name="P44" style:family="paragraph" style:parent-style-name="Table_20_Contents">
      <style:paragraph-properties fo:text-align="justify" style:justify-single-word="false"/>
      <style:text-properties style:font-name="Andalus"/>
    </style:style>
    <style:style style:name="P45" style:family="paragraph" style:parent-style-name="Table_20_Contents">
      <style:paragraph-properties fo:text-align="justify" style:justify-single-word="false" style:snap-to-layout-grid="false"/>
      <style:text-properties style:font-name="Andalus"/>
    </style:style>
    <style:style style:name="P46" style:family="paragraph" style:parent-style-name="Table_20_Contents">
      <style:paragraph-properties fo:text-align="justify" style:justify-single-word="false"/>
      <style:text-properties style:font-name="Andalus" style:font-name-complex="Calibri"/>
    </style:style>
    <style:style style:name="P47" style:family="paragraph" style:parent-style-name="Table_20_Contents">
      <style:paragraph-properties fo:text-align="start" style:justify-single-word="false"/>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48" style:family="paragraph" style:parent-style-name="Table_20_Contents">
      <style:paragraph-properties fo:text-align="center" style:justify-single-word="false"/>
      <style:text-properties fo:color="#ffffff" style:font-name="Andalus" fo:font-weight="bold" style:font-weight-asian="bold" style:font-name-complex="Calibri" style:font-weight-complex="bold"/>
    </style:style>
    <style:style style:name="P49" style:family="paragraph" style:parent-style-name="Text_20_body">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50" style:family="paragraph" style:parent-style-name="Text_20_body">
      <style:text-properties fo:color="#000000" style:text-outline="false" style:text-line-through-style="none" style:font-name="Andalus"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51" style:family="paragraph" style:parent-style-name="Text_20_body">
      <style:text-properties style:font-name="Andalus"/>
    </style:style>
    <style:style style:name="P52" style:family="paragraph" style:parent-style-name="Text_20_body">
      <style:text-properties style:font-name="Andalus" fo:font-size="10.5pt" style:text-underline-style="solid" style:text-underline-width="auto" style:text-underline-color="font-color" fo:font-weight="bold" style:font-size-asian="10.5pt" style:font-weight-asian="bold" style:font-size-complex="10.5pt" style:font-weight-complex="bold"/>
    </style:style>
    <style:style style:name="P53" style:family="paragraph" style:parent-style-name="Text_20_body">
      <style:paragraph-properties fo:text-align="center" style:justify-single-word="false"/>
      <style:text-properties style:font-name="Andalus" fo:font-size="10.5pt" style:text-underline-style="solid" style:text-underline-width="auto" style:text-underline-color="font-color" fo:font-weight="bold" style:font-size-asian="10.5pt" style:font-weight-asian="bold" style:font-size-complex="10.5pt" style:font-weight-complex="bold"/>
    </style:style>
    <style:style style:name="P54" style:family="paragraph" style:parent-style-name="Text_20_body">
      <style:text-properties style:font-name="Andalus" fo:font-size="10.5pt" style:text-underline-style="solid" style:text-underline-width="auto" style:text-underline-color="font-color" fo:font-weight="bold" style:font-size-asian="10.5pt" style:font-size-complex="10.5pt"/>
    </style:style>
    <style:style style:name="P55" style:family="paragraph" style:parent-style-name="Text_20_body">
      <style:text-properties style:font-name="Andalus" fo:font-size="10.5pt" style:text-underline-style="none" fo:font-weight="bold" style:font-size-asian="10.5pt" style:font-size-complex="10.5pt"/>
    </style:style>
    <style:style style:name="P56" style:family="paragraph" style:parent-style-name="Text_20_body">
      <style:text-properties style:font-name="Andalus" fo:font-size="10.5pt" style:font-size-asian="10.5pt" style:font-size-complex="10.5pt"/>
    </style:style>
    <style:style style:name="P57" style:family="paragraph" style:parent-style-name="Text_20_body" style:list-style-name="L2">
      <style:text-properties fo:color="#000000" style:font-name="Andalus"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P58" style:family="paragraph" style:parent-style-name="Text_20_body" style:list-style-name="L2">
      <style:text-properties fo:color="#000000" style:font-name="Andalus" fo:font-size="10.5pt" fo:language="zxx" fo:country="none" fo:font-style="normal" style:text-underline-style="none" fo:font-weight="bold" style:font-size-asian="10.5pt" style:language-asian="zxx" style:country-asian="none" style:font-style-asian="normal" style:font-weight-asian="bold" style:font-name-complex="Calibri" style:font-size-complex="10.5pt" style:language-complex="zxx" style:country-complex="none" style:font-weight-complex="bold"/>
    </style:style>
    <style:style style:name="P59" style:family="paragraph" style:parent-style-name="Text_20_body" style:list-style-name="L2">
      <style:text-properties fo:color="#000000" style:font-name="Andalus" fo:font-size="10.5pt" fo:font-weight="bold" style:font-size-asian="10.5pt" style:font-weight-asian="bold" style:font-size-complex="10.5pt" style:font-weight-complex="bold"/>
    </style:style>
    <style:style style:name="P60" style:family="paragraph" style:parent-style-name="Text_20_body"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61" style:family="paragraph" style:parent-style-name="Text_20_body"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62" style:family="paragraph" style:parent-style-name="Text_20_body"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63" style:family="paragraph" style:parent-style-name="Text_20_body" style:list-style-name="L2" style:master-page-name="">
      <style:paragraph-properties fo:text-align="start" style:justify-single-word="false" style:page-number="auto">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64" style:family="paragraph" style:parent-style-name="Standard" style:list-style-name="L1">
      <style:text-properties style:font-name="Andalus" fo:font-size="10.5pt" style:font-size-asian="10.5pt" style:font-size-complex="10.5pt"/>
    </style:style>
    <style:style style:name="P65" style:family="paragraph" style:parent-style-name="Standard" style:list-style-name="L3">
      <style:text-properties style:font-name="Andalus" fo:font-size="10.5pt" style:font-size-asian="10.5pt" style:font-size-complex="10.5pt"/>
    </style:style>
    <style:style style:name="P66" style:family="paragraph" style:parent-style-name="Standard" style:list-style-name="L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67" style:family="paragraph" style:parent-style-name="Standard" style:list-style-name="L6">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68" style:family="paragraph" style:parent-style-name="Standard" style:list-style-name="L8">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69" style:family="paragraph" style:parent-style-name="Standard" style:list-style-name="L9">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0" style:family="paragraph" style:parent-style-name="Standard" style:list-style-name="L10">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1" style:family="paragraph" style:parent-style-name="Standard" style:list-style-name="L11">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2" style:family="paragraph" style:parent-style-name="Standard" style:list-style-name="L1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3" style:family="paragraph" style:parent-style-name="Standard" style:list-style-name="L13">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4" style:family="paragraph" style:parent-style-name="Standard" style:list-style-name="L14">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5" style:family="paragraph" style:parent-style-name="Standard" style:list-style-name="L1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6" style:family="paragraph" style:parent-style-name="Standard" style:list-style-name="L16">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7" style:family="paragraph" style:parent-style-name="Standard" style:list-style-name="L17">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8" style:family="paragraph" style:parent-style-name="Standard" style:list-style-name="L19">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79" style:family="paragraph" style:parent-style-name="Standard" style:list-style-name="L21">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0" style:family="paragraph" style:parent-style-name="Standard" style:list-style-name="L2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1" style:family="paragraph" style:parent-style-name="Standard" style:list-style-name="L23">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2" style:family="paragraph" style:parent-style-name="Standard" style:list-style-name="L2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3" style:family="paragraph" style:parent-style-name="Standard" style:list-style-name="L27">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4" style:family="paragraph" style:parent-style-name="Standard" style:list-style-name="L28">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5" style:family="paragraph" style:parent-style-name="Standard" style:list-style-name="L30">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6" style:family="paragraph" style:parent-style-name="Standard" style:list-style-name="L3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7" style:family="paragraph" style:parent-style-name="Standard" style:list-style-name="L3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8" style:family="paragraph" style:parent-style-name="Standard" style:list-style-name="L38">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89" style:family="paragraph" style:parent-style-name="Standard" style:list-style-name="L39">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0" style:family="paragraph" style:parent-style-name="Standard" style:list-style-name="L40">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1" style:family="paragraph" style:parent-style-name="Standard" style:list-style-name="L41">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2" style:family="paragraph" style:parent-style-name="Standard" style:list-style-name="L4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3" style:family="paragraph" style:parent-style-name="Standard" style:list-style-name="L43">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4" style:family="paragraph" style:parent-style-name="Standard" style:list-style-name="L44">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5" style:family="paragraph" style:parent-style-name="Standard" style:list-style-name="L4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6" style:family="paragraph" style:parent-style-name="Standard" style:list-style-name="L46">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97" style:family="paragraph" style:parent-style-name="Standard" style:list-style-name="L6">
      <style:text-properties style:font-name="Andalus" fo:font-size="10.5pt" style:font-size-asian="10.5pt" style:font-size-complex="10.5pt"/>
    </style:style>
    <style:style style:name="P98" style:family="paragraph" style:parent-style-name="Standard" style:list-style-name="L7">
      <style:text-properties style:font-name="Andalus" fo:font-size="10.5pt" style:font-size-asian="10.5pt" style:font-size-complex="10.5pt"/>
    </style:style>
    <style:style style:name="P99" style:family="paragraph" style:parent-style-name="Standard" style:list-style-name="L9">
      <style:text-properties style:font-name="Andalus" fo:font-size="10.5pt" style:font-size-asian="10.5pt" style:font-size-complex="10.5pt"/>
    </style:style>
    <style:style style:name="P100" style:family="paragraph" style:parent-style-name="Standard" style:list-style-name="L10">
      <style:text-properties style:font-name="Andalus" fo:font-size="10.5pt" style:font-size-asian="10.5pt" style:font-size-complex="10.5pt"/>
    </style:style>
    <style:style style:name="P101" style:family="paragraph" style:parent-style-name="Standard" style:list-style-name="L12">
      <style:text-properties style:font-name="Andalus" fo:font-size="10.5pt" style:font-size-asian="10.5pt" style:font-size-complex="10.5pt"/>
    </style:style>
    <style:style style:name="P102" style:family="paragraph" style:parent-style-name="Standard" style:list-style-name="L14">
      <style:text-properties style:font-name="Andalus" fo:font-size="10.5pt" style:font-size-asian="10.5pt" style:font-size-complex="10.5pt"/>
    </style:style>
    <style:style style:name="P103" style:family="paragraph" style:parent-style-name="Standard" style:list-style-name="L15">
      <style:text-properties style:font-name="Andalus" fo:font-size="10.5pt" style:font-size-asian="10.5pt" style:font-size-complex="10.5pt"/>
    </style:style>
    <style:style style:name="P104" style:family="paragraph" style:parent-style-name="Standard" style:list-style-name="L16">
      <style:text-properties style:font-name="Andalus" fo:font-size="10.5pt" style:font-size-asian="10.5pt" style:font-size-complex="10.5pt"/>
    </style:style>
    <style:style style:name="P105" style:family="paragraph" style:parent-style-name="Standard" style:list-style-name="L18">
      <style:text-properties style:font-name="Andalus" fo:font-size="10.5pt" style:font-size-asian="10.5pt" style:font-size-complex="10.5pt"/>
    </style:style>
    <style:style style:name="P106" style:family="paragraph" style:parent-style-name="Standard" style:list-style-name="L21">
      <style:text-properties style:font-name="Andalus" fo:font-size="10.5pt" style:font-size-asian="10.5pt" style:font-size-complex="10.5pt"/>
    </style:style>
    <style:style style:name="P107" style:family="paragraph" style:parent-style-name="Standard" style:list-style-name="L22">
      <style:text-properties style:font-name="Andalus" fo:font-size="10.5pt" style:font-size-asian="10.5pt" style:font-size-complex="10.5pt"/>
    </style:style>
    <style:style style:name="P108" style:family="paragraph" style:parent-style-name="Standard" style:list-style-name="L39">
      <style:text-properties style:font-name="Andalus" fo:font-size="10.5pt" style:font-size-asian="10.5pt" style:font-size-complex="10.5pt"/>
    </style:style>
    <style:style style:name="P109" style:family="paragraph" style:parent-style-name="Standard" style:list-style-name="L2">
      <style:text-properties style:font-name="Andalus" fo:font-size="10.5pt" fo:font-weight="bold" style:font-size-asian="10.5pt" style:font-weight-asian="bold" style:font-size-complex="10.5pt" style:font-weight-complex="bold"/>
    </style:style>
    <style:style style:name="P110" style:family="paragraph" style:parent-style-name="Standard" style:list-style-name="L5">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111" style:family="paragraph" style:parent-style-name="Standard" style:list-style-name="L9">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112" style:family="paragraph" style:parent-style-name="Standard" style:list-style-name="L12">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113" style:family="paragraph" style:parent-style-name="Standard" style:list-style-name="L17">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114" style:family="paragraph" style:parent-style-name="Standard" style:list-style-name="L22">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115" style:family="paragraph" style:parent-style-name="Standard" style:list-style-name="L9">
      <style:text-properties style:font-name="Andalus" fo:font-size="10.5pt" fo:font-weight="normal" style:font-size-asian="10.5pt" style:font-weight-asian="normal" style:font-size-complex="10.5pt" style:font-weight-complex="normal"/>
    </style:style>
    <style:style style:name="P116" style:family="paragraph" style:parent-style-name="Standard" style:list-style-name="L12">
      <style:text-properties style:font-name="Andalus" fo:font-size="10.5pt" fo:font-weight="normal" style:font-size-asian="10.5pt" style:font-weight-asian="normal" style:font-size-complex="10.5pt" style:font-weight-complex="normal"/>
    </style:style>
    <style:style style:name="P117" style:family="paragraph" style:parent-style-name="Standard" style:list-style-name="L10">
      <style:paragraph-properties fo:text-align="start" style:justify-single-word="false">
        <style:tab-stops>
          <style:tab-stop style:position="0.052in"/>
        </style:tab-stops>
      </style:paragraph-properties>
      <style:text-properties style:font-name="Andalus"/>
    </style:style>
    <style:style style:name="P118" style:family="paragraph" style:parent-style-name="Standard" style:list-style-name="L16">
      <style:paragraph-properties fo:text-align="start" style:justify-single-word="false">
        <style:tab-stops>
          <style:tab-stop style:position="0.052in"/>
        </style:tab-stops>
      </style:paragraph-properties>
      <style:text-properties style:font-name="Andalus"/>
    </style:style>
    <style:style style:name="P119" style:family="paragraph" style:parent-style-name="Standard" style:list-style-name="L23">
      <style:paragraph-properties fo:text-align="start" style:justify-single-word="false">
        <style:tab-stops>
          <style:tab-stop style:position="0.052in"/>
        </style:tab-stops>
      </style:paragraph-properties>
      <style:text-properties style:font-name="Andalus"/>
    </style:style>
    <style:style style:name="P120" style:family="paragraph" style:parent-style-name="Standard" style:list-style-name="L25">
      <style:paragraph-properties fo:text-align="start" style:justify-single-word="false">
        <style:tab-stops>
          <style:tab-stop style:position="0.052in"/>
        </style:tab-stops>
      </style:paragraph-properties>
      <style:text-properties style:font-name="Andalus"/>
    </style:style>
    <style:style style:name="P121" style:family="paragraph" style:parent-style-name="Standard" style:list-style-name="L27">
      <style:paragraph-properties fo:text-align="start" style:justify-single-word="false">
        <style:tab-stops>
          <style:tab-stop style:position="0.052in"/>
        </style:tab-stops>
      </style:paragraph-properties>
      <style:text-properties style:font-name="Andalus"/>
    </style:style>
    <style:style style:name="P122" style:family="paragraph" style:parent-style-name="Standard" style:list-style-name="L30">
      <style:paragraph-properties fo:text-align="start" style:justify-single-word="false">
        <style:tab-stops>
          <style:tab-stop style:position="0.052in"/>
        </style:tab-stops>
      </style:paragraph-properties>
      <style:text-properties style:font-name="Andalus"/>
    </style:style>
    <style:style style:name="P123" style:family="paragraph" style:parent-style-name="Standard" style:list-style-name="L32">
      <style:paragraph-properties fo:text-align="start" style:justify-single-word="false">
        <style:tab-stops>
          <style:tab-stop style:position="0.052in"/>
        </style:tab-stops>
      </style:paragraph-properties>
      <style:text-properties style:font-name="Andalus"/>
    </style:style>
    <style:style style:name="P124" style:family="paragraph" style:parent-style-name="Standard" style:list-style-name="L35">
      <style:paragraph-properties fo:text-align="start" style:justify-single-word="false">
        <style:tab-stops>
          <style:tab-stop style:position="0.052in"/>
        </style:tab-stops>
      </style:paragraph-properties>
      <style:text-properties style:font-name="Andalus"/>
    </style:style>
    <style:style style:name="P125" style:family="paragraph" style:parent-style-name="Standard" style:list-style-name="L40">
      <style:paragraph-properties fo:text-align="start" style:justify-single-word="false">
        <style:tab-stops>
          <style:tab-stop style:position="0.052in"/>
        </style:tab-stops>
      </style:paragraph-properties>
      <style:text-properties style:font-name="Andalus"/>
    </style:style>
    <style:style style:name="P126" style:family="paragraph" style:parent-style-name="Standard" style:list-style-name="L41">
      <style:paragraph-properties fo:text-align="start" style:justify-single-word="false">
        <style:tab-stops>
          <style:tab-stop style:position="0.052in"/>
        </style:tab-stops>
      </style:paragraph-properties>
      <style:text-properties style:font-name="Andalus"/>
    </style:style>
    <style:style style:name="P127" style:family="paragraph" style:parent-style-name="Standard" style:list-style-name="L42">
      <style:paragraph-properties fo:text-align="start" style:justify-single-word="false">
        <style:tab-stops>
          <style:tab-stop style:position="0.052in"/>
        </style:tab-stops>
      </style:paragraph-properties>
      <style:text-properties style:font-name="Andalus"/>
    </style:style>
    <style:style style:name="P128" style:family="paragraph" style:parent-style-name="Standard" style:list-style-name="L43">
      <style:paragraph-properties fo:text-align="start" style:justify-single-word="false">
        <style:tab-stops>
          <style:tab-stop style:position="0.052in"/>
        </style:tab-stops>
      </style:paragraph-properties>
      <style:text-properties style:font-name="Andalus"/>
    </style:style>
    <style:style style:name="P129" style:family="paragraph" style:parent-style-name="Standard" style:list-style-name="L44">
      <style:paragraph-properties fo:text-align="start" style:justify-single-word="false">
        <style:tab-stops>
          <style:tab-stop style:position="0.052in"/>
        </style:tab-stops>
      </style:paragraph-properties>
      <style:text-properties style:font-name="Andalus"/>
    </style:style>
    <style:style style:name="P130" style:family="paragraph" style:parent-style-name="Standard" style:list-style-name="L45">
      <style:paragraph-properties fo:text-align="start" style:justify-single-word="false">
        <style:tab-stops>
          <style:tab-stop style:position="0.052in"/>
        </style:tab-stops>
      </style:paragraph-properties>
      <style:text-properties style:font-name="Andalus"/>
    </style:style>
    <style:style style:name="P131" style:family="paragraph" style:parent-style-name="Standard" style:list-style-name="L46">
      <style:paragraph-properties fo:text-align="start" style:justify-single-word="false">
        <style:tab-stops>
          <style:tab-stop style:position="0.052in"/>
        </style:tab-stops>
      </style:paragraph-properties>
      <style:text-properties style:font-name="Andalus"/>
    </style:style>
    <style:style style:name="P132" style:family="paragraph" style:parent-style-name="Standard" style:list-style-name="L2">
      <style:text-properties style:font-name="Andalus"/>
    </style:style>
    <style:style style:name="P133" style:family="paragraph" style:parent-style-name="Standard">
      <style:paragraph-properties fo:text-align="justify" style:justify-single-word="false">
        <style:tab-stops>
          <style:tab-stop style:position="0in"/>
        </style:tab-stops>
      </style:paragraph-properties>
      <style:text-properties fo:color="#000000" style:font-name="Andalus" fo:font-size="10.5pt" fo:font-weight="bold" style:font-size-asian="10.5pt" style:font-weight-asian="bold" style:font-size-complex="10.5pt" style:font-weight-complex="bold"/>
    </style:style>
    <style:style style:name="P134" style:family="paragraph" style:parent-style-name="Standard" style:list-style-name="L2">
      <style:paragraph-properties fo:text-align="justify" style:justify-single-word="false">
        <style:tab-stops>
          <style:tab-stop style:position="0in"/>
        </style:tab-stops>
      </style:paragraph-properties>
      <style:text-properties fo:color="#000000" style:font-name="Andalus" fo:font-size="10.5pt" fo:font-weight="bold" style:font-size-asian="10.5pt" style:font-weight-asian="bold" style:font-size-complex="10.5pt" style:font-weight-complex="bold"/>
    </style:style>
    <style:style style:name="P135" style:family="paragraph" style:parent-style-name="Standard" style:list-style-name="L2">
      <style:text-properties fo:color="#000000" style:font-name="Andalus" fo:font-size="10.5pt" fo:font-weight="bold" style:font-size-asian="10.5pt" style:font-weight-asian="bold" style:font-size-complex="10.5pt" style:font-weight-complex="bold"/>
    </style:style>
    <style:style style:name="P136" style:family="paragraph" style:parent-style-name="Standard" style:list-style-name="L16">
      <style:paragraph-properties fo:text-align="start" style:justify-single-word="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137" style:family="paragraph" style:parent-style-name="Standard" style:list-style-name="L2">
      <style:paragraph-properties fo:text-align="justify" style:justify-single-word="false">
        <style:tab-stops>
          <style:tab-stop style:position="0in"/>
        </style:tab-stops>
      </style:paragraph-properties>
      <style:text-properties fo:color="#000000" style:font-name="Andalus" fo:font-size="10.5pt" fo:language="en" fo:country="US" fo:font-style="normal" style:text-underline-style="none" fo:font-weight="normal" style:font-size-asian="10.5pt" style:font-style-asian="normal" style:font-weight-asian="normal" style:font-name-complex="Calibri" style:font-size-complex="10.5pt" style:font-weight-complex="normal"/>
    </style:style>
    <style:style style:name="P138" style:family="paragraph" style:parent-style-name="Standard" style:list-style-name="L2">
      <style:text-properties fo:color="#000000" style:font-name="Andalus" fo:font-size="10.5pt" fo:language="en" fo:country="US" fo:font-style="normal" style:text-underline-style="none" fo:font-weight="normal" style:font-size-asian="10.5pt" style:font-style-asian="normal" style:font-weight-asian="normal" style:font-name-complex="Calibri" style:font-size-complex="10.5pt" style:font-weight-complex="normal"/>
    </style:style>
    <style:style style:name="P139" style:family="paragraph" style:parent-style-name="Standard" style:list-style-name="L2">
      <style:paragraph-properties fo:text-align="justify" style:justify-single-word="false">
        <style:tab-stops>
          <style:tab-stop style:position="0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0" style:family="paragraph" style:parent-style-name="Standard" style:list-style-name="L4">
      <style:paragraph-properties fo:text-align="justify" style:justify-single-word="false">
        <style:tab-stops>
          <style:tab-stop style:position="0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1" style:family="paragraph" style:parent-style-name="Standard" style:list-style-name="L2">
      <style:text-properties fo:color="#000000" style:font-name="Andalus" fo:font-size="10.5pt" style:text-underline-style="none" fo:font-weight="normal" style:font-size-asian="10.5pt" style:font-weight-asian="normal" style:font-size-complex="10.5pt" style:font-weight-complex="normal"/>
    </style:style>
    <style:style style:name="P142" style:family="paragraph" style:parent-style-name="Standard" style:list-style-name="L11">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3" style:family="paragraph" style:parent-style-name="Standard" style:list-style-name="L12">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4" style:family="paragraph" style:parent-style-name="Standard" style:list-style-name="L13">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5" style:family="paragraph" style:parent-style-name="Standard" style:list-style-name="L15">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6" style:family="paragraph" style:parent-style-name="Standard" style:list-style-name="L2">
      <style:paragraph-properties fo:text-align="justify" style:justify-single-word="false">
        <style:tab-stops>
          <style:tab-stop style:position="0in"/>
        </style:tab-stops>
      </style:paragraph-properties>
      <style:text-properties fo:color="#000000" style:font-name="Andalus" fo:font-size="10.5pt" style:text-underline-style="none" fo:font-weight="bold" style:font-size-asian="10.5pt" style:font-weight-asian="bold" style:font-size-complex="10.5pt" style:font-weight-complex="bold"/>
    </style:style>
    <style:style style:name="P147" style:family="paragraph" style:parent-style-name="Standard" style:list-style-name="L20">
      <style:text-properties fo:color="#000000" style:font-name="Andalus" fo:font-size="10.5pt" style:text-underline-style="none" fo:font-weight="bold" style:font-size-asian="10.5pt" style:font-weight-asian="bold" style:font-size-complex="10.5pt" style:font-weight-complex="bold"/>
    </style:style>
    <style:style style:name="P148" style:family="paragraph" style:parent-style-name="Standard" style:list-style-name="L2">
      <style:text-properties fo:color="#000000" style:font-name="Andalus" fo:font-size="10.5pt" fo:language="zxx" fo:country="none" style:text-underline-style="none" fo:font-weight="normal" style:font-size-asian="10.5pt" style:language-asian="zxx" style:country-asian="none" style:font-weight-asian="normal" style:font-size-complex="10.5pt" style:language-complex="zxx" style:country-complex="none" style:font-weight-complex="normal"/>
    </style:style>
    <style:style style:name="P149" style:family="paragraph" style:parent-style-name="Standard" style:list-style-name="L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50" style:family="paragraph" style:parent-style-name="Standard" style:list-style-name="L17">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51" style:family="paragraph" style:parent-style-name="Standard" style:list-style-name="L17">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2" style:family="paragraph" style:parent-style-name="Standard" style:list-style-name="L23">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3" style:family="paragraph" style:parent-style-name="Standard" style:list-style-name="L2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4" style:family="paragraph" style:parent-style-name="Standard" style:list-style-name="L27">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5" style:family="paragraph" style:parent-style-name="Standard" style:list-style-name="L28">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6" style:family="paragraph" style:parent-style-name="Standard" style:list-style-name="L3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7" style:family="paragraph" style:parent-style-name="Standard" style:list-style-name="L3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8" style:family="paragraph" style:parent-style-name="Standard" style:list-style-name="L34">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59" style:family="paragraph" style:parent-style-name="Standard" style:list-style-name="L38">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0" style:family="paragraph" style:parent-style-name="Standard" style:list-style-name="L4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1" style:family="paragraph" style:parent-style-name="Standard" style:list-style-name="L4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2" style:family="paragraph" style:parent-style-name="Standard" style:list-style-name="L4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3" style:family="paragraph" style:parent-style-name="Standard" style:list-style-name="L43">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4" style:family="paragraph" style:parent-style-name="Standard" style:list-style-name="L44">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5" style:family="paragraph" style:parent-style-name="Standard" style:list-style-name="L4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6" style:family="paragraph" style:parent-style-name="Standard" style:list-style-name="L46">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7" style:family="paragraph" style:parent-style-name="Standard" style:list-style-name="L27">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zxx" style:country-complex="none" style:font-style-complex="normal" style:font-weight-complex="normal" style:text-emphasize="none" style:text-overline-style="none" style:text-overline-color="font-color"/>
    </style:style>
    <style:style style:name="P168" style:family="paragraph" style:parent-style-name="Standard" style:list-style-name="L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69" style:family="paragraph" style:parent-style-name="Standard" style:list-style-name="L3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0" style:family="paragraph" style:parent-style-name="Standard" style:list-style-name="L3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1" style:family="paragraph" style:parent-style-name="Standard" style:list-style-name="L3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2" style:family="paragraph" style:parent-style-name="Standard" style:list-style-name="L38">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3" style:family="paragraph" style:parent-style-name="Standard" style:list-style-name="L4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4" style:family="paragraph" style:parent-style-name="Standard" style:list-style-name="L4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5" style:family="paragraph" style:parent-style-name="Standard" style:list-style-name="L4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6" style:family="paragraph" style:parent-style-name="Standard" style:list-style-name="L43">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7" style:family="paragraph" style:parent-style-name="Standard" style:list-style-name="L44">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8" style:family="paragraph" style:parent-style-name="Standard" style:list-style-name="L45">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79" style:family="paragraph" style:parent-style-name="Standard" style:list-style-name="L46">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80"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81" style:family="paragraph" style:parent-style-name="Standard" style:list-style-name="L2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82"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183"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Times New Roman" style:font-size-complex="10.5pt" style:language-complex="zxx" style:country-complex="none" style:font-style-complex="normal" style:font-weight-complex="bold" style:text-emphasize="none" style:text-overline-style="none" style:text-overline-color="font-color"/>
    </style:style>
    <style:style style:name="P184" style:family="paragraph" style:parent-style-name="Standard" style:list-style-name="L6">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85" style:family="paragraph" style:parent-style-name="Standard" style:list-style-name="L10">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86" style:family="paragraph" style:parent-style-name="Standard" style:list-style-name="L2">
      <style:text-properties fo:color="#000000" style:text-outline="false" style:text-line-through-style="none" style:font-name="Andalus"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187"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88" style:family="paragraph" style:parent-style-name="Standard" style:list-style-name="L14">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89" style:family="paragraph" style:parent-style-name="Standard" style:list-style-name="L4">
      <style:paragraph-properties fo:text-align="justify" style:justify-single-word="false">
        <style:tab-stops>
          <style:tab-stop style:position="0in"/>
        </style:tab-stops>
      </style:paragraph-properties>
    </style:style>
    <style:style style:name="P190" style:family="paragraph" style:parent-style-name="Standard" style:list-style-name="L38">
      <style:paragraph-properties fo:text-align="start" style:justify-single-word="false">
        <style:tab-stops>
          <style:tab-stop style:position="0.052in"/>
        </style:tab-stops>
      </style:paragraph-properties>
    </style:style>
    <style:style style:name="P191" style:family="paragraph" style:parent-style-name="Standard" style:list-style-name="L8">
      <style:paragraph-properties fo:margin-left="0.9807in" fo:margin-right="0in" fo:text-align="start" style:justify-single-word="false" fo:text-indent="-0.25in" style:auto-text-indent="false">
        <style:tab-stops>
          <style:tab-stop style:position="0.052in"/>
        </style:tab-stops>
      </style:paragraph-properties>
      <style:text-properties style:font-name="Andalus" fo:font-size="10.5pt" style:font-size-asian="10.5pt" style:font-size-complex="10.5pt"/>
    </style:style>
    <style:style style:name="P192" style:family="paragraph" style:parent-style-name="Standard" style:list-style-name="L19">
      <style:paragraph-properties fo:margin-left="0.9807in" fo:margin-right="0in" fo:text-align="start" style:justify-single-word="false" fo:text-indent="-0.25in" style:auto-text-indent="false">
        <style:tab-stops>
          <style:tab-stop style:position="0.052in"/>
        </style:tab-stops>
      </style:paragraph-properties>
      <style:text-properties style:font-name="Andalus" fo:font-size="10.5pt" style:font-size-asian="10.5pt" style:font-size-complex="10.5pt"/>
    </style:style>
    <style:style style:name="P193" style:family="paragraph" style:parent-style-name="Standard" style:list-style-name="L10">
      <style:paragraph-properties fo:margin-left="0.9807in" fo:margin-right="0in" fo:text-indent="-0.25in" style:auto-text-indent="false"/>
      <style:text-properties style:font-name="Andalus" fo:font-size="10.5pt" style:font-size-asian="10.5pt" style:font-size-complex="10.5pt"/>
    </style:style>
    <style:style style:name="P194" style:family="paragraph" style:parent-style-name="Standard" style:list-style-name="L18">
      <style:paragraph-properties fo:margin-left="0.9807in" fo:margin-right="0in" fo:text-indent="-0.25in" style:auto-text-indent="false"/>
      <style:text-properties style:font-name="Andalus" fo:font-size="10.5pt" style:font-size-asian="10.5pt" style:font-size-complex="10.5pt"/>
    </style:style>
    <style:style style:name="P195" style:family="paragraph" style:parent-style-name="Standard" style:list-style-name="L20">
      <style:paragraph-properties fo:margin-left="0.5417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96" style:family="paragraph" style:parent-style-name="Standard" style:list-style-name="L24">
      <style:paragraph-properties fo:margin-left="0.5417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97" style:family="paragraph" style:parent-style-name="Standard" style:list-style-name="L26">
      <style:paragraph-properties fo:margin-left="0.5417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98" style:family="paragraph" style:parent-style-name="Standard" style:list-style-name="L24" style:master-page-name="">
      <style:paragraph-properties fo:margin-left="0.5417in" fo:margin-right="0in" fo:text-align="start" style:justify-single-word="false" fo:text-indent="0in" style:auto-text-indent="false" style:page-number="auto">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99" style:family="paragraph" style:parent-style-name="Standard" style:list-style-name="L20" style:master-page-name="">
      <style:paragraph-properties fo:margin-left="0.5417in" fo:margin-right="0in" fo:text-align="start" style:justify-single-word="false" fo:text-indent="0in" style:auto-text-indent="false" style:page-number="auto">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0" style:family="paragraph" style:parent-style-name="Standard" style:list-style-name="L29" style:master-page-name="">
      <style:paragraph-properties fo:margin-left="0.5417in" fo:margin-right="0in" fo:text-align="start" style:justify-single-word="false" fo:text-indent="0in" style:auto-text-indent="false" style:page-number="auto">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201" style:family="paragraph" style:parent-style-name="Standard" style:list-style-name="L20" style:master-page-name="">
      <style:paragraph-properties fo:margin-left="0.4272in" fo:margin-right="0in" fo:text-align="start" style:justify-single-word="false" fo:text-indent="0in" style:auto-text-indent="false" style:page-number="auto">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2" style:family="paragraph" style:parent-style-name="Standard" style:list-style-name="L20">
      <style:paragraph-properties fo:margin-left="0.4272in" fo:margin-right="0in" fo:text-align="start" style:justify-single-word="false" fo:text-indent="0in" style:auto-text-indent="false">
        <style:tab-stops>
          <style:tab-stop style:position="0.052in"/>
        </style:tab-stops>
      </style:paragraph-properties>
      <style:text-properties fo:color="#000000" style:font-name="Andalus" fo:font-size="10.5pt" style:text-underline-style="none" fo:font-weight="bold" style:font-size-asian="10.5pt" style:font-weight-asian="bold" style:font-size-complex="10.5pt" style:font-weight-complex="bold"/>
    </style:style>
    <style:style style:name="P203" style:family="paragraph" style:parent-style-name="Standard" style:list-style-name="L36">
      <style:paragraph-properties fo:margin-left="0.4272in" fo:margin-right="0in" fo:text-align="start" style:justify-single-word="false" fo:text-indent="0in" style:auto-text-indent="false">
        <style:tab-stops>
          <style:tab-stop style:position="0.052in"/>
        </style:tab-stops>
      </style:paragraph-properties>
      <style:text-properties fo:color="#000000" style:font-name="Andalus" fo:font-size="10.5pt" style:text-underline-style="none" fo:font-weight="bold" style:font-size-asian="10.5pt" style:font-weight-asian="bold" style:font-size-complex="10.5pt" style:font-weight-complex="bold"/>
    </style:style>
    <style:style style:name="P204" style:family="paragraph" style:parent-style-name="Standard" style:list-style-name="L20">
      <style:paragraph-properties fo:margin-left="0.4272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5" style:family="paragraph" style:parent-style-name="Standard" style:list-style-name="L31">
      <style:paragraph-properties fo:margin-left="0.4272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6" style:family="paragraph" style:parent-style-name="Standard" style:list-style-name="L33">
      <style:paragraph-properties fo:margin-left="0.4272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7" style:family="paragraph" style:parent-style-name="Standard" style:list-style-name="L36">
      <style:paragraph-properties fo:margin-left="0.4272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8" style:family="paragraph" style:parent-style-name="Standard" style:list-style-name="L37">
      <style:paragraph-properties fo:margin-left="0.4272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09" style:family="paragraph" style:parent-style-name="Guideline_20_Text" style:list-style-name="WW8Num31">
      <style:paragraph-properties fo:margin-top="0in" fo:margin-bottom="0.0835in" fo:line-height="100%"/>
      <style:text-properties fo:color="#000000" style:font-name="Andalus" fo:language="en" fo:country="US" fo:font-style="normal" style:font-style-asian="normal" style:font-name-complex="Calibri" style:font-size-complex="10pt" style:font-weight-complex="bold"/>
    </style:style>
    <style:style style:name="P210" style:family="paragraph" style:parent-style-name="Guideline_20_Text" style:list-style-name="WW8Num31">
      <style:paragraph-properties fo:margin-top="0in" fo:margin-bottom="0.0835in" fo:line-height="100%"/>
    </style:style>
    <style:style style:name="P211" style:family="paragraph" style:parent-style-name="Guideline_20_Text" style:list-style-name="WW8Num31">
      <style:paragraph-properties fo:margin-top="0in" fo:margin-bottom="0in" fo:line-height="100%"/>
      <style:text-properties fo:color="#000000" style:font-name="Andalus" fo:language="en" fo:country="US" fo:font-style="normal" style:font-style-asian="normal" style:font-name-complex="Calibri" style:font-size-complex="10pt" style:font-weight-complex="bold"/>
    </style:style>
    <style:style style:name="P212" style:family="paragraph" style:parent-style-name="Table_20_Contents" style:list-style-name="WW8Num11">
      <style:paragraph-properties fo:text-align="justify" style:justify-single-word="false" style:snap-to-layout-grid="false"/>
      <style:text-properties style:font-name="Andalu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ffffff" style:font-weight-asian="normal" style:font-weight-complex="normal"/>
    </style:style>
    <style:style style:name="T4" style:family="text">
      <style:text-properties style:text-underline-style="none" fo:font-weight="bold"/>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bold" style:font-weight-asian="bold" style:font-weight-complex="bold"/>
    </style:style>
    <style:style style:name="T7" style:family="text">
      <style:text-properties fo:color="#000000" fo:font-weight="bold" style:font-weight-asian="bold" style:font-weight-complex="bold"/>
    </style:style>
    <style:style style:name="T8"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10" style:family="text">
      <style:text-properties fo:color="#000000" style:text-outline="false" style:text-line-through-style="none" fo:language="zxx" fo:country="none" fo:font-style="normal" fo:text-shadow="none" style:text-underline-style="none" fo:font-weight="normal" style:font-name-asian="Times New Roman" style:language-asian="zxx" style:country-asian="none" style:font-style-asian="normal" style:font-weight-asian="normal" style:font-name-complex="Arial" style:language-complex="zxx" style:country-complex="none" style:font-style-complex="normal" style:font-weight-complex="normal" style:text-emphasize="none" style:text-overline-style="none" style:text-overline-color="font-color"/>
    </style:style>
    <style:style style:name="T11" style:family="text">
      <style:text-properties fo:color="#000000" fo:font-size="10.5pt" fo:language="en" fo:country="US" fo:font-style="normal" style:text-underline-style="none" fo:font-weight="normal" style:font-size-asian="10.5pt" style:font-style-asian="normal" style:font-weight-asian="normal" style:font-name-complex="Calibri" style:font-size-complex="10pt" style:font-weight-complex="bold"/>
    </style:style>
    <style:style style:name="T12" style:family="text">
      <style:text-properties fo:color="#000000" style:font-name="Andalus" fo:language="en" fo:country="US" fo:font-style="normal" style:font-style-asian="normal" style:font-name-complex="Calibri" style:font-size-complex="10pt" style:font-weight-complex="bold"/>
    </style:style>
    <style:style style:name="T13" style:family="text">
      <style:text-properties fo:color="#000000" style:font-name="Andalus" fo:font-size="10.5pt" style:text-underline-style="none" fo:font-weight="normal" style:font-size-asian="10.5pt" style:font-weight-asian="normal" style:font-size-complex="10.5pt" style:font-weight-complex="normal"/>
    </style:style>
    <style:style style:name="T14" style:family="text">
      <style:text-properties fo:font-weight="bold" style:font-weight-asian="bold" style:font-weight-complex="bold"/>
    </style:style>
    <style:style style:name="T1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17" style:family="text">
      <style:text-properties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T18" style:family="text">
      <style:text-properties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19" style:family="text">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20" style:family="text">
      <style:text-properties fo:font-weight="normal" style:font-weight-asian="normal" style:font-weight-complex="normal"/>
    </style:style>
    <style:style style:name="T21" style:family="text">
      <style:text-properties fo:background-color="#ffffff"/>
    </style:style>
    <style:style style:name="T22" style:family="text">
      <style:text-properties style:font-name-complex="Times New Roman"/>
    </style:style>
    <style:style style:name="T23" style:family="text">
      <style:text-properties fo:language="en" fo:country="US" fo:font-style="normal" style:font-style-asian="normal" style:font-name-complex="Calibri"/>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name-complex="Arial" style:font-size-complex="10.5pt" style:font-weight-complex="normal"/>
    </style:style>
    <style:style style:name="T26" style:family="text">
      <style:text-properties fo:font-size="10.5pt" style:text-underline-style="none" fo:font-weight="normal" style:font-size-asian="10.5pt" style:font-weight-asian="normal" style:font-name-complex="Ari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Andalus"/>
    </style:style>
    <style:style style:name="T29" style:family="text">
      <style:text-properties style:font-name="Andalus1"/>
    </style:style>
    <style:style style:name="T30" style:family="text">
      <style:text-properties style:font-name="Andalus1" fo:font-size="10.5pt" style:font-size-asian="10.5pt" style:font-size-complex="10.5pt"/>
    </style:style>
    <style:style style:name="T31" style:family="text">
      <style:text-properties style:font-name="Andalus1" fo:font-size="10.5pt" style:font-name-asian="Times New Roman" style:font-size-asian="10.5pt" style:font-name-complex="Arial" style:font-size-complex="10.5pt"/>
    </style:style>
    <style:style style:name="T32" style:family="text">
      <style:text-properties style:font-name="Andalus1" fo:font-size="10.5pt" style:font-name-asian="Times New Roman" style:font-size-asian="10.5pt" style:font-name-complex="Times New Roman" style:font-size-complex="10.5pt"/>
    </style:style>
    <style:style style:name="T33" style:family="text">
      <style:text-properties style:text-position="super 65%" style:font-name="Andalus1"/>
    </style:style>
    <style:style style:name="T34" style:family="text">
      <style:text-properties fo:color="#461900" style:font-name="Andalus1"/>
    </style:style>
    <style:style style:name="T35" style:family="text">
      <style:text-properties style:font-name="Andalus" fo:font-size="10.5pt" style:font-size-asian="10.5pt" style:font-size-complex="10.5pt"/>
    </style:style>
    <style:style style:name="T36" style:family="text">
      <style:text-properties fo:color="#ff0000" style:font-name="Andalus1" fo:font-size="10.5pt" style:font-name-asian="Times New Roman" style:font-size-asian="10.5pt" style:font-name-complex="Times New Roman" style:font-size-complex="10.5pt"/>
    </style:style>
    <style:style style:name="T37" style:family="text">
      <style:text-properties fo:color="#ff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38" style:family="text">
      <style:text-properties fo:color="#333333"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39" style:family="text">
      <style:text-properties fo:color="#333333"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Zeichenformat"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72in" fo:text-indent="-0.25in" fo:margin-left="3.1772in"/>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72in" fo:text-indent="-0.25in" fo:margin-left="3.1772in"/>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72in" fo:text-indent="-0.25in" fo:margin-left="3.177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72in" fo:text-indent="-0.25in" fo:margin-left="3.1772in"/>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72in" fo:text-indent="-0.25in" fo:margin-left="2.9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72in" fo:text-indent="-0.25in" fo:margin-left="3.177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Online Marriage Registration</text:p>
      <text:p text:style-name="P55">Client : Tamil Nadu Govt. </text:p>
      <text:p text:style-name="P54">Overview:</text:p>
      <text:p text:style-name="P56"><text:span text:style-name="T4"><text:s text:c="2"/></text:span><text:span text:style-name="T2"><text:s text:c="10"/><text:tab/>Tamil Nadu govt is a client expecting the website for Marriage Registration. This website can be consumed by public and the employe of Registration Department. <text:s/>Public should register their marriage details through this website and they will be able to <text:s/>view their marriage status. An employee will follow the registered details and complete the marriage procedure and issue the Marriage Certification <text:s/>through website</text:span></text:p>
      <text:p text:style-name="P51"><text:s text:c="6"/><text:tab/><text:span text:style-name="T11">Under the Act of Tamil Nadu Marriage, the bride and the bride groom can either be a Hindu/Muslim/Christian. <text:s/>The registration of the marriage can be done in the Sub Registrar Office (SRO) that is either under the bride’s jurisdiction or bridegroom’s jurisdiction or the SRO jurisdiction under which the marriage location falls. </text:span></text:p>
      <text:p text:style-name="P52">Assumptions &amp; Constraints:</text:p>
      <text:list xml:id="list2864723164761470200" text:style-name="WW8Num31">
        <text:list-item>
          <text:p text:style-name="P209">The Citizen/Applicant accesses the module using the login credentials and fills the details for the <text:s/>Marriage Registration application.</text:p>
        </text:list-item>
        <text:list-item>
          <text:p text:style-name="P211">Applicant with Valid login credentials can enter the bride’s / bridegroom’s details in the system.</text:p>
        </text:list-item>
        <text:list-item>
          <text:p text:style-name="P209">Applicant with Valid login credentials can enter the bride’s / bridegroom’s parent’s details in the system.</text:p>
        </text:list-item>
        <text:list-item>
          <text:p text:style-name="P209">The system checks the age validation by comparing the date of birth and the date of marriage.</text:p>
        </text:list-item>
        <text:list-item>
          <text:p text:style-name="P209">At the time of marriage, the age of the bride should be 18 and the bridegroom's age should be 21. If the validation fails, the process will be stopped.</text:p>
        </text:list-item>
        <text:list-item>
          <text:p text:style-name="P209">The applicant must register <text:span text:style-name="Default_20_Paragraph_20_Font"><text:span text:style-name="T29">within 90 days from the date of marriage. If the 90</text:span></text:span><text:span text:style-name="Default_20_Paragraph_20_Font"><text:span text:style-name="T33">th</text:span></text:span><text:span text:style-name="Default_20_Paragraph_20_Font"><text:span text:style-name="T29"> day falls on a holiday, then the next working day is accepted..</text:span></text:span></text:p>
        </text:list-item>
        <text:list-item>
          <text:p text:style-name="P210"><text:span text:style-name="T12">If the registration date exceeds 90 days from the date of marriage, the applicant must pay the late fees (As per the fees structure explained in </text:span><text:a xlink:type="simple" xlink:href="#_Appendix_A"><text:span text:style-name="Internet_20_link"><text:span text:style-name="T28">Appendix A</text:span></text:span></text:a><text:span text:style-name="T12">).</text:span></text:p>
        </text:list-item>
        <text:list-item>
          <text:p text:style-name="P209">The system provides an option to upload the bride’s and bridegroom’s photographs.</text:p>
        </text:list-item>
        <text:list-item>
          <text:p text:style-name="P209">The system allows the user to select the number of copies of extract with the maximum limit of 10 and default as 0.</text:p>
        </text:list-item>
        <text:list-item>
          <text:p text:style-name="P209">The system allows the user to select the payment type that is, netbanking or cheque mode of payment. <text:s/>After the payment, the system should <text:s/>generate the receipt with unique receipt number.</text:p>
        </text:list-item>
        <text:list-item>
          <text:p text:style-name="P209">Once the receipt is generated, the service will be availed in the system for the created application.</text:p>
        </text:list-item>
        <text:list-item>
          <text:p text:style-name="P209">The amount collected as a fee must be moved to the marriage account.</text:p>
        </text:list-item>
        <text:list-item>
          <text:p text:style-name="P209">The application can be created as Draft (Partially) with temporary unique number.</text:p>
        </text:list-item>
        <text:list-item>
          <text:p text:style-name="P209">The user can modify / delete the application which saved as Draft.</text:p>
        </text:list-item>
        <text:list-item>
          <text:p text:style-name="P209">The user <text:s/>can not able to delete the application after submit. If the user wants any changes they need to go through the Change Request Process.</text:p>
        </text:list-item>
        <text:list-item>
          <text:p text:style-name="P209"><text:soft-page-break/>Once the application is created, it will be moved to the three SROs based on the applicant’s address and marriage location. The marriage register certificate can be issued in any one of the three SROs.</text:p>
        </text:list-item>
        <text:list-item>
          <text:p text:style-name="P209">The created application has a unique number. The user can not modify the application <text:s/>after submitting the form. </text:p>
        </text:list-item>
        <text:list-item>
          <text:p text:style-name="P209">The Assistants <text:s/>verifies the submitted application and the provided ID proofs and forward it to Sub Registrar's (SR) queue.</text:p>
        </text:list-item>
        <text:list-item>
          <text:p text:style-name="P209"><text:s/><text:span text:style-name="Default_20_Paragraph_20_Font"><text:span text:style-name="T29">If the documents are found to be genuine</text:span></text:span>, the SR approves the application else the registration is rejected.</text:p>
        </text:list-item>
        <text:list-item>
          <text:p text:style-name="P209">The assistant takes a sample copy of the marriage extract (certificate) with the entered details from the system. </text:p>
        </text:list-item>
        <text:list-item>
          <text:p text:style-name="P209">The applicant verifies the sample. If there are any errors in the sample copy the applicant should mention as a note, the assistant corrects the details.</text:p>
        </text:list-item>
        <text:list-item>
          <text:p text:style-name="P209">After successful verification, the assistant generates the marriage register (Form IV) with SR digital signature.</text:p>
        </text:list-item>
        <text:list-item>
          <text:p text:style-name="P209">The applicant's can prints the required number of marriage extracts (certificates) </text:p>
        </text:list-item>
      </text:list>
      <text:p text:style-name="P40"/>
      <text:p text:style-name="P32">User Characteristics:</text:p>
      <text:p text:style-name="P19">Citizen/Applicant</text:p>
      <text:list xml:id="list8549283397429853991" text:style-name="L1">
        <text:list-item>
          <text:p text:style-name="P64">Login</text:p>
        </text:list-item>
        <text:list-item>
          <text:p text:style-name="P64">Add the details of bride/bride groom.</text:p>
        </text:list-item>
        <text:list-item>
          <text:p text:style-name="P64">View the details of bride/bride groom.</text:p>
        </text:list-item>
        <text:list-item>
          <text:p text:style-name="P64">Edit the details of <text:s/>bride/bride groom (saved as Draft).</text:p>
        </text:list-item>
        <text:list-item>
          <text:p text:style-name="P64">Deletes the Application saved as draft.</text:p>
        </text:list-item>
        <text:list-item>
          <text:p text:style-name="P64">Makes Online Payment.</text:p>
        </text:list-item>
        <text:list-item>
          <text:p text:style-name="P64">View the status of Application.</text:p>
        </text:list-item>
        <text:list-item>
          <text:p text:style-name="P64">Generate note for change in Marriage Extract(Certificates)</text:p>
        </text:list-item>
        <text:list-item>
          <text:p text:style-name="P64">Take print out/download the required number of Marriage Extract in pdf format.</text:p>
          <text:p text:style-name="P64"/>
        </text:list-item>
      </text:list>
      <text:p text:style-name="P19">Guest User</text:p>
      <text:list xml:id="list39494946" text:continue-numbering="true" text:style-name="L1">
        <text:list-item>
          <text:p text:style-name="P64">Search Marriage Certificate.</text:p>
        </text:list-item>
        <text:list-item>
          <text:p text:style-name="P64">Create Customer profile.</text:p>
        </text:list-item>
        <text:list-item>
          <text:p text:style-name="P64">View Marriage Details.</text:p>
        </text:list-item>
      </text:list>
      <text:p text:style-name="P21"/>
      <text:p text:style-name="P19">Admin</text:p>
      <text:list xml:id="list39473185" text:continue-numbering="true" text:style-name="L1">
        <text:list-item>
          <text:p text:style-name="P64">Add, Update, Delete SRO (Sub Registrar Office) details</text:p>
        </text:list-item>
        <text:list-item>
          <text:p text:style-name="P64">Add,Edit and Delete SR &amp; Assistants details</text:p>
        </text:list-item>
        <text:list-item>
          <text:p text:style-name="P64">Associate SR and Assistants with SR Office details</text:p>
          <text:p text:style-name="P64"/>
        </text:list-item>
      </text:list>
      <text:p text:style-name="P19">Assistants</text:p>
      <text:list xml:id="list39503523" text:continue-numbering="true" text:style-name="L1">
        <text:list-item>
          <text:p text:style-name="P64">Login</text:p>
        </text:list-item>
        <text:list-item>
          <text:p text:style-name="P64">View <text:s/>the submitted Marriage Register Application</text:p>
        </text:list-item>
        <text:list-item>
          <text:p text:style-name="P64">Verifies the application with submitted proofs</text:p>
        </text:list-item>
        <text:list-item>
          <text:p text:style-name="P64"><text:soft-page-break/>Verifies the payment details.</text:p>
        </text:list-item>
        <text:list-item>
          <text:p text:style-name="P64">Move application to SR's queue with remarks</text:p>
        </text:list-item>
        <text:list-item>
          <text:p text:style-name="P64">After SR's Approval , assistants generate a sample copy of Marriage Extract.</text:p>
        </text:list-item>
        <text:list-item>
          <text:p text:style-name="P64">If no changes from Citizen/Applicant generates Original copy of Marriage Extract <text:s/>with SR's Digital Signature. </text:p>
          <text:p text:style-name="P64"/>
        </text:list-item>
      </text:list>
      <text:p text:style-name="P10"/>
      <text:p text:style-name="P19">SR</text:p>
      <text:list xml:id="list39475162" text:continue-numbering="true" text:style-name="L1">
        <text:list-item>
          <text:p text:style-name="P64">Login</text:p>
        </text:list-item>
        <text:list-item>
          <text:p text:style-name="P64">View <text:s/>the submitted Marriage Register Application</text:p>
        </text:list-item>
        <text:list-item>
          <text:p text:style-name="P64">Approves or Reject the Application with remarks.</text:p>
        </text:list-item>
        <text:list-item>
          <text:p text:style-name="P64">After SR's approval , the application is moved to Assistant's Queue. </text:p>
        </text:list-item>
        <text:list-item>
          <text:p text:style-name="P64">View List of Marriage Certificates(Based on search criteria) and download/View a Certificate in pdf format</text:p>
        </text:list-item>
      </text:list>
      <text:p text:style-name="P10"/>
      <text:p text:style-name="P19">Scenarios:</text:p>
      <text:list xml:id="list7740866507480620379" text:style-name="L2">
        <text:list-item>
          <text:p text:style-name="P109">Sub Registrar Office(SRO)</text:p>
        </text:list-item>
      </text:list>
      <text:list xml:id="list3905123543775655654" text:style-name="L3">
        <text:list-header>
          <text:p text:style-name="P65">The admin <text:s/>will add the details of the SR offices all over Tamilnadu. The details of the SRO include:SRO Office Address(Address Line 1 , Address Line 2, Area, Location, Pin code), Office Contact No and SRO Bank Account Number. Bank Details(Branch and IFSC Code) . Admin user can update Sub Registrar Office details or can delete SRO details</text:p>
        </text:list-header>
      </text:list>
      <text:list xml:id="list39482492" text:continue-list="list7740866507480620379" text:style-name="L2">
        <text:list-item>
          <text:p text:style-name="P109">Sub Registrar (SR)</text:p>
        </text:list-item>
      </text:list>
      <text:list xml:id="list39477879" text:continue-list="list3905123543775655654" text:style-name="L3">
        <text:list-header>
          <text:p text:style-name="P65">Admin can add details of SR like Name, Designation, Email Id, Address and Contact no. Admin can also edit these details or view/delete the SR details.</text:p>
        </text:list-header>
      </text:list>
      <text:list xml:id="list39481047" text:continue-list="list39482492" text:style-name="L2">
        <text:list-item>
          <text:p text:style-name="P109">SR Assistants</text:p>
        </text:list-item>
      </text:list>
      <text:list xml:id="list39493877" text:continue-list="list39477879" text:style-name="L3">
        <text:list-header>
          <text:p text:style-name="P65">Admin can add details of SR Assistant like Name, Designation, Email Id, Address and Contact no.Admin can also edit these details or view/delete the SR Assistants details</text:p>
        </text:list-header>
      </text:list>
      <text:list xml:id="list39499348" text:continue-list="list39481047" text:style-name="L2">
        <text:list-item>
          <text:p text:style-name="P109">Guest User</text:p>
        </text:list-item>
      </text:list>
      <text:list xml:id="list39493313" text:continue-list="list39493877" text:style-name="L3">
        <text:list-header>
          <text:p text:style-name="P65">Any guest user can Search &amp; View the details of Marriage Application. </text:p>
        </text:list-header>
      </text:list>
      <text:list xml:id="list39495884" text:continue-list="list39499348" text:style-name="L2">
        <text:list-item>
          <text:p text:style-name="P134">Customer </text:p>
          <text:p text:style-name="P137">A user should create a profile in the System, to become a customer to Register the Marriage Application. The Customer can view the profile &amp; edit the profile(if required). <text:s/>Customers should login to register their marriage. The user can create the marriage application by giving their details that should be registered. They can create the application partially also ie save as a Draft. During partial save(save as Draft) system should generate temporary application number and save the details. They can view/edit/delete the partially saved applications. In the subsequent log in the system should notify the user to fill the pending details in the application. Citizens have to provide their details(First name , last name, address, Religion, caste, <text:s/>Employment details, parent details of bride and bridegroom) <text:s/>and have to select SR office in whey they want to register. <text:s/>Once the application has been submitted <text:s/>the system should generate and display unique application number to the citizens. System should give provision to upload their proof document and online payment of fees. And their application number serves as a primary key. <text:s/>The citizen can be allowed to create any number of applications on behalf of the Bride or Bridegroom. The citizen cannot able to delete the application after submit.</text:p>
        </text:list-item>
        <text:list-item>
          <text:p text:style-name="P109"><text:soft-page-break/>Online Payment</text:p>
          <text:p text:style-name="P139"><text:span text:style-name="Default_20_Paragraph_20_Font"><text:span text:style-name="T34">Before submitting the application, the user should make the payment (through online payment option).</text:span></text:span> . Payment mode can be of two types Netbanking and Cheque. For netbanking option user should select the bank which they want to pay and payment amount will be calculated by the system based on a Fee structure. <text:s/>If it is cheque User has to enter cheque id and the bank details. Payment Successful message should be shown once payment is done. (Payment is not in the scope of this case study and payment details could be saved in the system)</text:p>
        </text:list-item>
      </text:list>
      <text:p text:style-name="P15"/>
      <text:list xml:id="list39504362" text:continue-numbering="true" text:style-name="L2">
        <text:list-item>
          <text:p text:style-name="P134">View status/Download the Certificate. <text:s/></text:p>
          <text:p text:style-name="P139">The user can view their application status, if the application has been approved they can download their marriage certificate from the system. If any errors in the certificate the user the user can raise the request to change the details. </text:p>
        </text:list-item>
        <text:list-item>
          <text:p text:style-name="P134">SR Assistants</text:p>
          <text:p text:style-name="P139">SR Assistant can view or verify the Applications created by Citizens. Verification is done <text:s/>by downloading the attached proof. SR assistant can check the payment done for the Application using the Application Number. SR Assistant can view the Payment History(Payments credited to the SRO Account) which is saved in the system. SR assistant can search and find the payment details of a specific Application number. Once the Payment verification is completed, <text:s/>SR Assistant <text:s/>can move the application <text:s/>to SR queue with remarks. If the application is not valid SR Assistant gives remarks and moves it to the SR Queue. </text:p>
          <text:p text:style-name="P139">Invalid application scenarios.</text:p>
        </text:list-item>
      </text:list>
      <text:list xml:id="list1628260895987263243" text:style-name="L4">
        <text:list-item>
          <text:p text:style-name="P140"><text:s/>If bride's age is less than 18 or bride groom's age is less than 21, then SR assistant can mention that as invalid in the Remarks and move the application to the SR's queue. </text:p>
        </text:list-item>
        <text:list-item>
          <text:p text:style-name="P140">If the Jurisdiction of the Marriage application is incorrect then SR Assistant can make it invalid with proper remarks <text:s/>and move the application to SR.</text:p>
        </text:list-item>
        <text:list-item>
          <text:p text:style-name="P140">If the details mentioned in the application and details mentioned in the attached proof are incorrect/do not match then SR <text:s/>Assistant can make it invalid with remarks and move to SR.</text:p>
        </text:list-item>
        <text:list-item>
          <text:p text:style-name="P140">If the application details already exists in the system means then SR <text:s/>Assistant can make it invalid with remarks and move it to SR.</text:p>
        </text:list-item>
      </text:list>
      <text:p text:style-name="P15"><text:tab/></text:p>
      <text:list xml:id="list39472454" text:continue-list="list39504362" text:style-name="L2">
        <text:list-item>
          <text:p text:style-name="P146">Generate marriage certificate <text:s/></text:p>
        </text:list-item>
      </text:list>
      <text:list xml:id="list39477706" text:continue-list="list1628260895987263243" text:style-name="L4">
        <text:list-header>
          <text:p text:style-name="P189"><text:span text:style-name="T35">If SR Approves, then SR Assistants should generate sample copy of the Marriage certificate with digital signature of SR in pdf format and save the path in DB. Provide access to the Citizen/Applicant to download Marriage Extract . </text:span><text:span text:style-name="Default_20_Paragraph_20_Font"><text:span text:style-name="T13">The SR Assistants can change the details in the application if they receive any requests from the users.</text:span></text:span><text:span text:style-name="T13"> </text:span><text:span text:style-name="Default_20_Paragraph_20_Font"><text:span text:style-name="T13">A minimum of 10 to 15 days will be taken to change the details. Users can download their Marriage certificate after 10 to 15 days.</text:span></text:span></text:p>
        </text:list-header>
      </text:list>
      <text:list xml:id="list39489658" text:continue-list="list39472454" text:style-name="L2">
        <text:list-item>
          <text:p text:style-name="P146">Sub Registrar </text:p>
        </text:list-item>
      </text:list>
      <text:list xml:id="list39495656" text:continue-list="list39477706" text:style-name="L4">
        <text:list-header>
          <text:p text:style-name="P140">SR can view list of marriage Applications for that particular SR office. SR can view details of a specific Application <text:s/>and download the attached proof. SR can approve or reject the Application with remarks based on the Proof or verification of remarks entered by the SR assistant. SR can view the list of marriage certification issued so far in the SRO.</text:p>
        </text:list-header>
      </text:list>
      <text:p text:style-name="P14"/>
      <text:p text:style-name="P14"/>
      <text:p text:style-name="P14"><text:soft-page-break/></text:p>
      <text:p text:style-name="P14"/>
      <text:p text:style-name="P11"/>
      <text:list xml:id="list39485085" text:continue-list="list39489658" text:style-name="L2">
        <text:list-header>
          <text:p text:style-name="P134">MODULES:</text:p>
          <text:p text:style-name="P57">Module <text:s/>I: Admin <text:s/>Management</text:p>
          <text:p text:style-name="P148"><text:s/>CRUD 1: Create/Edit/View Employee Profile</text:p>
          <text:p text:style-name="P141"><text:s/>CRUD 2: Add/Edit/View/ sub-registrar office</text:p>
          <text:p text:style-name="P141"><text:s/>CRUD 3: Add/Edit/View/ SR /SR Assistants</text:p>
          <text:p text:style-name="P141"><text:s/>CRUD 4: Associate SR and Assistants with SR Office</text:p>
          <text:p text:style-name="P135"/>
          <text:p text:style-name="P57">Module <text:s/>II: User Management</text:p>
          <text:p text:style-name="P141"><text:s/>CRUD 1: Create/Edit/View User Profile</text:p>
          <text:p text:style-name="P141"><text:s/>CRUD 2: Create/Edit/View Marriage Register Application (+Login) </text:p>
          <text:p text:style-name="P141"><text:s/>CRUD 3: Online Payment</text:p>
          <text:p text:style-name="P141"><text:s/>CRUD 4: Search and View Application status</text:p>
          <text:p text:style-name="P141"><text:s/>CRUD 5: Search and Download Marriage Certificate</text:p>
          <text:p text:style-name="P141"><text:s/>CRUD 6: Change Request in Marriage Certificate</text:p>
          <text:p text:style-name="P141"/>
          <text:p text:style-name="P57">Module III: Employee Management</text:p>
          <text:p text:style-name="P141"><text:s/>CRUD 1: View Application( + Login)</text:p>
          <text:p text:style-name="P141"><text:s/>CRUD 2: Application Verification</text:p>
          <text:p text:style-name="P141"><text:s/>CRUD 3: Generates Marriage Certificate</text:p>
          <text:p text:style-name="P141"><text:s/>CRUD 4: View Change Request Raised by Applicant's</text:p>
          <text:p text:style-name="P141"><text:s/><text:span text:style-name="T23">CRUD 5: Approve / Reject Application with remarks </text:span></text:p>
          <text:p text:style-name="P138"><text:s/>CRUD 6: Approve / Reject CR with remarks </text:p>
          <text:p text:style-name="P138"><text:s/>CRUD 7: Update Marriage Certificate </text:p>
          <text:p text:style-name="P58"/>
          <text:p text:style-name="P58">Module <text:s/>I: Admin <text:s/>Management</text:p>
          <text:p text:style-name="P60">CRUD 1. Employee Profile </text:p>
          <text:p text:style-name="P60">CRUD Operation 1: Create Employee Profile</text:p>
        </text:list-header>
      </text:list>
      <text:list xml:id="list7021076887761901372" text:style-name="L5">
        <text:list-item>
          <text:p text:style-name="P149">Primary user: Employee(SR/ SR Assistants)</text:p>
        </text:list-item>
        <text:list-item>
          <text:p text:style-name="P66">Primary user Actions: <text:s/>Employee<text:span text:style-name="T20"> enters </text:span><text:span text:style-name="T2"><text:s/>the <text:s/>details as mentioned in the below table. A unique Employee ID should be created</text:span></text:p>
        </text:list-item>
        <text:list-item>
          <text:p text:style-name="P110">Output: Message to show that the Employee profile <text:s/>has been created.</text:p>
        </text:list-item>
        <text:list-item>
          <text:p text:style-name="P168">Condition – System should not allow the user to create duplicate records(DOB – Mobile ). The System should not allow the user <text:s/>to create a wrong record. </text:p>
        </text:list-item>
      </text:list>
      <text:p text:style-name="P13"/>
      <text:p text:style-name="P31">For Employee Registration</text:p>
      <text:p text:style-name="P33"><text:span text:style-name="T14">Data requirements – Create the Employee table</text:span> </text:p>
      <text:p text:style-name="P20"><text:soft-page-break/><text:tab/><text:tab/></text:p>
      <text:p text:style-name="P20"/>
      <text:p text:style-name="P20"/>
      <text:p text:style-name="P20"/>
      <table:table table:name="Table4" table:style-name="Table4">
        <table:table-column table:style-name="Table4.A"/>
        <table:table-column table:style-name="Table4.B"/>
        <table:table-column table:style-name="Table4.C"/>
        <table:table-row>
          <table:table-cell table:style-name="Table4.A1" office:value-type="string">
            <text:p text:style-name="P41">Data Element Name</text:p>
          </table:table-cell>
          <table:table-cell table:style-name="Table4.A1" office:value-type="string">
            <text:p text:style-name="P41">Format</text:p>
          </table:table-cell>
          <table:table-cell table:style-name="Table4.C1" office:value-type="string">
            <text:p text:style-name="P41">Description </text:p>
          </table:table-cell>
        </table:table-row>
        <table:table-row>
          <table:table-cell table:style-name="Table4.A2" office:value-type="string">
            <text:p text:style-name="P22">Employee ID</text:p>
          </table:table-cell>
          <table:table-cell table:style-name="Table4.A2" office:value-type="string">
            <text:p text:style-name="P22">Integer </text:p>
          </table:table-cell>
          <table:table-cell table:style-name="Table4.C2" office:value-type="string">
            <text:p text:style-name="P43">Unique id to identify a employee</text:p>
          </table:table-cell>
        </table:table-row>
        <table:table-row>
          <table:table-cell table:style-name="Table4.A2" office:value-type="string">
            <text:p text:style-name="P29">First Name</text:p>
          </table:table-cell>
          <table:table-cell table:style-name="Table4.A2" office:value-type="string">
            <text:p text:style-name="P22">Varchar</text:p>
          </table:table-cell>
          <table:table-cell table:style-name="Table4.C2" office:value-type="string">
            <text:p text:style-name="P43">Firstname of the Employee</text:p>
          </table:table-cell>
        </table:table-row>
        <table:table-row>
          <table:table-cell table:style-name="Table4.A2" office:value-type="string">
            <text:p text:style-name="P29">Last Name</text:p>
          </table:table-cell>
          <table:table-cell table:style-name="Table4.A2" office:value-type="string">
            <text:p text:style-name="P22">Varchar</text:p>
          </table:table-cell>
          <table:table-cell table:style-name="Table4.C2" office:value-type="string">
            <text:p text:style-name="P43">Lastname of the Employee</text:p>
          </table:table-cell>
        </table:table-row>
        <table:table-row>
          <table:table-cell table:style-name="Table4.A2" office:value-type="string">
            <text:p text:style-name="P29">Date Of Birth</text:p>
          </table:table-cell>
          <table:table-cell table:style-name="Table4.A2" office:value-type="string">
            <text:p text:style-name="P43">DateTime</text:p>
          </table:table-cell>
          <table:table-cell table:style-name="Table4.C2" office:value-type="string">
            <text:p text:style-name="P43">Birth Date of the Employee</text:p>
          </table:table-cell>
        </table:table-row>
        <table:table-row>
          <table:table-cell table:style-name="Table4.A2" office:value-type="string">
            <text:p text:style-name="P29">Gender</text:p>
          </table:table-cell>
          <table:table-cell table:style-name="Table4.A2" office:value-type="string">
            <text:p text:style-name="P43">Char(1)</text:p>
          </table:table-cell>
          <table:table-cell table:style-name="Table4.C2" office:value-type="string">
            <text:p text:style-name="P43">Is Male/ Female</text:p>
          </table:table-cell>
        </table:table-row>
        <table:table-row>
          <table:table-cell table:style-name="Table4.A2" office:value-type="string">
            <text:p text:style-name="P29">Email</text:p>
          </table:table-cell>
          <table:table-cell table:style-name="Table4.A2" office:value-type="string">
            <text:p text:style-name="P43">Varchar</text:p>
          </table:table-cell>
          <table:table-cell table:style-name="Table4.C2" office:value-type="string">
            <text:p text:style-name="P43">Valid Email ID</text:p>
          </table:table-cell>
        </table:table-row>
        <table:table-row>
          <table:table-cell table:style-name="Table4.A2" office:value-type="string">
            <text:p text:style-name="P29">Address</text:p>
          </table:table-cell>
          <table:table-cell table:style-name="Table4.A2" office:value-type="string">
            <text:p text:style-name="P43">Varchar</text:p>
          </table:table-cell>
          <table:table-cell table:style-name="Table4.C2" office:value-type="string">
            <text:p text:style-name="P43">Address of the Employee</text:p>
          </table:table-cell>
        </table:table-row>
        <table:table-row>
          <table:table-cell table:style-name="Table4.A2" office:value-type="string">
            <text:p text:style-name="P29">Contact No</text:p>
          </table:table-cell>
          <table:table-cell table:style-name="Table4.A2" office:value-type="string">
            <text:p text:style-name="P43">numeric</text:p>
          </table:table-cell>
          <table:table-cell table:style-name="Table4.C2" office:value-type="string">
            <text:p text:style-name="P43">Phone/Mobile number of employee</text:p>
          </table:table-cell>
        </table:table-row>
        <table:table-row>
          <table:table-cell table:style-name="Table4.A2" office:value-type="string">
            <text:p text:style-name="P29">Years of Experience</text:p>
          </table:table-cell>
          <table:table-cell table:style-name="Table4.A2" office:value-type="string">
            <text:p text:style-name="P43">Integer</text:p>
          </table:table-cell>
          <table:table-cell table:style-name="Table4.C2" office:value-type="string">
            <text:p text:style-name="P43">Experience in Years</text:p>
          </table:table-cell>
        </table:table-row>
        <table:table-row>
          <table:table-cell table:style-name="Table4.A2" office:value-type="string">
            <text:p text:style-name="P29">Date Of Joining</text:p>
          </table:table-cell>
          <table:table-cell table:style-name="Table4.A2" office:value-type="string">
            <text:p text:style-name="P43">Datetime</text:p>
          </table:table-cell>
          <table:table-cell table:style-name="Table4.C2" office:value-type="string">
            <text:p text:style-name="P43">Joining Date </text:p>
          </table:table-cell>
        </table:table-row>
        <table:table-row>
          <table:table-cell table:style-name="Table4.A2" office:value-type="string">
            <text:p text:style-name="P29">CTC</text:p>
          </table:table-cell>
          <table:table-cell table:style-name="Table4.A2" office:value-type="string">
            <text:p text:style-name="P43">Decimal</text:p>
          </table:table-cell>
          <table:table-cell table:style-name="Table4.C2" office:value-type="string">
            <text:p text:style-name="P43">Cost to the Company.</text:p>
          </table:table-cell>
        </table:table-row>
        <table:table-row>
          <table:table-cell table:style-name="Table4.A2" office:value-type="string">
            <text:p text:style-name="P29">Password</text:p>
          </table:table-cell>
          <table:table-cell table:style-name="Table4.A2" office:value-type="string">
            <text:p text:style-name="P43">Varchar</text:p>
          </table:table-cell>
          <table:table-cell table:style-name="Table4.C2" office:value-type="string">
            <text:p text:style-name="P43">Password</text:p>
          </table:table-cell>
        </table:table-row>
        <table:table-row table:style-name="Table4.14">
          <table:table-cell table:style-name="Table4.A2" office:value-type="string">
            <text:p text:style-name="P29">Role</text:p>
          </table:table-cell>
          <table:table-cell table:style-name="Table4.A2" office:value-type="string">
            <text:p text:style-name="P43">Varchar</text:p>
          </table:table-cell>
          <table:table-cell table:style-name="Table4.C2" office:value-type="string">
            <text:p text:style-name="P43">Flight Scheduler / Mile approver / Airport officer.</text:p>
          </table:table-cell>
        </table:table-row>
        <table:table-row table:style-name="Table4.15">
          <table:table-cell table:style-name="Table4.A2" office:value-type="string">
            <text:p text:style-name="P29">Place</text:p>
          </table:table-cell>
          <table:table-cell table:style-name="Table4.A2" office:value-type="string">
            <text:p text:style-name="P43">Varchar</text:p>
          </table:table-cell>
          <table:table-cell table:style-name="Table4.C2" office:value-type="string">
            <text:p text:style-name="P43">Work Location/ The Airport Office.</text:p>
          </table:table-cell>
        </table:table-row>
        <table:table-row>
          <table:table-cell table:style-name="Table4.A2" office:value-type="string">
            <text:p text:style-name="P29">Status</text:p>
          </table:table-cell>
          <table:table-cell table:style-name="Table4.A2" office:value-type="string">
            <text:p text:style-name="P43">Varchar</text:p>
          </table:table-cell>
          <table:table-cell table:style-name="Table4.C2" office:value-type="string">
            <text:p text:style-name="P43">Active / Inactive </text:p>
            <text:p text:style-name="P43">(InActive: Not an Employee Now, Active: Continuing as Employee)</text:p>
          </table:table-cell>
        </table:table-row>
      </table:table>
      <text:p text:style-name="P27"/>
      <text:p text:style-name="P27"/>
      <text:p text:style-name="P30"><text:span text:style-name="T7"><text:tab/><text:tab/>CRUD Operation 2: View <text:s/>Employee Profile</text:span><text:span text:style-name="T6"> </text:span></text:p>
      <text:list xml:id="list1192482063326587015" text:style-name="L6">
        <text:list-item>
          <text:p text:style-name="P97">Primary user: Employee(SR / SR Assistants). </text:p>
        </text:list-item>
        <text:list-item>
          <text:p text:style-name="P67">Primary user Actions: Employee can view the Profile details: title {Mr./Miss/ Mrs}<text:span text:style-name="T2">, Firstname, Lastname, Date Of Birth, Gender, Email, Address,Contact no ,years of exp,Date of joining,CTC, role ,place </text:span></text:p>
        </text:list-item>
        <text:list-item>
          <text:p text:style-name="P67">Input Criteria- The Employee Id of the log in Employee.</text:p>
        </text:list-item>
        <text:list-item>
          <text:p text:style-name="P67">Output: Display of the Profile details.</text:p>
        </text:list-item>
        <text:list-item>
          <text:p text:style-name="P184">Condition – System should not display the incorrect Profile details to any other Employee. Password shouldn't be displayed.</text:p>
        </text:list-item>
      </text:list>
      <text:p text:style-name="P39"/>
      <text:p text:style-name="P35"/>
      <text:p text:style-name="P35"><text:soft-page-break/>Data requirements –Refere Employee table </text:p>
      <text:p text:style-name="P35"/>
      <text:p text:style-name="P19"><text:tab/>CRUD Operation 3: Edit Employee Profile</text:p>
      <text:list xml:id="list2046503545523274709" text:style-name="L7">
        <text:list-item>
          <text:p text:style-name="P98">Primary user: <text:span text:style-name="T10">Employee (SR / SR Assistants)</text:span></text:p>
        </text:list-item>
        <text:list-item>
          <text:p text:style-name="P98">Primary user Actions: Employee can modify his/her Profile with the new values for the title {Mr./Miss/ Mrs}<text:span text:style-name="T2">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
      <text:list xml:id="list5881804473936580152" text:style-name="L8">
        <text:list-item>
          <text:p text:style-name="P68">Input Criteria- <text:s/>Em,ployee<text:span text:style-name="T2"> modifies the profile with new values for the title {Mr./Miss/ Mrs}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item>
          <text:p text:style-name="P191">Output: Display message after modification &amp; display the updated values in the Profile.</text:p>
        </text:list-item>
        <text:list-item>
          <text:p text:style-name="P68">Condition – System should not allow the user to Modify User<text:span text:style-name="T15"> ID, Firstname, Date of birth,Gender</text:span></text:p>
        </text:list-item>
      </text:list>
      <text:p text:style-name="P5"/>
      <text:p text:style-name="P5">Data requirements –Refere Employee table </text:p>
      <text:p text:style-name="P5"/>
      <text:list xml:id="list39505218" text:continue-list="list39485085" text:style-name="L2">
        <text:list-header>
          <text:p text:style-name="P58">Module <text:s/>I: Admin <text:s/>Management</text:p>
          <text:p text:style-name="P59">CRUD 2: Sub Registrar Office </text:p>
          <text:p text:style-name="P109">CRUD Operation 1: Create Sub Registrar Office<text:line-break/><text:tab/></text:p>
        </text:list-header>
      </text:list>
      <text:list xml:id="list7426797884048899964" text:style-name="L9">
        <text:list-item>
          <text:p text:style-name="P99">Primary user: Admin</text:p>
        </text:list-item>
        <text:list-item>
          <text:p text:style-name="P115">Primary user Actions: Admin needs to add SR offices </text:p>
        </text:list-item>
        <text:list-item>
          <text:p text:style-name="P69"><text:span text:style-name="T20">Input Criteria- <text:s/>Admin enters </text:span><text:span text:style-name="T2"><text:s/>the Sub Registrar Office(SRO) details like SR Office Address(Address Line 1 , Address Line 2, Area, Location,District, State , Pin code), Office Contact No and SRO Bank Account Number. Bank Details(Bank Name ,Branch and IFSC Code). A unique SRO ID should created</text:span></text:p>
        </text:list-item>
        <text:list-item>
          <text:p text:style-name="P111">Output: Message to show that the Sub Registrar Office has been created.</text:p>
        </text:list-item>
        <text:list-item>
          <text:p text:style-name="P111">Condition – System should not allow the user to create duplicate records(SRO – Name -SRO Bank Account). The System should not allow the admin to create a wrong record. The system should select state , District, Bank Name and Branch from drop down list. <text:s/></text:p>
        </text:list-item>
      </text:list>
      <text:p text:style-name="P19"/>
      <text:p text:style-name="P33"><text:span text:style-name="T14">Data requirements –</text:span> </text:p>
      <text:p text:style-name="P20"/>
      <text:p text:style-name="P28">SRO Details </text:p>
      <text:p text:style-name="P20"/>
      <table:table table:name="Table12" table:style-name="Table12">
        <table:table-column table:style-name="Table12.A"/>
        <table:table-column table:style-name="Table12.B"/>
        <table:table-column table:style-name="Table12.C"/>
        <table:table-row>
          <table:table-cell table:style-name="Table12.A1" office:value-type="string">
            <text:p text:style-name="P41">Data Element Name</text:p>
          </table:table-cell>
          <table:table-cell table:style-name="Table12.A1" office:value-type="string">
            <text:p text:style-name="P41">Format</text:p>
          </table:table-cell>
          <table:table-cell table:style-name="Table12.C1" office:value-type="string">
            <text:p text:style-name="P41">Description </text:p>
          </table:table-cell>
        </table:table-row>
        <table:table-row>
          <table:table-cell table:style-name="Table12.A2" office:value-type="string">
            <text:p text:style-name="P22">SRO ID</text:p>
          </table:table-cell>
          <table:table-cell table:style-name="Table12.A2" office:value-type="string">
            <text:p text:style-name="P22">Integer </text:p>
          </table:table-cell>
          <table:table-cell table:style-name="Table12.C2" office:value-type="string">
            <text:p text:style-name="P43">Unique Id Generated for a SRO</text:p>
          </table:table-cell>
        </table:table-row>
        <table:table-row>
          <table:table-cell table:style-name="Table12.A2" office:value-type="string">
            <text:p text:style-name="P29">Address 1</text:p>
          </table:table-cell>
          <table:table-cell table:style-name="Table12.A2" office:value-type="string">
            <text:p text:style-name="P43"><text:s/>Varchar</text:p>
          </table:table-cell>
          <table:table-cell table:style-name="Table12.C2" office:value-type="string">
            <text:p text:style-name="P43">Door no or block no </text:p>
          </table:table-cell>
        </table:table-row>
        <text:soft-page-break/>
        <table:table-row>
          <table:table-cell table:style-name="Table12.A2" office:value-type="string">
            <text:p text:style-name="P29">Address 2</text:p>
          </table:table-cell>
          <table:table-cell table:style-name="Table12.A2" office:value-type="string">
            <text:p text:style-name="P43">Varchar</text:p>
          </table:table-cell>
          <table:table-cell table:style-name="Table12.C2" office:value-type="string">
            <text:p text:style-name="P43">Street name</text:p>
          </table:table-cell>
        </table:table-row>
        <table:table-row>
          <table:table-cell table:style-name="Table12.A2" office:value-type="string">
            <text:p text:style-name="P29">Area /Location</text:p>
          </table:table-cell>
          <table:table-cell table:style-name="Table12.A2" office:value-type="string">
            <text:p text:style-name="P22">Varchar</text:p>
          </table:table-cell>
          <table:table-cell table:style-name="Table12.C2" office:value-type="string">
            <text:p text:style-name="P43">Area / Location name</text:p>
          </table:table-cell>
        </table:table-row>
        <table:table-row>
          <table:table-cell table:style-name="Table12.A2" office:value-type="string">
            <text:p text:style-name="P22">District </text:p>
          </table:table-cell>
          <table:table-cell table:style-name="Table12.A2" office:value-type="string">
            <text:p text:style-name="P22">varchar </text:p>
          </table:table-cell>
          <table:table-cell table:style-name="Table12.C2" office:value-type="string">
            <text:p text:style-name="P43">District Name</text:p>
          </table:table-cell>
        </table:table-row>
        <table:table-row>
          <table:table-cell table:style-name="Table12.A2" office:value-type="string">
            <text:p text:style-name="P29">State </text:p>
          </table:table-cell>
          <table:table-cell table:style-name="Table12.A2" office:value-type="string">
            <text:p text:style-name="P22">varchar</text:p>
          </table:table-cell>
          <table:table-cell table:style-name="Table12.C2" office:value-type="string">
            <text:p text:style-name="P43">State name</text:p>
          </table:table-cell>
        </table:table-row>
        <table:table-row>
          <table:table-cell table:style-name="Table12.A2" office:value-type="string">
            <text:p text:style-name="P29">Country </text:p>
          </table:table-cell>
          <table:table-cell table:style-name="Table12.A2" office:value-type="string">
            <text:p text:style-name="P43">Varchar</text:p>
          </table:table-cell>
          <table:table-cell table:style-name="Table12.C2" office:value-type="string">
            <text:p text:style-name="P43">Country name </text:p>
          </table:table-cell>
        </table:table-row>
        <table:table-row>
          <table:table-cell table:style-name="Table12.A2" office:value-type="string">
            <text:p text:style-name="P29">Bank Name</text:p>
          </table:table-cell>
          <table:table-cell table:style-name="Table12.A2" office:value-type="string">
            <text:p text:style-name="P43">varchar</text:p>
          </table:table-cell>
          <table:table-cell table:style-name="Table12.C2" office:value-type="string">
            <text:p text:style-name="P43">Name of the bank</text:p>
          </table:table-cell>
        </table:table-row>
        <table:table-row>
          <table:table-cell table:style-name="Table12.A2" office:value-type="string">
            <text:p text:style-name="P29">Bank Account</text:p>
          </table:table-cell>
          <table:table-cell table:style-name="Table12.A2" office:value-type="string">
            <text:p text:style-name="P43">numeric</text:p>
          </table:table-cell>
          <table:table-cell table:style-name="Table12.C2" office:value-type="string">
            <text:p text:style-name="P43">15 digits account number.</text:p>
          </table:table-cell>
        </table:table-row>
        <table:table-row>
          <table:table-cell table:style-name="Table12.A2" office:value-type="string">
            <text:p text:style-name="P29">Branch </text:p>
          </table:table-cell>
          <table:table-cell table:style-name="Table12.A2" office:value-type="string">
            <text:p text:style-name="P43">varchar</text:p>
          </table:table-cell>
          <table:table-cell table:style-name="Table12.C2" office:value-type="string">
            <text:p text:style-name="P43">Branch name of the bank</text:p>
          </table:table-cell>
        </table:table-row>
        <table:table-row>
          <table:table-cell table:style-name="Table12.A2" office:value-type="string">
            <text:p text:style-name="P29">IFSC Code</text:p>
          </table:table-cell>
          <table:table-cell table:style-name="Table12.A2" office:value-type="string">
            <text:p text:style-name="P47">varchar</text:p>
          </table:table-cell>
          <table:table-cell table:style-name="Table12.C2" office:value-type="string">
            <text:p text:style-name="P47">6 to 10 digit IFSC code </text:p>
          </table:table-cell>
        </table:table-row>
        <table:table-row>
          <table:table-cell table:style-name="Table12.A2" office:value-type="string">
            <text:p text:style-name="P29">Created by</text:p>
          </table:table-cell>
          <table:table-cell table:style-name="Table12.A2" office:value-type="string">
            <text:p text:style-name="P47">varchar</text:p>
          </table:table-cell>
          <table:table-cell table:style-name="Table12.C2" office:value-type="string">
            <text:p text:style-name="P47">Created by admin</text:p>
          </table:table-cell>
        </table:table-row>
        <table:table-row>
          <table:table-cell table:style-name="Table12.A2" office:value-type="string">
            <text:p text:style-name="P29">Created Date </text:p>
          </table:table-cell>
          <table:table-cell table:style-name="Table12.A2" office:value-type="string">
            <text:p text:style-name="P47">Date &amp; Time</text:p>
          </table:table-cell>
          <table:table-cell table:style-name="Table12.C2" office:value-type="string">
            <text:p text:style-name="P47">Created date and time</text:p>
          </table:table-cell>
        </table:table-row>
        <table:table-row table:style-name="Table12.15">
          <table:table-cell table:style-name="Table12.A2" office:value-type="string">
            <text:p text:style-name="P29">Modified by </text:p>
          </table:table-cell>
          <table:table-cell table:style-name="Table12.A2" office:value-type="string">
            <text:p text:style-name="P47">varchar</text:p>
          </table:table-cell>
          <table:table-cell table:style-name="Table12.C2" office:value-type="string">
            <text:p text:style-name="P47">Modified by admin </text:p>
          </table:table-cell>
        </table:table-row>
        <table:table-row table:style-name="Table12.15">
          <table:table-cell table:style-name="Table12.A2" office:value-type="string">
            <text:p text:style-name="P29">Modified Date </text:p>
          </table:table-cell>
          <table:table-cell table:style-name="Table12.A2" office:value-type="string">
            <text:p text:style-name="P47">Date &amp; Time</text:p>
          </table:table-cell>
          <table:table-cell table:style-name="Table12.C2" office:value-type="string">
            <text:p text:style-name="P47">Modifed date and time. </text:p>
          </table:table-cell>
        </table:table-row>
        <table:table-row>
          <table:table-cell table:style-name="Table12.A2" office:value-type="string">
            <text:p text:style-name="P29">Status</text:p>
          </table:table-cell>
          <table:table-cell table:style-name="Table12.A2" office:value-type="string">
            <text:p text:style-name="P43">Bit</text:p>
          </table:table-cell>
          <table:table-cell table:style-name="Table12.C2" office:value-type="string">
            <text:p text:style-name="P43">Active or Inactive</text:p>
          </table:table-cell>
        </table:table-row>
      </table:table>
      <text:p text:style-name="P28"/>
      <text:p text:style-name="P28"><text:tab/><text:tab/>CRUD Operation 2: View <text:s/>Sub Registrar Office</text:p>
      <text:list xml:id="list2153716722014326999" text:style-name="L10">
        <text:list-item>
          <text:p text:style-name="P193">Primary user: Admin </text:p>
        </text:list-item>
        <text:list-item>
          <text:p text:style-name="P70">Primary user Actions:Admin View the details of <text:s/>the SRO.</text:p>
          <text:p text:style-name="P70">The details include: <text:span text:style-name="T2">SR Office Address(Address Line 1 , Address Line 2, Area, Location,[District, State , Pin code), Office Contact No and SRO Bank Account Number. Bank Details(Bank Name , Branch and IFSC Code)</text:span></text:p>
        </text:list-item>
      </text:list>
      <text:list xml:id="list4925480122242953761" text:style-name="L11">
        <text:list-item>
          <text:p text:style-name="P71">Input Criteria- <text:s/>admin <text:s/>can search the details using View ALL/ enter the SRO ID AND/OR Area/Location AND /OR State <text:s/>AND/OR District AND/OR Bank Name</text:p>
        </text:list-item>
        <text:list-item>
          <text:p text:style-name="P71">Output: Display the details of the SRO according to the input criteria in the sorting<text:span text:style-name="T2"> order of SRO Name or SRO Area Name (Alphabetic order)</text:span></text:p>
        </text:list-item>
        <text:list-item>
          <text:p text:style-name="P142">Condition – <text:s/>The System should not allow the user to view any other record. Relevant messages for records not found should also be handled.</text:p>
        </text:list-item>
      </text:list>
      <text:p text:style-name="P16"/>
      <text:p text:style-name="P19"><text:tab/>CRUD Operation 3: Edit a SRO</text:p>
      <text:list xml:id="list39496800" text:continue-list="list2153716722014326999" text:style-name="L10">
        <text:list-item>
          <text:p text:style-name="P100">Primary user: Admin </text:p>
        </text:list-item>
        <text:list-item>
          <text:p text:style-name="P70">Primary user Actions: <text:s/>Admin <text:span text:style-name="T15">can search the details using the Previous operation and can modify the SRO details</text:span><text:span text:style-name="T16">.</text:span></text:p>
        </text:list-item>
        <text:list-item>
          <text:p text:style-name="P117"><text:span text:style-name="T24">Input Criteria- <text:s/>Admin can Edit </text:span><text:span text:style-name="T17">all the fields for the selected SRO</text:span></text:p>
        </text:list-item>
        <text:list-item>
          <text:p text:style-name="P117"><text:span text:style-name="T24">Output: </text:span><text:span text:style-name="T25">Message that the SRO <text:s/>has been modified</text:span><text:span text:style-name="T24"> </text:span></text:p>
        </text:list-item>
        <text:list-item>
          <text:p text:style-name="P70"><text:span text:style-name="T5">Condition –System should not allow the user to create duplicate records(Check the </text:span><text:span text:style-name="T8">SRO</text:span><text:span text:style-name="T5"> Id). </text:span><text:span text:style-name="T9"><text:s/>The modified date and time should enter in database. </text:span></text:p>
        </text:list-item>
      </text:list>
      <text:p text:style-name="P19"><text:soft-page-break/></text:p>
      <text:p text:style-name="P19"/>
      <text:p text:style-name="P19"/>
      <text:p text:style-name="P19"/>
      <text:p text:style-name="P19"/>
      <text:p text:style-name="P1"/>
      <text:list xml:id="list39495131" text:continue-list="list39505218" text:style-name="L2">
        <text:list-header>
          <text:p text:style-name="P58">Module <text:s/>I: Admin <text:s/>Management</text:p>
          <text:p text:style-name="P59">CRUD 3: Sub Registrar(SR) <text:s/>And Assistants </text:p>
          <text:p text:style-name="P186">CRUD Operation 1: Create Sub Registrar (SR) &amp; Assistants </text:p>
        </text:list-header>
      </text:list>
      <text:list xml:id="list364663929815152590" text:style-name="L12">
        <text:list-item>
          <text:p text:style-name="P101">Primary user: Admin</text:p>
        </text:list-item>
        <text:list-item>
          <text:p text:style-name="P116">Primary user Actions: Admin need to add SR and SR Assistants and assign a SR office to SR from all over Tamil Nadu. <text:s/></text:p>
        </text:list-item>
        <text:list-item>
          <text:p text:style-name="P72"><text:span text:style-name="T20">Input Criteria- <text:s/>Admin enters </text:span><text:span text:style-name="T2"><text:s/>the Sub Registrar details like SR and SR Assistants <text:s/>Name, Designation, Email Id, Address and Contact no. A unique Employee Id <text:s/>created in Employee Registration should be mapped. </text:span></text:p>
        </text:list-item>
        <text:list-item>
          <text:p text:style-name="P112">Output: Message to show that the Sub Registrar / SR Assistants <text:s/>has been created.</text:p>
        </text:list-item>
        <text:list-item>
          <text:p text:style-name="P143">Condition – System should not allow the user to create duplicate records(SR / SR Assistants <text:s text:c="2"/>– Name -SR contact number). The System should not allow the admin to create a wrong record. The system should select designation from drop down list. <text:s/></text:p>
        </text:list-item>
      </text:list>
      <text:list xml:id="list39473088" text:continue-list="list39495131" text:style-name="L2">
        <text:list-header>
          <text:p text:style-name="P187"/>
        </text:list-header>
      </text:list>
      <text:p text:style-name="P33"><text:span text:style-name="T14">Data requirements –</text:span> </text:p>
      <text:p text:style-name="P20"/>
      <text:p text:style-name="P28">Employee <text:s/>Details </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41">Data Element Name</text:p>
          </table:table-cell>
          <table:table-cell table:style-name="Table2.A1" office:value-type="string">
            <text:p text:style-name="P41">Format</text:p>
          </table:table-cell>
          <table:table-cell table:style-name="Table2.C1" office:value-type="string">
            <text:p text:style-name="P41">Description </text:p>
          </table:table-cell>
        </table:table-row>
        <table:table-row>
          <table:table-cell table:style-name="Table2.A2" office:value-type="string">
            <text:p text:style-name="P22">Employee <text:s/>ID</text:p>
          </table:table-cell>
          <table:table-cell table:style-name="Table2.A2" office:value-type="string">
            <text:p text:style-name="P22">Integer </text:p>
          </table:table-cell>
          <table:table-cell table:style-name="Table2.C2" office:value-type="string">
            <text:p text:style-name="P43">Unique Id for a Employee <text:s/>from Employee table</text:p>
          </table:table-cell>
        </table:table-row>
        <table:table-row>
          <table:table-cell table:style-name="Table2.A2" office:value-type="string">
            <text:p text:style-name="P29">Name</text:p>
          </table:table-cell>
          <table:table-cell table:style-name="Table2.A2" office:value-type="string">
            <text:p text:style-name="P43"><text:s/>Varchar</text:p>
          </table:table-cell>
          <table:table-cell table:style-name="Table2.C2" office:value-type="string">
            <text:p text:style-name="P43">Door no or block no </text:p>
          </table:table-cell>
        </table:table-row>
        <table:table-row>
          <table:table-cell table:style-name="Table2.A2" office:value-type="string">
            <text:p text:style-name="P29">Designation </text:p>
          </table:table-cell>
          <table:table-cell table:style-name="Table2.A2" office:value-type="string">
            <text:p text:style-name="P43">Varchar</text:p>
          </table:table-cell>
          <table:table-cell table:style-name="Table2.C2" office:value-type="string">
            <text:p text:style-name="P43">Designation of employee</text:p>
          </table:table-cell>
        </table:table-row>
        <table:table-row>
          <table:table-cell table:style-name="Table2.A2" office:value-type="string">
            <text:p text:style-name="P29">Email Id</text:p>
          </table:table-cell>
          <table:table-cell table:style-name="Table2.A2" office:value-type="string">
            <text:p text:style-name="P22">Varchar</text:p>
          </table:table-cell>
          <table:table-cell table:style-name="Table2.C2" office:value-type="string">
            <text:p text:style-name="P43">Email id </text:p>
          </table:table-cell>
        </table:table-row>
        <table:table-row>
          <table:table-cell table:style-name="Table2.A2" office:value-type="string">
            <text:p text:style-name="P22">Address</text:p>
          </table:table-cell>
          <table:table-cell table:style-name="Table2.A2" office:value-type="string">
            <text:p text:style-name="P22">Varchar </text:p>
          </table:table-cell>
          <table:table-cell table:style-name="Table2.C2" office:value-type="string">
            <text:p text:style-name="P43">Full adress with door no, area/location, state, district, contry, pincode</text:p>
          </table:table-cell>
        </table:table-row>
        <table:table-row>
          <table:table-cell table:style-name="Table2.A2" office:value-type="string">
            <text:p text:style-name="P29">Contact No</text:p>
          </table:table-cell>
          <table:table-cell table:style-name="Table2.A2" office:value-type="string">
            <text:p text:style-name="P22">numeric</text:p>
          </table:table-cell>
          <table:table-cell table:style-name="Table2.C2" office:value-type="string">
            <text:p text:style-name="P43">Contact number</text:p>
          </table:table-cell>
        </table:table-row>
        <table:table-row>
          <table:table-cell table:style-name="Table2.A2" office:value-type="string">
            <text:p text:style-name="P29">Created by</text:p>
          </table:table-cell>
          <table:table-cell table:style-name="Table2.A2" office:value-type="string">
            <text:p text:style-name="P47">varchar</text:p>
          </table:table-cell>
          <table:table-cell table:style-name="Table2.C2" office:value-type="string">
            <text:p text:style-name="P47">Created by admin</text:p>
          </table:table-cell>
        </table:table-row>
        <table:table-row>
          <table:table-cell table:style-name="Table2.A2" office:value-type="string">
            <text:p text:style-name="P29">Created Date </text:p>
          </table:table-cell>
          <table:table-cell table:style-name="Table2.A2" office:value-type="string">
            <text:p text:style-name="P47">Date &amp; Time</text:p>
          </table:table-cell>
          <table:table-cell table:style-name="Table2.C2" office:value-type="string">
            <text:p text:style-name="P47">Created date and time</text:p>
          </table:table-cell>
        </table:table-row>
        <table:table-row table:style-name="Table2.10">
          <table:table-cell table:style-name="Table2.A2" office:value-type="string">
            <text:p text:style-name="P29">Modified by </text:p>
          </table:table-cell>
          <table:table-cell table:style-name="Table2.A2" office:value-type="string">
            <text:p text:style-name="P47">varchar</text:p>
          </table:table-cell>
          <table:table-cell table:style-name="Table2.C2" office:value-type="string">
            <text:p text:style-name="P47">Modified by admin </text:p>
          </table:table-cell>
        </table:table-row>
        <table:table-row table:style-name="Table2.11">
          <table:table-cell table:style-name="Table2.A2" office:value-type="string">
            <text:p text:style-name="P29">Modified Date </text:p>
          </table:table-cell>
          <table:table-cell table:style-name="Table2.A2" office:value-type="string">
            <text:p text:style-name="P47">Date &amp; Time</text:p>
          </table:table-cell>
          <table:table-cell table:style-name="Table2.C2" office:value-type="string">
            <text:p text:style-name="P47">Modifed date and time. </text:p>
          </table:table-cell>
        </table:table-row>
        <table:table-row table:style-name="Table2.12">
          <table:table-cell table:style-name="Table2.A2" office:value-type="string">
            <text:p text:style-name="P29">Status</text:p>
          </table:table-cell>
          <table:table-cell table:style-name="Table2.A2" office:value-type="string">
            <text:p text:style-name="P43">Bit</text:p>
          </table:table-cell>
          <table:table-cell table:style-name="Table2.C2" office:value-type="string">
            <text:p text:style-name="P43">Active or Inactive</text:p>
          </table:table-cell>
        </table:table-row>
      </table:table>
      <text:p text:style-name="P23"><text:soft-page-break/></text:p>
      <text:p text:style-name="P30"><text:span text:style-name="T7"><text:tab/><text:tab/>CRUD Operation 2: View <text:s/>Sub Registrar <text:s/>and </text:span><text:span text:style-name="T6">SR Assistants <text:s/></text:span></text:p>
      <text:list xml:id="list39501772" text:continue-list="list39496800" text:style-name="L10">
        <text:list-item>
          <text:p text:style-name="P193">Primary user: Admin </text:p>
        </text:list-item>
        <text:list-item>
          <text:p text:style-name="P70">Primary user Actions:Admin View the details of <text:s/>the SR / SR Assistants<text:span text:style-name="T2"> <text:s/></text:span></text:p>
          <text:p text:style-name="P70">The details include: <text:span text:style-name="T2"><text:s/>SR / SR Assistants <text:s/>Name, Designation, Email Id, Address and Contact no.</text:span></text:p>
        </text:list-item>
      </text:list>
      <text:list xml:id="list9147237955109610569" text:style-name="L13">
        <text:list-item>
          <text:p text:style-name="P73">Input Criteria- <text:s/>admin <text:s/>can search the details using View ALL/ enter the Employee ID AND/OR AND/OR Designation </text:p>
        </text:list-item>
        <text:list-item>
          <text:p text:style-name="P73">Output: Display the details of the <text:s/>SR / SR Assistants<text:span text:style-name="T2"> </text:span>according to the input criteria in the sorting<text:span text:style-name="T2"> order of SR/ SR Assistants <text:s text:c="2"/>Name or Designation <text:s text:c="2"/>(Alphabetic order)</text:span></text:p>
        </text:list-item>
        <text:list-item>
          <text:p text:style-name="P144">Condition – <text:s/>The System should not allow the user to view any other record. Relevant messages for records not found should also be handled.</text:p>
        </text:list-item>
      </text:list>
      <text:p text:style-name="P16"/>
      <text:p text:style-name="P19"><text:tab/>CRUD Operation 3: Edit a SR and <text:s/><text:span text:style-name="T1">SR Assistants <text:s/></text:span></text:p>
      <text:list xml:id="list39474319" text:continue-list="list39501772" text:style-name="L10">
        <text:list-item>
          <text:p text:style-name="P100">Primary user: Admin </text:p>
        </text:list-item>
        <text:list-item>
          <text:p text:style-name="P70">Primary user Actions: <text:s/>Admin <text:span text:style-name="T15">can search the details using the Previous operation and can modify the SR and SR Assistants <text:s/>details</text:span><text:span text:style-name="T16">.</text:span></text:p>
        </text:list-item>
        <text:list-item>
          <text:p text:style-name="P117"><text:span text:style-name="T24">Input Criteria- <text:s/>Admin can Edit </text:span><text:span text:style-name="T17">all the fields for the selected SR and SR Assistants <text:s/></text:span></text:p>
        </text:list-item>
        <text:list-item>
          <text:p text:style-name="P117"><text:span text:style-name="T24">Output: </text:span><text:span text:style-name="T25">Message that the SR and </text:span><text:span text:style-name="T26">SR Assistants </text:span><text:span text:style-name="T25"><text:s/>has been modified</text:span><text:span text:style-name="T24"> </text:span></text:p>
        </text:list-item>
        <text:list-item>
          <text:p text:style-name="P70"><text:span text:style-name="T5">Condition –System should not allow the user to create duplicate records(Check the </text:span><text:span text:style-name="T8">Employee</text:span><text:span text:style-name="T5"> Id). </text:span><text:span text:style-name="T9"><text:s/>The modified date and time should enter in database. </text:span></text:p>
        </text:list-item>
      </text:list>
      <text:p text:style-name="P19"/>
      <text:p text:style-name="P19"><text:tab/></text:p>
      <text:list xml:id="list39493104" text:continue-list="list39473088" text:style-name="L2">
        <text:list-header>
          <text:p text:style-name="P58">Module <text:s/>I: Admin <text:s/>Management</text:p>
          <text:p text:style-name="P59">CRUD 4 : Associate Employee to SRO </text:p>
          <text:p text:style-name="P180">CRUD Operation 1: Associate Employee to SRO</text:p>
        </text:list-header>
      </text:list>
      <text:list xml:id="list7954089193975467076" text:style-name="L14">
        <text:list-item>
          <text:p text:style-name="P102">Primary user: Admin </text:p>
        </text:list-item>
        <text:list-item>
          <text:p text:style-name="P74">Primary user Actions: Admin <text:span text:style-name="T15">can view the <text:s/>SR / SR Assistants details using the view SR and can give map to <text:s/></text:span>the SR offices. <text:span text:style-name="T2"><text:s/>A unique Associate Id should created.</text:span> </text:p>
        </text:list-item>
        <text:list-item>
          <text:p text:style-name="P74">Input Criteria- <text:s/>Admin select the available SRO from drop down list </text:p>
        </text:list-item>
        <text:list-item>
          <text:p text:style-name="P74">Output: Display a message regarding the association of <text:s/>SR / SR Assistants<text:span text:style-name="T2"> </text:span></text:p>
        </text:list-item>
        <text:list-item>
          <text:p text:style-name="P188">Condition – <text:s/>The Association <text:s/>of SR/ SR Assistants can be done after the Confirmation from the Admin. <text:s/>The modified date and time should enter in database.</text:p>
        </text:list-item>
      </text:list>
      <text:p text:style-name="P2"/>
      <text:p text:style-name="P2"/>
      <text:p text:style-name="P28">Data requirement</text:p>
      <text:p text:style-name="P28">SR /SR Assistants Association(Mapping) Details </text:p>
      <text:p text:style-name="P28"/>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1">Data Element Name</text:p>
          </table:table-cell>
          <table:table-cell table:style-name="Table3.A1" office:value-type="string">
            <text:p text:style-name="P41">Format</text:p>
          </table:table-cell>
          <table:table-cell table:style-name="Table3.C1" office:value-type="string">
            <text:p text:style-name="P41">Description </text:p>
          </table:table-cell>
        </table:table-row>
        <table:table-row>
          <table:table-cell table:style-name="Table3.A2" office:value-type="string">
            <text:p text:style-name="P22">Employee <text:s/>ID</text:p>
          </table:table-cell>
          <table:table-cell table:style-name="Table3.A2" office:value-type="string">
            <text:p text:style-name="P22">Integer </text:p>
          </table:table-cell>
          <table:table-cell table:style-name="Table3.C2" office:value-type="string">
            <text:p text:style-name="P43">Unique Id Generated for a Employee</text:p>
          </table:table-cell>
        </table:table-row>
        <text:soft-page-break/>
        <table:table-row>
          <table:table-cell table:style-name="Table3.A2" office:value-type="string">
            <text:p text:style-name="P29">SRO ID</text:p>
          </table:table-cell>
          <table:table-cell table:style-name="Table3.A2" office:value-type="string">
            <text:p text:style-name="P22">Integer </text:p>
          </table:table-cell>
          <table:table-cell table:style-name="Table3.C2" office:value-type="string">
            <text:p text:style-name="P43">Unique Id Generated for a SR Office</text:p>
          </table:table-cell>
        </table:table-row>
        <table:table-row>
          <table:table-cell table:style-name="Table3.A2" office:value-type="string">
            <text:p text:style-name="P29">Description </text:p>
          </table:table-cell>
          <table:table-cell table:style-name="Table3.A2" office:value-type="string">
            <text:p text:style-name="P43">varchar</text:p>
          </table:table-cell>
          <table:table-cell table:style-name="Table3.C2" office:value-type="string">
            <text:p text:style-name="P43">Description</text:p>
          </table:table-cell>
        </table:table-row>
        <table:table-row>
          <table:table-cell table:style-name="Table3.A2" office:value-type="string">
            <text:p text:style-name="P29">Created by</text:p>
          </table:table-cell>
          <table:table-cell table:style-name="Table3.A2" office:value-type="string">
            <text:p text:style-name="P47">varchar</text:p>
          </table:table-cell>
          <table:table-cell table:style-name="Table3.C2" office:value-type="string">
            <text:p text:style-name="P47">Created by admin</text:p>
          </table:table-cell>
        </table:table-row>
        <table:table-row>
          <table:table-cell table:style-name="Table3.A2" office:value-type="string">
            <text:p text:style-name="P29">Created Date </text:p>
          </table:table-cell>
          <table:table-cell table:style-name="Table3.A2" office:value-type="string">
            <text:p text:style-name="P47">Date &amp; Time</text:p>
          </table:table-cell>
          <table:table-cell table:style-name="Table3.C2" office:value-type="string">
            <text:p text:style-name="P47">Created date and time</text:p>
          </table:table-cell>
        </table:table-row>
        <table:table-row>
          <table:table-cell table:style-name="Table3.A2" office:value-type="string">
            <text:p text:style-name="P29">Modified by </text:p>
          </table:table-cell>
          <table:table-cell table:style-name="Table3.A2" office:value-type="string">
            <text:p text:style-name="P47">varchar</text:p>
          </table:table-cell>
          <table:table-cell table:style-name="Table3.C2" office:value-type="string">
            <text:p text:style-name="P47">Modified by admin </text:p>
          </table:table-cell>
        </table:table-row>
        <table:table-row>
          <table:table-cell table:style-name="Table3.A2" office:value-type="string">
            <text:p text:style-name="P29">Modified Date </text:p>
          </table:table-cell>
          <table:table-cell table:style-name="Table3.A2" office:value-type="string">
            <text:p text:style-name="P47">Date &amp; Time</text:p>
          </table:table-cell>
          <table:table-cell table:style-name="Table3.C2" office:value-type="string">
            <text:p text:style-name="P47">Modifed date and time. </text:p>
          </table:table-cell>
        </table:table-row>
      </table:table>
      <text:p text:style-name="P23"/>
      <text:p text:style-name="P2"/>
      <text:p text:style-name="P28"><text:tab/><text:tab/>CRUD Operation 2: View <text:span text:style-name="T1">Associate SR / SR Assistants</text:span></text:p>
      <text:list xml:id="list7560920151648180295" text:style-name="L15">
        <text:list-item>
          <text:p text:style-name="P103">Primary user: Admin </text:p>
        </text:list-item>
        <text:list-item>
          <text:p text:style-name="P75">Primary user Actions:Admin View the details of <text:s/>the SR / SR Assistants<text:span text:style-name="T2"> <text:s/>Association.</text:span></text:p>
          <text:p text:style-name="P75">The details include: <text:span text:style-name="T2"><text:s/>SR / SR Assistants <text:s/>Name, Designation, Email Id, Address, Contact no and SR Office.</text:span></text:p>
        </text:list-item>
        <text:list-item>
          <text:p text:style-name="P75">Input Criteria- <text:s/>admin <text:s/>can search the details using View ALL/ enter the Employee ID AND/OR AND/OR Designation SRO Area/Location <text:s/>AND /OR SRO State <text:s/>AND/OR SRO District </text:p>
        </text:list-item>
        <text:list-item>
          <text:p text:style-name="P75">Output: Display the details of the SR <text:s/>/ <text:span text:style-name="T2">SR Assistants <text:s/></text:span>according to the input criteria in the sorting<text:span text:style-name="T2"> order of SR/ SR Assistants <text:s text:c="2"/>Name or Designation <text:s/>SR Office Name (Alphabetic order)</text:span></text:p>
        </text:list-item>
        <text:list-item>
          <text:p text:style-name="P145">Condition – <text:s/>The System should not allow the user to view any other record. Relevant messages for records not found should also be handled.</text:p>
        </text:list-item>
      </text:list>
      <text:p text:style-name="P16"/>
      <text:p text:style-name="P13"><text:span text:style-name="T2"><text:tab/><text:tab/></text:span><text:span text:style-name="T1">CRUD Operation 3: Edit a SR / <text:s/>SR Assistants <text:s/></text:span></text:p>
      <text:list xml:id="list3162726402844182766" text:style-name="L16">
        <text:list-item>
          <text:p text:style-name="P104">Primary user: Admin </text:p>
        </text:list-item>
        <text:list-item>
          <text:p text:style-name="P76">Primary user Actions: <text:s/>Admin <text:span text:style-name="T15">can search the details using the Previous operation and can modify the SR and SR Assistants <text:s/>association details</text:span><text:span text:style-name="T16">.</text:span></text:p>
        </text:list-item>
        <text:list-item>
          <text:p text:style-name="P118"><text:span text:style-name="T24">Input Criteria- <text:s/>Admin can Edit only SR Office field</text:span><text:span text:style-name="T17"> for the selected SR / SR Assistants <text:s/>and leave the description for the same.</text:span></text:p>
        </text:list-item>
        <text:list-item>
          <text:p text:style-name="P118"><text:span text:style-name="T24">Output: </text:span><text:span text:style-name="T25">Message that the SR / </text:span><text:span text:style-name="T26">SR Assistants association </text:span><text:span text:style-name="T25"><text:s/>has been modified</text:span><text:span text:style-name="T24"> </text:span></text:p>
        </text:list-item>
        <text:list-item>
          <text:p text:style-name="P136"><text:span text:style-name="T2">Condition –System should not allow the user to create duplicate records(Check the </text:span><text:span text:style-name="T15">Employee</text:span><text:span text:style-name="T2"> Id).</text:span><text:span text:style-name="T16"> The modified date and time should enter in database. </text:span></text:p>
        </text:list-item>
      </text:list>
      <text:p text:style-name="P50"><text:tab/></text:p>
      <text:p text:style-name="P6"><text:tab/>Module <text:s/>II: User <text:s/>Management</text:p>
      <text:list xml:id="list39503949" text:continue-list="list39493104" text:style-name="L2">
        <text:list-header>
          <text:p text:style-name="P59">CRUD 1 : User Profile</text:p>
          <text:p text:style-name="P182">CRUD Operation 1: Create User Profile.</text:p>
        </text:list-header>
      </text:list>
      <text:list xml:id="list5951261672260514942" text:style-name="L17">
        <text:list-item>
          <text:p text:style-name="P150">Primary user: User/Citizen/Applicant </text:p>
        </text:list-item>
        <text:list-item>
          <text:p text:style-name="P77">Primary user Actions: <text:s/>User<text:span text:style-name="T20"> enters </text:span><text:span text:style-name="T2"><text:s/>the <text:s/>details as mentioned in the below table. A unique user profile ID and user id (date with user profile id) should created</text:span></text:p>
        </text:list-item>
        <text:list-item>
          <text:p text:style-name="P113">Output: Message to show that the User profile <text:s/>has been created.</text:p>
          <text:p text:style-name="P113"/>
        </text:list-item>
        <text:list-item>
          <text:p text:style-name="P151">Condition – System should not allow the user to create duplicate records(DOB – Mobile ). The <text:soft-page-break/>System should not allow the user <text:s/>to create a wrong record. </text:p>
        </text:list-item>
      </text:list>
      <text:p text:style-name="P31"/>
      <text:p text:style-name="P31"/>
      <text:p text:style-name="P31"/>
      <text:p text:style-name="P31"/>
      <text:p text:style-name="P31">For User Registeration</text:p>
      <text:p text:style-name="P34">Data requirements – Create the User table </text:p>
      <text:p text:style-name="P20"><text:tab/><text:tab/></text:p>
      <table:table table:name="Table5" table:style-name="Table5">
        <table:table-column table:style-name="Table5.A"/>
        <table:table-column table:style-name="Table5.B"/>
        <table:table-column table:style-name="Table5.C"/>
        <table:table-row>
          <table:table-cell table:style-name="Table5.A1" office:value-type="string">
            <text:p text:style-name="P41">Data Element Name</text:p>
          </table:table-cell>
          <table:table-cell table:style-name="Table5.A1" office:value-type="string">
            <text:p text:style-name="P41">Format</text:p>
          </table:table-cell>
          <table:table-cell table:style-name="Table5.C1" office:value-type="string">
            <text:p text:style-name="P41">Description </text:p>
          </table:table-cell>
        </table:table-row>
        <table:table-row>
          <table:table-cell table:style-name="Table5.A2" office:value-type="string">
            <text:p text:style-name="P29">User Profile ID</text:p>
          </table:table-cell>
          <table:table-cell table:style-name="Table5.A2" office:value-type="string">
            <text:p text:style-name="P22">Integer</text:p>
          </table:table-cell>
          <table:table-cell table:style-name="Table5.C2" office:value-type="string">
            <text:p text:style-name="P43">Unique Id Generated for the customer</text:p>
          </table:table-cell>
        </table:table-row>
        <table:table-row>
          <table:table-cell table:style-name="Table5.A2" office:value-type="string">
            <text:p text:style-name="P29"/>
            <text:p text:style-name="P29">User ID</text:p>
          </table:table-cell>
          <table:table-cell table:style-name="Table5.A2" office:value-type="string">
            <text:p text:style-name="P22">Integer</text:p>
          </table:table-cell>
          <table:table-cell table:style-name="Table5.C2" office:value-type="string">
            <text:p text:style-name="P43">Unique Id Generated for the customer: Date With CustomerProfileID. This ID will be used for Login &amp; other references.</text:p>
          </table:table-cell>
        </table:table-row>
        <table:table-row>
          <table:table-cell table:style-name="Table5.A2" office:value-type="string">
            <text:p text:style-name="P29">Password</text:p>
          </table:table-cell>
          <table:table-cell table:style-name="Table5.A2" office:value-type="string">
            <text:p text:style-name="P22">Varchar</text:p>
          </table:table-cell>
          <table:table-cell table:style-name="Table5.C2" office:value-type="string">
            <text:p text:style-name="P43">Password</text:p>
          </table:table-cell>
        </table:table-row>
        <table:table-row>
          <table:table-cell table:style-name="Table5.A2" office:value-type="string">
            <text:p text:style-name="P29">Title</text:p>
          </table:table-cell>
          <table:table-cell table:style-name="Table5.A2" office:value-type="string">
            <text:p text:style-name="P43">Varchar</text:p>
          </table:table-cell>
          <table:table-cell table:style-name="Table5.C2" office:value-type="string">
            <text:p text:style-name="P43">Only One {Mr./ Miss./ Mrs.}</text:p>
          </table:table-cell>
        </table:table-row>
        <table:table-row>
          <table:table-cell table:style-name="Table5.A2" office:value-type="string">
            <text:p text:style-name="P29">Firstname</text:p>
          </table:table-cell>
          <table:table-cell table:style-name="Table5.A2" office:value-type="string">
            <text:p text:style-name="P43">Varchar</text:p>
          </table:table-cell>
          <table:table-cell table:style-name="Table5.C2" office:value-type="string">
            <text:p text:style-name="P43">Firstname of the Customer</text:p>
          </table:table-cell>
        </table:table-row>
        <table:table-row>
          <table:table-cell table:style-name="Table5.A2" office:value-type="string">
            <text:p text:style-name="P29">Lastname</text:p>
          </table:table-cell>
          <table:table-cell table:style-name="Table5.A2" office:value-type="string">
            <text:p text:style-name="P43">Varchar</text:p>
          </table:table-cell>
          <table:table-cell table:style-name="Table5.C2" office:value-type="string">
            <text:p text:style-name="P43">Lastname of the Customer</text:p>
          </table:table-cell>
        </table:table-row>
        <table:table-row>
          <table:table-cell table:style-name="Table5.A2" office:value-type="string">
            <text:p text:style-name="P29">Date Of Birth</text:p>
          </table:table-cell>
          <table:table-cell table:style-name="Table5.A2" office:value-type="string">
            <text:p text:style-name="P43">Date</text:p>
          </table:table-cell>
          <table:table-cell table:style-name="Table5.C2" office:value-type="string">
            <text:p text:style-name="P43">Birth date of the customer</text:p>
          </table:table-cell>
        </table:table-row>
        <table:table-row>
          <table:table-cell table:style-name="Table5.A2" office:value-type="string">
            <text:p text:style-name="P29">Gender</text:p>
          </table:table-cell>
          <table:table-cell table:style-name="Table5.A2" office:value-type="string">
            <text:p text:style-name="P43">Bit</text:p>
          </table:table-cell>
          <table:table-cell table:style-name="Table5.C2" office:value-type="string">
            <text:p text:style-name="P43">Gender of the customer: Male/ Female</text:p>
          </table:table-cell>
        </table:table-row>
        <table:table-row>
          <table:table-cell table:style-name="Table5.A2" office:value-type="string">
            <text:p text:style-name="P29">Street Address</text:p>
          </table:table-cell>
          <table:table-cell table:style-name="Table5.A2" office:value-type="string">
            <text:p text:style-name="P43">Varchar</text:p>
          </table:table-cell>
          <table:table-cell table:style-name="Table5.C2" office:value-type="string">
            <text:p text:style-name="P43">Address of the customer</text:p>
          </table:table-cell>
        </table:table-row>
        <table:table-row>
          <table:table-cell table:style-name="Table5.A2" office:value-type="string">
            <text:p text:style-name="P29">Nationality</text:p>
          </table:table-cell>
          <table:table-cell table:style-name="Table5.A2" office:value-type="string">
            <text:p text:style-name="P43">Varchar</text:p>
          </table:table-cell>
          <table:table-cell table:style-name="Table5.C2" office:value-type="string">
            <text:p text:style-name="P43">Nationality can be Only Indian </text:p>
          </table:table-cell>
        </table:table-row>
        <table:table-row>
          <table:table-cell table:style-name="Table5.A2" office:value-type="string">
            <text:p text:style-name="P29">State</text:p>
          </table:table-cell>
          <table:table-cell table:style-name="Table5.A2" office:value-type="string">
            <text:p text:style-name="P43">Varchar</text:p>
          </table:table-cell>
          <table:table-cell table:style-name="Table5.C2" office:value-type="string">
            <text:p text:style-name="P43">State in which customer lives</text:p>
          </table:table-cell>
        </table:table-row>
        <table:table-row>
          <table:table-cell table:style-name="Table5.A2" office:value-type="string">
            <text:p text:style-name="P29">Town or City</text:p>
          </table:table-cell>
          <table:table-cell table:style-name="Table5.A2" office:value-type="string">
            <text:p text:style-name="P43">Varchar</text:p>
          </table:table-cell>
          <table:table-cell table:style-name="Table5.C2" office:value-type="string">
            <text:p text:style-name="P43">Town/ City in which <text:s/>customer lives, that belongs to the state.</text:p>
          </table:table-cell>
        </table:table-row>
        <table:table-row>
          <table:table-cell table:style-name="Table5.A2" office:value-type="string">
            <text:p text:style-name="P29">Zip code</text:p>
          </table:table-cell>
          <table:table-cell table:style-name="Table5.A2" office:value-type="string">
            <text:p text:style-name="P43">Integer </text:p>
          </table:table-cell>
          <table:table-cell table:style-name="Table5.C2" office:value-type="string">
            <text:p text:style-name="P43">6 digit valid Indian Pincode</text:p>
          </table:table-cell>
        </table:table-row>
        <table:table-row>
          <table:table-cell table:style-name="Table5.A2" office:value-type="string">
            <text:p text:style-name="P29">Mobile Number</text:p>
          </table:table-cell>
          <table:table-cell table:style-name="Table5.A2" office:value-type="string">
            <text:p text:style-name="P43">Bigint</text:p>
          </table:table-cell>
          <table:table-cell table:style-name="Table5.C2" office:value-type="string">
            <text:p text:style-name="P43">Belongs to India only</text:p>
          </table:table-cell>
        </table:table-row>
        <table:table-row>
          <table:table-cell table:style-name="Table5.A2" office:value-type="string">
            <text:p text:style-name="P29">Alternate Phone</text:p>
          </table:table-cell>
          <table:table-cell table:style-name="Table5.A2" office:value-type="string">
            <text:p text:style-name="P43">Bigint</text:p>
          </table:table-cell>
          <table:table-cell table:style-name="Table5.C2" office:value-type="string">
            <text:p text:style-name="P43">Belongs to India only</text:p>
          </table:table-cell>
        </table:table-row>
        <table:table-row>
          <table:table-cell table:style-name="Table5.A2" office:value-type="string">
            <text:p text:style-name="P29">Phone Number</text:p>
          </table:table-cell>
          <table:table-cell table:style-name="Table5.A2" office:value-type="string">
            <text:p text:style-name="P43">Bigint</text:p>
          </table:table-cell>
          <table:table-cell table:style-name="Table5.C2" office:value-type="string">
            <text:p text:style-name="P43">Belongs to India only</text:p>
          </table:table-cell>
        </table:table-row>
        <table:table-row>
          <table:table-cell table:style-name="Table5.A2" office:value-type="string">
            <text:p text:style-name="P29">Email Address</text:p>
          </table:table-cell>
          <table:table-cell table:style-name="Table5.A2" office:value-type="string">
            <text:p text:style-name="P43">Varchar</text:p>
          </table:table-cell>
          <table:table-cell table:style-name="Table5.C2" office:value-type="string">
            <text:p text:style-name="P43">Valid Email Address of the customer</text:p>
          </table:table-cell>
        </table:table-row>
        <table:table-row>
          <table:table-cell table:style-name="Table5.A2" office:value-type="string">
            <text:p text:style-name="P29">Company Name</text:p>
          </table:table-cell>
          <table:table-cell table:style-name="Table5.A2" office:value-type="string">
            <text:p text:style-name="P43">Varchar</text:p>
          </table:table-cell>
          <table:table-cell table:style-name="Table5.C2" office:value-type="string">
            <text:p text:style-name="P43">Organization in which the customer is an employee</text:p>
          </table:table-cell>
        </table:table-row>
        <table:table-row>
          <table:table-cell table:style-name="Table5.A2" office:value-type="string">
            <text:p text:style-name="P29">Office Address</text:p>
          </table:table-cell>
          <table:table-cell table:style-name="Table5.A2" office:value-type="string">
            <text:p text:style-name="P43">Varchar</text:p>
          </table:table-cell>
          <table:table-cell table:style-name="Table5.C2" office:value-type="string">
            <text:p text:style-name="P43">Office Address of the customer. </text:p>
          </table:table-cell>
        </table:table-row>
        <table:table-row>
          <table:table-cell table:style-name="Table5.A2" office:value-type="string">
            <text:p text:style-name="P29">Created by</text:p>
          </table:table-cell>
          <table:table-cell table:style-name="Table5.A2" office:value-type="string">
            <text:p text:style-name="P47">varchar</text:p>
          </table:table-cell>
          <table:table-cell table:style-name="Table5.C2" office:value-type="string">
            <text:p text:style-name="P47">Created by USerId</text:p>
          </table:table-cell>
        </table:table-row>
        <text:soft-page-break/>
        <table:table-row>
          <table:table-cell table:style-name="Table5.A2" office:value-type="string">
            <text:p text:style-name="P29">Created Date </text:p>
          </table:table-cell>
          <table:table-cell table:style-name="Table5.A2" office:value-type="string">
            <text:p text:style-name="P47">Date &amp; Time</text:p>
          </table:table-cell>
          <table:table-cell table:style-name="Table5.C2" office:value-type="string">
            <text:p text:style-name="P47">Created date and time</text:p>
          </table:table-cell>
        </table:table-row>
        <table:table-row>
          <table:table-cell table:style-name="Table5.A2" office:value-type="string">
            <text:p text:style-name="P29">Modified by </text:p>
          </table:table-cell>
          <table:table-cell table:style-name="Table5.A2" office:value-type="string">
            <text:p text:style-name="P47">varchar</text:p>
          </table:table-cell>
          <table:table-cell table:style-name="Table5.C2" office:value-type="string">
            <text:p text:style-name="P47">Modified by UserId </text:p>
          </table:table-cell>
        </table:table-row>
        <table:table-row>
          <table:table-cell table:style-name="Table5.A2" office:value-type="string">
            <text:p text:style-name="P29">Modified Date </text:p>
          </table:table-cell>
          <table:table-cell table:style-name="Table5.A2" office:value-type="string">
            <text:p text:style-name="P47">Date &amp; Time</text:p>
          </table:table-cell>
          <table:table-cell table:style-name="Table5.C2" office:value-type="string">
            <text:p text:style-name="P47">Modifed date and time. </text:p>
          </table:table-cell>
        </table:table-row>
      </table:table>
      <text:p text:style-name="P26"/>
      <text:p text:style-name="P28"/>
      <text:p text:style-name="P28"><text:tab/><text:tab/></text:p>
      <text:p text:style-name="P30"><text:span text:style-name="T7"><text:tab/><text:tab/>CRUD Operation 2: View <text:s/>User Profile</text:span><text:span text:style-name="T6"> </text:span></text:p>
      <text:list xml:id="list39493013" text:continue-list="list39474319" text:style-name="L10">
        <text:list-item>
          <text:p text:style-name="P100">Primary user: User. </text:p>
        </text:list-item>
        <text:list-item>
          <text:p text:style-name="P70">Primary user Actions: Customers can view the Profile details: title {Mr./Miss/ Mrs}<text:span text:style-name="T2">, Firstname, Lastname, Date Of Birth, Gender, Street Address, Town or City, State &amp; Zip code, Nationality{India only}, mobile Number, Alternate Phone, Phone Number, Email Address, Company Name, Office </text:span></text:p>
        </text:list-item>
        <text:list-item>
          <text:p text:style-name="P70">Input Criteria- The User Id of the log in User.</text:p>
        </text:list-item>
        <text:list-item>
          <text:p text:style-name="P70">Output: Display of the Profile details.</text:p>
        </text:list-item>
        <text:list-item>
          <text:p text:style-name="P185">Condition – System should not display the incorrect Profile details to any other users. Password shouldn't be displayed.</text:p>
        </text:list-item>
      </text:list>
      <text:p text:style-name="P39"/>
      <text:p text:style-name="P35">Data requirements –Refere User table </text:p>
      <text:p text:style-name="P35"/>
      <text:p text:style-name="P19"><text:tab/>CRUD Operation 3: Edit Customer Profile</text:p>
      <text:list xml:id="list6883399308686416436" text:style-name="L18">
        <text:list-item>
          <text:p text:style-name="P194">Primary user: User</text:p>
        </text:list-item>
        <text:list-item>
          <text:p text:style-name="P105">Primary user Actions: User can modify his/her Profile with the new values for the title {Mr./Miss/ Mrs}<text:span text:style-name="T2">, Lastname, Street Address (if change in Address), Town or City (if change in town/city), State &amp; Zip code (if change in state and Zipcode), mobile Number(if change in mobile Number), Phone Number(if change in Phone Number), Email Address (if change in Email Address), Company Name (if change in Company Name), Office Address (if change in Office Address).</text:span></text:p>
        </text:list-item>
      </text:list>
      <text:list xml:id="list4323931599912664409" text:style-name="L19">
        <text:list-item>
          <text:p text:style-name="P78">Input Criteria- <text:s/>User<text:span text:style-name="T2"> modifies the profile with new values for title {Mr./Miss/ Mrs}, Lastname, Street Address (if change in Address), Town or City (if change in town/city), State &amp; Zip code (if change in state of Zipcode), mobile Number(if change in mobile Number), Phone Number(if change in Phone Number), Email Address (if change in Email Address), Company Name (if change in Company Name), Office Address (if change in Office Address).</text:span></text:p>
        </text:list-item>
        <text:list-item>
          <text:p text:style-name="P192">Output: Display message after modification &amp; display the updated values in the Profile.</text:p>
        </text:list-item>
        <text:list-item>
          <text:p text:style-name="P78">Condition – System should not allow the user to Modify User<text:span text:style-name="T15"> ID, Firstname, Date of birth</text:span></text:p>
        </text:list-item>
      </text:list>
      <text:p text:style-name="P5"/>
      <text:p text:style-name="P5">Data requirements –Refere User table </text:p>
      <text:p text:style-name="P5"/>
      <text:list xml:id="list8875111332889280455" text:style-name="L20">
        <text:list-header>
          <text:p text:style-name="P181">Module <text:s/>II: User <text:s/>Management</text:p>
          <text:p text:style-name="P147">CRUD 1: Application Management</text:p>
          <text:p text:style-name="P181">CRUD Operation 1: Create <text:s/>Login</text:p>
        </text:list-header>
      </text:list>
      <text:list xml:id="list4234300038767021987" text:style-name="L21">
        <text:list-item>
          <text:p text:style-name="P106">Primary user: User</text:p>
        </text:list-item>
        <text:list-item>
          <text:p text:style-name="P79">Primary user Actions: Users can enter their unique User Ids &amp; Password to validate the user identity. Users <text:s/>access the respective operations after the successful Login.</text:p>
        </text:list-item>
        <text:list-item>
          <text:p text:style-name="P79"><text:soft-page-break/>Input Criteria-If the Primary user is an End User: enter Unique User Id &amp; Password.</text:p>
        </text:list-item>
        <text:list-item>
          <text:p text:style-name="P79">Output: After successful validation the Users will <text:s/>now be able to see the Home Page.</text:p>
        </text:list-item>
        <text:list-item>
          <text:p text:style-name="P79">Condition – <text:span text:style-name="T15">Display the messages for invalid Login credentials.</text:span></text:p>
        </text:list-item>
      </text:list>
      <text:p text:style-name="P17"/>
      <text:p text:style-name="P17"/>
      <text:p text:style-name="P17"/>
      <text:list xml:id="list39496154" text:continue-list="list8875111332889280455" text:style-name="L20">
        <text:list-header>
          <text:p text:style-name="P181">CRUD Operation 2: Create <text:s/>Marriage Application</text:p>
        </text:list-header>
      </text:list>
      <text:list xml:id="list2698605664536800656" text:style-name="L22">
        <text:list-item>
          <text:p text:style-name="P107">Primary user: User</text:p>
        </text:list-item>
        <text:list-item>
          <text:p text:style-name="P80">Primary user Actions: The login Users can enter their Marriage Details like Bride and Bride groom's First names, Last name, parents name, address, occupation etc as mention in the below table. </text:p>
        </text:list-item>
        <text:list-item>
          <text:p text:style-name="P80">Input Criteria-Bride and Bride groom's Firstname, Last name, parents name, address, occupation etc as mentioned in the below table. The unique Application number should be created once submitted. If users save the application without submitting as a Draft then unique temporary Application number should be generated. <text:s/>In the subsequent log in the system should notify the user to fill the pending details in the application. </text:p>
        </text:list-item>
        <text:list-item>
          <text:p text:style-name="P80">Output: <text:span text:style-name="T2"><text:s/>Message to show that the Application <text:s/>with Temporary Application number / Application number <text:s/>has been created.</text:span></text:p>
        </text:list-item>
        <text:list-item>
          <text:p text:style-name="P114">Condition –The System should not allow the user to create a wrong record. The system should select state , District, <text:s/>from drop down list. <text:s/>All fields should be handled by proper validation. System should give provision to upload their proof documents and allow online payment of fees. The citizen can be allowed to create any number of applications on behalf of the Bride or Bridegroom. </text:p>
        </text:list-item>
      </text:list>
      <text:p text:style-name="P28">For Create Application </text:p>
      <text:p text:style-name="P34">Data requirements – Create the Application table </text:p>
      <text:p text:style-name="P20"><text:tab/><text:tab/></text:p>
      <table:table table:name="Table6" table:style-name="Table6">
        <table:table-column table:style-name="Table6.A"/>
        <table:table-column table:style-name="Table6.B"/>
        <table:table-column table:style-name="Table6.C"/>
        <table:table-row>
          <table:table-cell table:style-name="Table6.A1" office:value-type="string">
            <text:p text:style-name="P41">Data Element Name</text:p>
          </table:table-cell>
          <table:table-cell table:style-name="Table6.A1" office:value-type="string">
            <text:p text:style-name="P41">Format</text:p>
          </table:table-cell>
          <table:table-cell table:style-name="Table6.C1" office:value-type="string">
            <text:p text:style-name="P41">Description </text:p>
          </table:table-cell>
        </table:table-row>
        <table:table-row>
          <table:table-cell table:style-name="Table6.A2" office:value-type="string">
            <text:p text:style-name="P29">ApplicationNo</text:p>
          </table:table-cell>
          <table:table-cell table:style-name="Table6.A2" office:value-type="string">
            <text:p text:style-name="P22">Integer</text:p>
          </table:table-cell>
          <table:table-cell table:style-name="Table6.C2" office:value-type="string">
            <text:p text:style-name="P43">Unique Id Generated for the Application. Application number With year is ApplicationNo. This No will be used for other references.</text:p>
          </table:table-cell>
        </table:table-row>
        <table:table-row>
          <table:table-cell table:style-name="Table6.A2" office:value-type="string">
            <text:p text:style-name="P29">MarraigeDate </text:p>
          </table:table-cell>
          <table:table-cell table:style-name="Table6.A2" office:value-type="string">
            <text:p text:style-name="P22">Date &amp; Time</text:p>
          </table:table-cell>
          <table:table-cell table:style-name="Table6.C2" office:value-type="string">
            <text:p text:style-name="P43">Date of maraige</text:p>
          </table:table-cell>
        </table:table-row>
        <table:table-row>
          <table:table-cell table:style-name="Table6.A2" office:value-type="string">
            <text:p text:style-name="P29">MrgLocation</text:p>
          </table:table-cell>
          <table:table-cell table:style-name="Table6.A2" office:value-type="string">
            <text:p text:style-name="P22">Varchar</text:p>
          </table:table-cell>
          <table:table-cell table:style-name="Table6.C2" office:value-type="string">
            <text:p text:style-name="P43">Location where marriage took place</text:p>
          </table:table-cell>
        </table:table-row>
        <table:table-row>
          <table:table-cell table:style-name="Table6.A2" office:value-type="string">
            <text:p text:style-name="P29">Address</text:p>
          </table:table-cell>
          <table:table-cell table:style-name="Table6.A2" office:value-type="string">
            <text:p text:style-name="P43">Varchar</text:p>
          </table:table-cell>
          <table:table-cell table:style-name="Table6.C2" office:value-type="string">
            <text:p text:style-name="P43">Address where marriage took place</text:p>
          </table:table-cell>
        </table:table-row>
        <table:table-row>
          <table:table-cell table:style-name="Table6.A2" office:value-type="string">
            <text:p text:style-name="P29">District</text:p>
          </table:table-cell>
          <table:table-cell table:style-name="Table6.A2" office:value-type="string">
            <text:p text:style-name="P43">Varchar</text:p>
          </table:table-cell>
          <table:table-cell table:style-name="Table6.C2" office:value-type="string">
            <text:p text:style-name="P43">District in which marriage held</text:p>
          </table:table-cell>
        </table:table-row>
        <table:table-row>
          <table:table-cell table:style-name="Table6.A2" office:value-type="string">
            <text:p text:style-name="P29">State</text:p>
          </table:table-cell>
          <table:table-cell table:style-name="Table6.A2" office:value-type="string">
            <text:p text:style-name="P43">Varchar</text:p>
          </table:table-cell>
          <table:table-cell table:style-name="Table6.C2" office:value-type="string">
            <text:p text:style-name="P43">State in which Marriage <text:s/>held</text:p>
          </table:table-cell>
        </table:table-row>
        <table:table-row>
          <table:table-cell table:style-name="Table6.A2" office:value-type="string">
            <text:p text:style-name="P29">Nationality</text:p>
          </table:table-cell>
          <table:table-cell table:style-name="Table6.A2" office:value-type="string">
            <text:p text:style-name="P43">Varchar</text:p>
          </table:table-cell>
          <table:table-cell table:style-name="Table6.C2" office:value-type="string">
            <text:p text:style-name="P43">Nationality can be Only Indian </text:p>
          </table:table-cell>
        </table:table-row>
        <table:table-row>
          <table:table-cell table:style-name="Table6.A2" office:value-type="string">
            <text:p text:style-name="P29">UserName</text:p>
          </table:table-cell>
          <table:table-cell table:style-name="Table6.A2" office:value-type="string">
            <text:p text:style-name="P43">varchar</text:p>
          </table:table-cell>
          <table:table-cell table:style-name="Table6.C2" office:value-type="string">
            <text:p text:style-name="P43">Login username</text:p>
          </table:table-cell>
        </table:table-row>
        <table:table-row>
          <table:table-cell table:style-name="Table6.A2" office:value-type="string">
            <text:p text:style-name="P29">Noofcopies</text:p>
          </table:table-cell>
          <table:table-cell table:style-name="Table6.A2" office:value-type="string">
            <text:p text:style-name="P43">integer</text:p>
          </table:table-cell>
          <table:table-cell table:style-name="Table6.C2" office:value-type="string">
            <text:p text:style-name="P43">No of marriage extract copies</text:p>
          </table:table-cell>
        </table:table-row>
        <table:table-row>
          <table:table-cell table:style-name="Table6.A2" office:value-type="string">
            <text:p text:style-name="P29">HusbandId</text:p>
          </table:table-cell>
          <table:table-cell table:style-name="Table6.A2" office:value-type="string">
            <text:p text:style-name="P43">integer</text:p>
          </table:table-cell>
          <table:table-cell table:style-name="Table6.C2" office:value-type="string">
            <text:p text:style-name="P43">Unique Id generated for Person details from person <text:soft-page-break/>details table. </text:p>
          </table:table-cell>
        </table:table-row>
        <table:table-row>
          <table:table-cell table:style-name="Table6.A2" office:value-type="string">
            <text:p text:style-name="P29">WifeId</text:p>
          </table:table-cell>
          <table:table-cell table:style-name="Table6.A2" office:value-type="string">
            <text:p text:style-name="P43">integer</text:p>
          </table:table-cell>
          <table:table-cell table:style-name="Table6.C2" office:value-type="string">
            <text:p text:style-name="P43">Unique Id generated for Person details from person details table. </text:p>
          </table:table-cell>
        </table:table-row>
        <table:table-row>
          <table:table-cell table:style-name="Table6.A2" office:value-type="string">
            <text:p text:style-name="P29">Created by</text:p>
          </table:table-cell>
          <table:table-cell table:style-name="Table6.A2" office:value-type="string">
            <text:p text:style-name="P47">varchar</text:p>
          </table:table-cell>
          <table:table-cell table:style-name="Table6.C2" office:value-type="string">
            <text:p text:style-name="P47">Created by USerId</text:p>
          </table:table-cell>
        </table:table-row>
        <table:table-row>
          <table:table-cell table:style-name="Table6.A2" office:value-type="string">
            <text:p text:style-name="P29">Created Date </text:p>
          </table:table-cell>
          <table:table-cell table:style-name="Table6.A2" office:value-type="string">
            <text:p text:style-name="P47">Date &amp; Time</text:p>
          </table:table-cell>
          <table:table-cell table:style-name="Table6.C2" office:value-type="string">
            <text:p text:style-name="P47">Created date and time</text:p>
          </table:table-cell>
        </table:table-row>
        <table:table-row>
          <table:table-cell table:style-name="Table6.A2" office:value-type="string">
            <text:p text:style-name="P29">Modified by </text:p>
          </table:table-cell>
          <table:table-cell table:style-name="Table6.A2" office:value-type="string">
            <text:p text:style-name="P47">varchar</text:p>
          </table:table-cell>
          <table:table-cell table:style-name="Table6.C2" office:value-type="string">
            <text:p text:style-name="P47">Modified by UserId </text:p>
          </table:table-cell>
        </table:table-row>
        <table:table-row>
          <table:table-cell table:style-name="Table6.A2" office:value-type="string">
            <text:p text:style-name="P29">Modified Date </text:p>
          </table:table-cell>
          <table:table-cell table:style-name="Table6.A2" office:value-type="string">
            <text:p text:style-name="P47">Date &amp; Time</text:p>
          </table:table-cell>
          <table:table-cell table:style-name="Table6.C2" office:value-type="string">
            <text:p text:style-name="P47">Modifed date and time. </text:p>
          </table:table-cell>
        </table:table-row>
      </table:table>
      <text:p text:style-name="P24"/>
      <text:p text:style-name="P36">Data requirements – Create the PersonDetails table </text:p>
      <text:p text:style-name="P34"/>
      <table:table table:name="Table7" table:style-name="Table7">
        <table:table-column table:style-name="Table7.A"/>
        <table:table-column table:style-name="Table7.B"/>
        <table:table-column table:style-name="Table7.C"/>
        <table:table-row>
          <table:table-cell table:style-name="Table7.A1" office:value-type="string">
            <text:p text:style-name="P41">Data Element Name</text:p>
          </table:table-cell>
          <table:table-cell table:style-name="Table7.A1" office:value-type="string">
            <text:p text:style-name="P41">Format</text:p>
          </table:table-cell>
          <table:table-cell table:style-name="Table7.C1" office:value-type="string">
            <text:p text:style-name="P41">Description </text:p>
          </table:table-cell>
        </table:table-row>
        <table:table-row>
          <table:table-cell table:style-name="Table7.A2" office:value-type="string">
            <text:p text:style-name="P29">PersonId</text:p>
          </table:table-cell>
          <table:table-cell table:style-name="Table7.A2" office:value-type="string">
            <text:p text:style-name="P22">Integer</text:p>
          </table:table-cell>
          <table:table-cell table:style-name="Table7.C2" office:value-type="string">
            <text:p text:style-name="P43">Unique Id Generated for Husband/Wife details. This No will be used for other references. </text:p>
          </table:table-cell>
        </table:table-row>
        <table:table-row>
          <table:table-cell table:style-name="Table7.A2" office:value-type="string">
            <text:p text:style-name="P29">Firstname</text:p>
          </table:table-cell>
          <table:table-cell table:style-name="Table7.A2" office:value-type="string">
            <text:p text:style-name="P22">varchar</text:p>
          </table:table-cell>
          <table:table-cell table:style-name="Table7.C2" office:value-type="string">
            <text:p text:style-name="P43">Firstname of husband/wife</text:p>
          </table:table-cell>
        </table:table-row>
        <table:table-row>
          <table:table-cell table:style-name="Table7.A2" office:value-type="string">
            <text:p text:style-name="P29">Lastname</text:p>
          </table:table-cell>
          <table:table-cell table:style-name="Table7.A2" office:value-type="string">
            <text:p text:style-name="P22">Varchar</text:p>
          </table:table-cell>
          <table:table-cell table:style-name="Table7.C2" office:value-type="string">
            <text:p text:style-name="P43">Lastname of husband/wife</text:p>
          </table:table-cell>
        </table:table-row>
        <table:table-row>
          <table:table-cell table:style-name="Table7.A2" office:value-type="string">
            <text:p text:style-name="P29">Religion</text:p>
          </table:table-cell>
          <table:table-cell table:style-name="Table7.A2" office:value-type="string">
            <text:p text:style-name="P43">Varchar</text:p>
          </table:table-cell>
          <table:table-cell table:style-name="Table7.C2" office:value-type="string">
            <text:p text:style-name="P43">Religion of husband/wife</text:p>
          </table:table-cell>
        </table:table-row>
        <table:table-row>
          <table:table-cell table:style-name="Table7.A2" office:value-type="string">
            <text:p text:style-name="P29">Caste</text:p>
          </table:table-cell>
          <table:table-cell table:style-name="Table7.A2" office:value-type="string">
            <text:p text:style-name="P43">Varchar</text:p>
          </table:table-cell>
          <table:table-cell table:style-name="Table7.C2" office:value-type="string">
            <text:p text:style-name="P43">caste of husband/wife</text:p>
          </table:table-cell>
        </table:table-row>
        <table:table-row>
          <table:table-cell table:style-name="Table7.A2" office:value-type="string">
            <text:p text:style-name="P29">Dateofbirth(at the time of marriage)</text:p>
          </table:table-cell>
          <table:table-cell table:style-name="Table7.A2" office:value-type="string">
            <text:p text:style-name="P43">date</text:p>
          </table:table-cell>
          <table:table-cell table:style-name="Table7.C2" office:value-type="string">
            <text:p text:style-name="P43">Date of birth of husband/wife. Validation if date is less than 21/18 system should not allow to proceed </text:p>
          </table:table-cell>
        </table:table-row>
        <table:table-row>
          <table:table-cell table:style-name="Table7.A2" office:value-type="string">
            <text:p text:style-name="P29">Age</text:p>
          </table:table-cell>
          <table:table-cell table:style-name="Table7.A2" office:value-type="string">
            <text:p text:style-name="P43">int</text:p>
          </table:table-cell>
          <table:table-cell table:style-name="Table7.C2" office:value-type="string">
            <text:p text:style-name="P43">Age of husband/wife (automatic calculation)</text:p>
          </table:table-cell>
        </table:table-row>
        <table:table-row>
          <table:table-cell table:style-name="Table7.A2" office:value-type="string">
            <text:p text:style-name="P29">Marrital status</text:p>
          </table:table-cell>
          <table:table-cell table:style-name="Table7.A2" office:value-type="string">
            <text:p text:style-name="P43">varchar</text:p>
          </table:table-cell>
          <table:table-cell table:style-name="Table7.C2" office:value-type="string">
            <text:p text:style-name="P43">Marrital status at the time of marriage</text:p>
          </table:table-cell>
        </table:table-row>
        <table:table-row>
          <table:table-cell table:style-name="Table7.A2" office:value-type="string">
            <text:p text:style-name="P29">Occupation</text:p>
          </table:table-cell>
          <table:table-cell table:style-name="Table7.A2" office:value-type="string">
            <text:p text:style-name="P43">varchar</text:p>
          </table:table-cell>
          <table:table-cell table:style-name="Table7.C2" office:value-type="string">
            <text:p text:style-name="P43">Occupation details of husband/wife</text:p>
          </table:table-cell>
        </table:table-row>
        <table:table-row>
          <table:table-cell table:style-name="Table7.A2" office:value-type="string">
            <text:p text:style-name="P29">Address1</text:p>
          </table:table-cell>
          <table:table-cell table:style-name="Table7.A2" office:value-type="string">
            <text:p text:style-name="P43">varchar</text:p>
          </table:table-cell>
          <table:table-cell table:style-name="Table7.C2" office:value-type="string">
            <text:p text:style-name="P43">Door no or block no, street of Husband/Wife</text:p>
          </table:table-cell>
        </table:table-row>
        <table:table-row>
          <table:table-cell table:style-name="Table7.A2" office:value-type="string">
            <text:p text:style-name="P29">Address2</text:p>
          </table:table-cell>
          <table:table-cell table:style-name="Table7.A2" office:value-type="string">
            <text:p text:style-name="P43">varchar</text:p>
          </table:table-cell>
          <table:table-cell table:style-name="Table7.C2" office:value-type="string">
            <text:p text:style-name="P43">Area or location of Husband/Wife</text:p>
          </table:table-cell>
        </table:table-row>
        <table:table-row>
          <table:table-cell table:style-name="Table7.A2" office:value-type="string">
            <text:p text:style-name="P29">District</text:p>
          </table:table-cell>
          <table:table-cell table:style-name="Table7.A2" office:value-type="string">
            <text:p text:style-name="P43">varchar</text:p>
          </table:table-cell>
          <table:table-cell table:style-name="Table7.C2" office:value-type="string">
            <text:p text:style-name="P43">District where Husband/Wife belongs</text:p>
          </table:table-cell>
        </table:table-row>
        <table:table-row>
          <table:table-cell table:style-name="Table7.A2" office:value-type="string">
            <text:p text:style-name="P29">State</text:p>
          </table:table-cell>
          <table:table-cell table:style-name="Table7.A2" office:value-type="string">
            <text:p text:style-name="P43">varchar</text:p>
          </table:table-cell>
          <table:table-cell table:style-name="Table7.C2" office:value-type="string">
            <text:p text:style-name="P43">State where Husband/Wife belongs</text:p>
          </table:table-cell>
        </table:table-row>
        <table:table-row>
          <table:table-cell table:style-name="Table7.A2" office:value-type="string">
            <text:p text:style-name="P29">Pincode</text:p>
          </table:table-cell>
          <table:table-cell table:style-name="Table7.A2" office:value-type="string">
            <text:p text:style-name="P43">integer</text:p>
          </table:table-cell>
          <table:table-cell table:style-name="Table7.C2" office:value-type="string">
            <text:p text:style-name="P43">Pincode of Husband/Wife belongs</text:p>
          </table:table-cell>
        </table:table-row>
        <table:table-row>
          <table:table-cell table:style-name="Table7.A2" office:value-type="string">
            <text:p text:style-name="P29">FatherId</text:p>
          </table:table-cell>
          <table:table-cell table:style-name="Table7.A2" office:value-type="string">
            <text:p text:style-name="P43">integer</text:p>
          </table:table-cell>
          <table:table-cell table:style-name="Table7.C2" office:value-type="string">
            <text:p text:style-name="P43">Unique Id generated for Parents details from Parents details table. </text:p>
          </table:table-cell>
        </table:table-row>
        <table:table-row>
          <table:table-cell table:style-name="Table7.A2" office:value-type="string">
            <text:p text:style-name="P29">MotherId</text:p>
          </table:table-cell>
          <table:table-cell table:style-name="Table7.A2" office:value-type="string">
            <text:p text:style-name="P43">integer</text:p>
          </table:table-cell>
          <table:table-cell table:style-name="Table7.C2" office:value-type="string">
            <text:p text:style-name="P43">Unique Id generated for Parents details from Parents details table. </text:p>
          </table:table-cell>
        </table:table-row>
        <table:table-row>
          <table:table-cell table:style-name="Table7.A2" office:value-type="string">
            <text:p text:style-name="P29">ProofId</text:p>
          </table:table-cell>
          <table:table-cell table:style-name="Table7.A2" office:value-type="string">
            <text:p text:style-name="P43">integer</text:p>
          </table:table-cell>
          <table:table-cell table:style-name="Table7.C2" office:value-type="string">
            <text:p text:style-name="P43">Unique Id generated for Proof details from Proof details table. </text:p>
          </table:table-cell>
        </table:table-row>
        <text:soft-page-break/>
        <table:table-row>
          <table:table-cell table:style-name="Table7.A2" office:value-type="string">
            <text:p text:style-name="P29">Photoscopy</text:p>
          </table:table-cell>
          <table:table-cell table:style-name="Table7.A2" office:value-type="string">
            <text:p text:style-name="P43">nvarchar</text:p>
          </table:table-cell>
          <table:table-cell table:style-name="Table7.C2" office:value-type="string">
            <text:p text:style-name="P43">Path of uploaded Photos of bridegroom/bride</text:p>
          </table:table-cell>
        </table:table-row>
        <table:table-row>
          <table:table-cell table:style-name="Table7.A2" office:value-type="string">
            <text:p text:style-name="P29">Created by</text:p>
          </table:table-cell>
          <table:table-cell table:style-name="Table7.A2" office:value-type="string">
            <text:p text:style-name="P47">varchar</text:p>
          </table:table-cell>
          <table:table-cell table:style-name="Table7.C2" office:value-type="string">
            <text:p text:style-name="P47">Created by USerId</text:p>
          </table:table-cell>
        </table:table-row>
        <table:table-row>
          <table:table-cell table:style-name="Table7.A2" office:value-type="string">
            <text:p text:style-name="P29">Created Date </text:p>
          </table:table-cell>
          <table:table-cell table:style-name="Table7.A2" office:value-type="string">
            <text:p text:style-name="P47">Date &amp; Time</text:p>
          </table:table-cell>
          <table:table-cell table:style-name="Table7.C2" office:value-type="string">
            <text:p text:style-name="P47">Created date and time</text:p>
          </table:table-cell>
        </table:table-row>
        <table:table-row>
          <table:table-cell table:style-name="Table7.A2" office:value-type="string">
            <text:p text:style-name="P29">Modified by </text:p>
          </table:table-cell>
          <table:table-cell table:style-name="Table7.A2" office:value-type="string">
            <text:p text:style-name="P47">varchar</text:p>
          </table:table-cell>
          <table:table-cell table:style-name="Table7.C2" office:value-type="string">
            <text:p text:style-name="P47">Modified by UserId </text:p>
          </table:table-cell>
        </table:table-row>
        <table:table-row>
          <table:table-cell table:style-name="Table7.A2" office:value-type="string">
            <text:p text:style-name="P29">Modified Date </text:p>
          </table:table-cell>
          <table:table-cell table:style-name="Table7.A2" office:value-type="string">
            <text:p text:style-name="P47">Date &amp; Time</text:p>
          </table:table-cell>
          <table:table-cell table:style-name="Table7.C2" office:value-type="string">
            <text:p text:style-name="P47">Modifed date and time. </text:p>
          </table:table-cell>
        </table:table-row>
      </table:table>
      <text:p text:style-name="P24"/>
      <text:p text:style-name="P36">Data requirements – Create the ParentsDetails table </text:p>
      <text:p text:style-name="P38"/>
      <table:table table:name="Table10" table:style-name="Table10">
        <table:table-column table:style-name="Table10.A"/>
        <table:table-column table:style-name="Table10.B"/>
        <table:table-column table:style-name="Table10.C"/>
        <table:table-row>
          <table:table-cell table:style-name="Table10.A1" office:value-type="string">
            <text:p text:style-name="P41">Data Element Name</text:p>
          </table:table-cell>
          <table:table-cell table:style-name="Table10.A1" office:value-type="string">
            <text:p text:style-name="P41">Format</text:p>
          </table:table-cell>
          <table:table-cell table:style-name="Table10.C1" office:value-type="string">
            <text:p text:style-name="P41">Description </text:p>
          </table:table-cell>
        </table:table-row>
        <table:table-row>
          <table:table-cell table:style-name="Table10.A2" office:value-type="string">
            <text:p text:style-name="P29">ParentsId</text:p>
          </table:table-cell>
          <table:table-cell table:style-name="Table10.A2" office:value-type="string">
            <text:p text:style-name="P22">Integer</text:p>
          </table:table-cell>
          <table:table-cell table:style-name="Table10.C2" office:value-type="string">
            <text:p text:style-name="P43">Unique Id Generated for Father/Mother details. This No will be used for other references. </text:p>
          </table:table-cell>
        </table:table-row>
        <table:table-row>
          <table:table-cell table:style-name="Table10.A2" office:value-type="string">
            <text:p text:style-name="P29">Full Name</text:p>
          </table:table-cell>
          <table:table-cell table:style-name="Table10.A2" office:value-type="string">
            <text:p text:style-name="P22">Varchar</text:p>
          </table:table-cell>
          <table:table-cell table:style-name="Table10.C2" office:value-type="string">
            <text:p text:style-name="P43">Full name of father/Mother</text:p>
          </table:table-cell>
        </table:table-row>
        <table:table-row>
          <table:table-cell table:style-name="Table10.A2" office:value-type="string">
            <text:p text:style-name="P29">Lastname</text:p>
          </table:table-cell>
          <table:table-cell table:style-name="Table10.A2" office:value-type="string">
            <text:p text:style-name="P22">Varchar</text:p>
          </table:table-cell>
          <table:table-cell table:style-name="Table10.C2" office:value-type="string">
            <text:p text:style-name="P43">Full name of father/Mother</text:p>
          </table:table-cell>
        </table:table-row>
        <table:table-row>
          <table:table-cell table:style-name="Table10.A2" office:value-type="string">
            <text:p text:style-name="P29">Religion</text:p>
          </table:table-cell>
          <table:table-cell table:style-name="Table10.A2" office:value-type="string">
            <text:p text:style-name="P43">Varchar</text:p>
          </table:table-cell>
          <table:table-cell table:style-name="Table10.C2" office:value-type="string">
            <text:p text:style-name="P43">Religion of father/Mother</text:p>
          </table:table-cell>
        </table:table-row>
        <table:table-row>
          <table:table-cell table:style-name="Table10.A2" office:value-type="string">
            <text:p text:style-name="P29">Caste</text:p>
          </table:table-cell>
          <table:table-cell table:style-name="Table10.A2" office:value-type="string">
            <text:p text:style-name="P43">Varchar</text:p>
          </table:table-cell>
          <table:table-cell table:style-name="Table10.C2" office:value-type="string">
            <text:p text:style-name="P43">Caste of father/Mother</text:p>
          </table:table-cell>
        </table:table-row>
        <table:table-row>
          <table:table-cell table:style-name="Table10.A2" office:value-type="string">
            <text:p text:style-name="P29">Dateofbirth</text:p>
          </table:table-cell>
          <table:table-cell table:style-name="Table10.A2" office:value-type="string">
            <text:p text:style-name="P43">Date</text:p>
          </table:table-cell>
          <table:table-cell table:style-name="Table10.C2" office:value-type="string">
            <text:p text:style-name="P43">DOB of <text:s/>father/Mother</text:p>
          </table:table-cell>
        </table:table-row>
        <table:table-row>
          <table:table-cell table:style-name="Table10.A2" office:value-type="string">
            <text:p text:style-name="P29">Age</text:p>
          </table:table-cell>
          <table:table-cell table:style-name="Table10.A2" office:value-type="string">
            <text:p text:style-name="P43">int</text:p>
          </table:table-cell>
          <table:table-cell table:style-name="Table10.C2" office:value-type="string">
            <text:p text:style-name="P43">Age of father / mother</text:p>
          </table:table-cell>
        </table:table-row>
        <table:table-row>
          <table:table-cell table:style-name="Table10.A2" office:value-type="string">
            <text:p text:style-name="P29">Address</text:p>
          </table:table-cell>
          <table:table-cell table:style-name="Table10.A2" office:value-type="string">
            <text:p text:style-name="P43">varchar</text:p>
          </table:table-cell>
          <table:table-cell table:style-name="Table10.C2" office:value-type="string">
            <text:p text:style-name="P43">Address of father/Mother</text:p>
          </table:table-cell>
        </table:table-row>
        <table:table-row>
          <table:table-cell table:style-name="Table10.A2" office:value-type="string">
            <text:p text:style-name="P29">Alive</text:p>
          </table:table-cell>
          <table:table-cell table:style-name="Table10.A2" office:value-type="string">
            <text:p text:style-name="P43">bit</text:p>
          </table:table-cell>
          <table:table-cell table:style-name="Table10.C2" office:value-type="string">
            <text:p text:style-name="P43">Is alive or not</text:p>
          </table:table-cell>
        </table:table-row>
        <table:table-row>
          <table:table-cell table:style-name="Table10.A2" office:value-type="string">
            <text:p text:style-name="P29">Created by</text:p>
          </table:table-cell>
          <table:table-cell table:style-name="Table10.A2" office:value-type="string">
            <text:p text:style-name="P47">varchar</text:p>
          </table:table-cell>
          <table:table-cell table:style-name="Table10.C2" office:value-type="string">
            <text:p text:style-name="P47">Created by USerId</text:p>
          </table:table-cell>
        </table:table-row>
        <table:table-row>
          <table:table-cell table:style-name="Table10.A2" office:value-type="string">
            <text:p text:style-name="P29">Created Date </text:p>
          </table:table-cell>
          <table:table-cell table:style-name="Table10.A2" office:value-type="string">
            <text:p text:style-name="P47">Date &amp; Time</text:p>
          </table:table-cell>
          <table:table-cell table:style-name="Table10.C2" office:value-type="string">
            <text:p text:style-name="P47">Created date and time</text:p>
          </table:table-cell>
        </table:table-row>
        <table:table-row>
          <table:table-cell table:style-name="Table10.A2" office:value-type="string">
            <text:p text:style-name="P29">Modified by </text:p>
          </table:table-cell>
          <table:table-cell table:style-name="Table10.A2" office:value-type="string">
            <text:p text:style-name="P47">varchar</text:p>
          </table:table-cell>
          <table:table-cell table:style-name="Table10.C2" office:value-type="string">
            <text:p text:style-name="P47">Modified by UserId </text:p>
          </table:table-cell>
        </table:table-row>
        <table:table-row>
          <table:table-cell table:style-name="Table10.A2" office:value-type="string">
            <text:p text:style-name="P29">Modified Date </text:p>
          </table:table-cell>
          <table:table-cell table:style-name="Table10.A2" office:value-type="string">
            <text:p text:style-name="P47">Date &amp; Time</text:p>
          </table:table-cell>
          <table:table-cell table:style-name="Table10.C2" office:value-type="string">
            <text:p text:style-name="P47">Modifed date and time. </text:p>
          </table:table-cell>
        </table:table-row>
      </table:table>
      <text:p text:style-name="P36"/>
      <text:p text:style-name="P36"/>
      <text:p text:style-name="P36">Data requirements – Create the ProofDetails table </text:p>
      <text:p text:style-name="P34"/>
      <table:table table:name="Table8" table:style-name="Table8">
        <table:table-column table:style-name="Table8.A"/>
        <table:table-column table:style-name="Table8.B"/>
        <table:table-column table:style-name="Table8.C"/>
        <table:table-row>
          <table:table-cell table:style-name="Table8.A1" office:value-type="string">
            <text:p text:style-name="P41">Data Element Name</text:p>
          </table:table-cell>
          <table:table-cell table:style-name="Table8.A1" office:value-type="string">
            <text:p text:style-name="P41">Format</text:p>
          </table:table-cell>
          <table:table-cell table:style-name="Table8.C1" office:value-type="string">
            <text:p text:style-name="P41">Description </text:p>
          </table:table-cell>
        </table:table-row>
        <table:table-row>
          <table:table-cell table:style-name="Table8.A2" office:value-type="string">
            <text:p text:style-name="P29">ProofId</text:p>
          </table:table-cell>
          <table:table-cell table:style-name="Table8.A2" office:value-type="string">
            <text:p text:style-name="P22">Integer</text:p>
          </table:table-cell>
          <table:table-cell table:style-name="Table8.C2" office:value-type="string">
            <text:p text:style-name="P43">Unique Id Generated for Husband/Wife proof details. This No will be used for other references. <text:s/></text:p>
          </table:table-cell>
        </table:table-row>
        <table:table-row>
          <table:table-cell table:style-name="Table8.A2" office:value-type="string">
            <text:p text:style-name="P29">ProofType</text:p>
          </table:table-cell>
          <table:table-cell table:style-name="Table8.A2" office:value-type="string">
            <text:p text:style-name="P22">Varchar</text:p>
          </table:table-cell>
          <table:table-cell table:style-name="Table8.C2" office:value-type="string">
            <text:p text:style-name="P43">Type of proof (Age, Address,Id) of Husband/Wife</text:p>
          </table:table-cell>
        </table:table-row>
        <table:table-row>
          <table:table-cell table:style-name="Table8.A2" office:value-type="string">
            <text:p text:style-name="P29">ProofNo</text:p>
          </table:table-cell>
          <table:table-cell table:style-name="Table8.A2" office:value-type="string">
            <text:p text:style-name="P22">nvarchar</text:p>
          </table:table-cell>
          <table:table-cell table:style-name="Table8.C2" office:value-type="string">
            <text:p text:style-name="P43">Proof number of the proof</text:p>
          </table:table-cell>
        </table:table-row>
        <table:table-row>
          <table:table-cell table:style-name="Table8.A2" office:value-type="string">
            <text:p text:style-name="P29">Proofcopy</text:p>
          </table:table-cell>
          <table:table-cell table:style-name="Table8.A2" office:value-type="string">
            <text:p text:style-name="P43">nvarchar</text:p>
          </table:table-cell>
          <table:table-cell table:style-name="Table8.C2" office:value-type="string">
            <text:p text:style-name="P43">Path of the uploaded proof copy</text:p>
          </table:table-cell>
        </table:table-row>
        <text:soft-page-break/>
        <table:table-row>
          <table:table-cell table:style-name="Table8.A2" office:value-type="string">
            <text:p text:style-name="P29">Created by</text:p>
          </table:table-cell>
          <table:table-cell table:style-name="Table8.A2" office:value-type="string">
            <text:p text:style-name="P47">varchar</text:p>
          </table:table-cell>
          <table:table-cell table:style-name="Table8.C2" office:value-type="string">
            <text:p text:style-name="P47">Created by USerId</text:p>
          </table:table-cell>
        </table:table-row>
        <table:table-row>
          <table:table-cell table:style-name="Table8.A2" office:value-type="string">
            <text:p text:style-name="P29">Created Date </text:p>
          </table:table-cell>
          <table:table-cell table:style-name="Table8.A2" office:value-type="string">
            <text:p text:style-name="P47">Date &amp; Time</text:p>
          </table:table-cell>
          <table:table-cell table:style-name="Table8.C2" office:value-type="string">
            <text:p text:style-name="P47">Created date and time</text:p>
          </table:table-cell>
        </table:table-row>
        <table:table-row>
          <table:table-cell table:style-name="Table8.A2" office:value-type="string">
            <text:p text:style-name="P29">Modified by </text:p>
          </table:table-cell>
          <table:table-cell table:style-name="Table8.A2" office:value-type="string">
            <text:p text:style-name="P47">varchar</text:p>
          </table:table-cell>
          <table:table-cell table:style-name="Table8.C2" office:value-type="string">
            <text:p text:style-name="P47">Modified by UserId </text:p>
          </table:table-cell>
        </table:table-row>
        <table:table-row>
          <table:table-cell table:style-name="Table8.A2" office:value-type="string">
            <text:p text:style-name="P29">Modified Date </text:p>
          </table:table-cell>
          <table:table-cell table:style-name="Table8.A2" office:value-type="string">
            <text:p text:style-name="P47">Date &amp; Time</text:p>
          </table:table-cell>
          <table:table-cell table:style-name="Table8.C2" office:value-type="string">
            <text:p text:style-name="P47">Modifed date and time. </text:p>
          </table:table-cell>
        </table:table-row>
      </table:table>
      <text:p text:style-name="P24"/>
      <text:p text:style-name="P24"/>
      <text:p text:style-name="P24"/>
      <text:p text:style-name="P24"/>
      <text:list xml:id="list39487035" text:continue-list="list39496154" text:style-name="L20">
        <text:list-item>
          <text:list>
            <text:list-item>
              <text:list>
                <text:list-header>
                  <text:p text:style-name="P195">CRUD Operation 3: View <text:s/>Marriage Register Application</text:p>
                </text:list-header>
              </text:list>
            </text:list-item>
          </text:list>
        </text:list-item>
      </text:list>
      <text:list xml:id="list1154795766351685783" text:style-name="L23">
        <text:list-item>
          <text:p text:style-name="P152">Primary user: User </text:p>
        </text:list-item>
        <text:list-item>
          <text:p text:style-name="P81">Primary user Actions: <text:s/>User can <text:span text:style-name="T16">view the list of Marriage Register <text:s/>application(Draft &amp; Submitted) .The details include: <text:s/>Husband name, wife name, marriage date, marriage location, SR office, submitted date and view link.</text:span></text:p>
        </text:list-item>
        <text:list-item>
          <text:p text:style-name="P119"><text:span text:style-name="T24">Input Criteria- <text:s/>User</text:span><text:span text:style-name="T17"> <text:s/>can search the details using View ALL/ enter the Application ID AND/OR AND/OR Marriage Location AND/OR SRO AND/OR Husband's or wife's name, AND/OR Marriage location .</text:span></text:p>
        </text:list-item>
        <text:list-item>
          <text:p text:style-name="P119"><text:span text:style-name="T24">Output: <text:s/>Display the Application details </text:span><text:span text:style-name="T27"><text:s text:c="2"/></text:span><text:span text:style-name="T24">according to the input criteria in the sorting</text:span><text:span text:style-name="T27"> order of Husband/Wife <text:s/>Name or Date of marriage or Marriage Location (Alphabetic order)</text:span></text:p>
        </text:list-item>
        <text:list-item>
          <text:p text:style-name="P152">Condition – The System should not allow the user to view any other record. Relevant messages for records not found should also be handled. Submitted date can be created date or Modified date(if there are changes between created and modifed date). On clicking the view link full details of the application should be displayed in pop up window. </text:p>
        </text:list-item>
      </text:list>
      <text:list xml:id="list4380406937409842278" text:style-name="L24">
        <text:list-item>
          <text:list>
            <text:list-item>
              <text:list>
                <text:list-header>
                  <text:p text:style-name="P198"/>
                  <text:p text:style-name="P196">CRUD Operation 4: Edit <text:s/>Marriage Register Application</text:p>
                </text:list-header>
              </text:list>
            </text:list-item>
          </text:list>
        </text:list-item>
      </text:list>
      <text:list xml:id="list8347376998540648125" text:style-name="L25">
        <text:list-item>
          <text:p text:style-name="P153">Primary user: User </text:p>
        </text:list-item>
        <text:list-item>
          <text:p text:style-name="P82">Primary user Actions: User can edit<text:span text:style-name="T16"> the Marriage Register <text:s/>application which saved as Draft. <text:s/>The details include: <text:s/>Husband /Wife name(if any change), marriage date(if any change), marriage location (if any change), SR office (if any change), Address details(if any change) occupation (if any change) parents details (if any change) proof details (if any change) and edit link.</text:span></text:p>
        </text:list-item>
        <text:list-item>
          <text:p text:style-name="P120"><text:span text:style-name="T24">Input Criteria- <text:s/>User</text:span><text:span text:style-name="T17"> <text:s/>can search the details using previous operations</text:span></text:p>
        </text:list-item>
        <text:list-item>
          <text:p text:style-name="P120"><text:span text:style-name="T24">Output: <text:s/>Display the Application details </text:span><text:span text:style-name="T27"><text:s text:c="2"/></text:span><text:span text:style-name="T24">according to the input criteria in the sorting</text:span><text:span text:style-name="T27"> order of Husband/Wife <text:s/>Name or Date of marriage or Marriage Location (Alphabetic order)</text:span></text:p>
        </text:list-item>
        <text:list-item>
          <text:p text:style-name="P153">Condition – The System should not allow the user to view any other record. Relevant messages for records not found should also be handled. Submitted date can be created date or Modified date(if there are changes between created and modifed date). On clicking the edit link, full details of the application should <text:s/>be displayed in pop up window to proceed edit functionality. This edit should happen only for partially saved application.(Aplication should not <text:s/>able to edit by user after submit)</text:p>
        </text:list-item>
      </text:list>
      <text:p text:style-name="P4"/>
      <text:list xml:id="list7032726019912894169" text:style-name="L26">
        <text:list-item>
          <text:list>
            <text:list-item>
              <text:list>
                <text:list-header>
                  <text:p text:style-name="P197">CRUD Operation 4: Delete <text:s/>Marriage Register Application</text:p>
                </text:list-header>
              </text:list>
            </text:list-item>
          </text:list>
        </text:list-item>
      </text:list>
      <text:list xml:id="list6994693010470661069" text:style-name="L27">
        <text:list-item>
          <text:p text:style-name="P154"><text:soft-page-break/>Primary user: User </text:p>
        </text:list-item>
        <text:list-item>
          <text:p text:style-name="P83">Primary user Actions: User can delete<text:span text:style-name="T16"> the Marriage Register application which saved as Draft..The details include: <text:s/>Husband /Wife name(if any change), marriage date(if any change), marriage </text:span><text:span text:style-name="T16">location (if any change), SR office (if any change), Address details(if any change) occupation (if </text:span><text:span text:style-name="T16">any change) parents details (if any change) proof details (if any change) with check box. </text:span></text:p>
        </text:list-item>
        <text:list-item>
          <text:p text:style-name="P121"><text:span text:style-name="T24">Input Criteria- <text:s/>User</text:span><text:span text:style-name="T17"> <text:s/>can search the details using previous operations</text:span></text:p>
        </text:list-item>
        <text:list-item>
          <text:p text:style-name="P121"><text:span text:style-name="T24">Output: <text:s/>Display the Application details </text:span><text:span text:style-name="T27"><text:s text:c="2"/></text:span><text:span text:style-name="T24">according to the input criteria in the sorting</text:span><text:span text:style-name="T27"> order of Husband/Wife <text:s/>Name or Date of marriage or Marriage Location (Alphabetic order)</text:span></text:p>
        </text:list-item>
        <text:list-item>
          <text:p text:style-name="P154">Condition – The System should not allow the user to view any other record. Relevant messages for records not found should also be handled. Submitted date can be created date or Modified date(if changes between created and modifed date). Multiple records can able deleted at a time using check box .</text:p>
          <text:p text:style-name="P167"/>
        </text:list-item>
      </text:list>
      <text:list xml:id="list39501430" text:continue-list="list39487035" text:style-name="L20">
        <text:list-header>
          <text:p text:style-name="P181">Module <text:s/>II: User <text:s/>Management</text:p>
          <text:p text:style-name="P147">CRUD 2: Online Payment</text:p>
          <text:list>
            <text:list-item>
              <text:list>
                <text:list-item>
                  <text:list>
                    <text:list-item>
                      <text:list>
                        <text:list-item>
                          <text:list>
                            <text:list-header>
                              <text:p text:style-name="P199">CRUD Operation 1: Netbanking. </text:p>
                            </text:list-header>
                          </text:list>
                        </text:list-item>
                      </text:list>
                    </text:list-item>
                  </text:list>
                </text:list-item>
              </text:list>
            </text:list-item>
          </text:list>
        </text:list-header>
      </text:list>
      <text:list xml:id="list6129461365500845667" text:style-name="L28">
        <text:list-item>
          <text:p text:style-name="P155">Primary user: User</text:p>
        </text:list-item>
        <text:list-item>
          <text:p text:style-name="P84">Primary user Actions: The login User should make the payment before submitting the application through online payment . Payment mode can be of two types Netbanking and Cheque. <text:s text:c="2"/>Users should select the bank through which they want to pay and payment amount will be calculated by the system based on a Fee structure. <text:s/>\</text:p>
        </text:list-item>
        <text:list-item>
          <text:p text:style-name="P84">Input Criteria-The user selects bank <text:s/>and <text:s/>bank branch and the amount should <text:s/>becalculated by the system. If payment mode is cheque the user should enter cheque number. The unique payment id should be generated.</text:p>
        </text:list-item>
        <text:list-item>
          <text:p text:style-name="P84">Output: <text:span text:style-name="T2"><text:s/></text:span><text:span text:style-name="T3">Payment Successful message should be shown once payment is done. </text:span><text:span text:style-name="T2"><text:s/>Display the receipt with unique receipt id and the details of the amount paid by the user.</text:span></text:p>
        </text:list-item>
        <text:list-item>
          <text:p text:style-name="P155">Condition –The System should not allow the user to create a wrong record. The system should automatically calculate the fees as per fee structure. </text:p>
        </text:list-item>
      </text:list>
      <text:list xml:id="list8914664041507492186" text:style-name="L29">
        <text:list-item>
          <text:list>
            <text:list-item>
              <text:list>
                <text:list-item>
                  <text:list>
                    <text:list-item>
                      <text:list>
                        <text:list-item>
                          <text:list>
                            <text:list-header>
                              <text:p text:style-name="P200"/>
                            </text:list-header>
                          </text:list>
                        </text:list-item>
                      </text:list>
                    </text:list-item>
                  </text:list>
                </text:list-item>
              </text:list>
            </text:list-item>
          </text:list>
        </text:list-item>
      </text:list>
      <text:p text:style-name="P5">Note : <text:span text:style-name="T21">(Payment is not in the scope of this case study and payment details could be saved in the system)</text:span></text:p>
      <text:p text:style-name="P8"/>
      <text:p text:style-name="P37">Data requirements – Create the Payment table </text:p>
      <text:p text:style-name="P34"/>
      <table:table table:name="Table9" table:style-name="Table9">
        <table:table-column table:style-name="Table9.A"/>
        <table:table-column table:style-name="Table9.B"/>
        <table:table-column table:style-name="Table9.C"/>
        <table:table-row>
          <table:table-cell table:style-name="Table9.A1" office:value-type="string">
            <text:p text:style-name="P41">Data Element Name</text:p>
          </table:table-cell>
          <table:table-cell table:style-name="Table9.A1" office:value-type="string">
            <text:p text:style-name="P41">Format</text:p>
          </table:table-cell>
          <table:table-cell table:style-name="Table9.C1" office:value-type="string">
            <text:p text:style-name="P41">Description </text:p>
          </table:table-cell>
        </table:table-row>
        <table:table-row>
          <table:table-cell table:style-name="Table9.A2" office:value-type="string">
            <text:p text:style-name="P29">Payment Id</text:p>
          </table:table-cell>
          <table:table-cell table:style-name="Table9.A2" office:value-type="string">
            <text:p text:style-name="P22">Integer</text:p>
          </table:table-cell>
          <table:table-cell table:style-name="Table9.C2" office:value-type="string">
            <text:p text:style-name="P43">Unique Id Generated for Payment This No will be used for other references. <text:s/></text:p>
          </table:table-cell>
        </table:table-row>
        <table:table-row>
          <table:table-cell table:style-name="Table9.A2" office:value-type="string">
            <text:p text:style-name="P29">Payment Type</text:p>
          </table:table-cell>
          <table:table-cell table:style-name="Table9.A2" office:value-type="string">
            <text:p text:style-name="P22">Varchar</text:p>
          </table:table-cell>
          <table:table-cell table:style-name="Table9.C2" office:value-type="string">
            <text:p text:style-name="P43">Netbanking or cheque</text:p>
          </table:table-cell>
        </table:table-row>
        <table:table-row>
          <table:table-cell table:style-name="Table9.A2" office:value-type="string">
            <text:p text:style-name="P29">Ref ID/Cheque No</text:p>
          </table:table-cell>
          <table:table-cell table:style-name="Table9.A2" office:value-type="string">
            <text:p text:style-name="P22">varchar</text:p>
          </table:table-cell>
          <table:table-cell table:style-name="Table9.C2" office:value-type="string">
            <text:p text:style-name="P43">References Id if payment type is netbanking, cheque no if payment type is cheque.</text:p>
          </table:table-cell>
        </table:table-row>
        <table:table-row>
          <table:table-cell table:style-name="Table9.A2" office:value-type="string">
            <text:p text:style-name="P29">Amount</text:p>
          </table:table-cell>
          <table:table-cell table:style-name="Table9.A2" office:value-type="string">
            <text:p text:style-name="P22">nvarchar</text:p>
          </table:table-cell>
          <table:table-cell table:style-name="Table9.C2" office:value-type="string">
            <text:p text:style-name="P43">Paid amount</text:p>
          </table:table-cell>
        </table:table-row>
        <text:soft-page-break/>
        <table:table-row>
          <table:table-cell table:style-name="Table9.A2" office:value-type="string">
            <text:p text:style-name="P29">Receipt No</text:p>
          </table:table-cell>
          <table:table-cell table:style-name="Table9.A2" office:value-type="string">
            <text:p text:style-name="P22">nvarchar</text:p>
          </table:table-cell>
          <table:table-cell table:style-name="Table9.C2" office:value-type="string">
            <text:p text:style-name="P43">Payment Receipt number</text:p>
          </table:table-cell>
        </table:table-row>
        <table:table-row>
          <table:table-cell table:style-name="Table9.A2" office:value-type="string">
            <text:p text:style-name="P29">Receipt Path</text:p>
          </table:table-cell>
          <table:table-cell table:style-name="Table9.A2" office:value-type="string">
            <text:p text:style-name="P22">varchar</text:p>
          </table:table-cell>
          <table:table-cell table:style-name="Table9.C2" office:value-type="string">
            <text:p text:style-name="P43">Path of the receipt document(pdf)</text:p>
          </table:table-cell>
        </table:table-row>
        <table:table-row>
          <table:table-cell table:style-name="Table9.A2" office:value-type="string">
            <text:p text:style-name="P29">Bank</text:p>
          </table:table-cell>
          <table:table-cell table:style-name="Table9.A2" office:value-type="string">
            <text:p text:style-name="P43">nvarchar</text:p>
          </table:table-cell>
          <table:table-cell table:style-name="Table9.C2" office:value-type="string">
            <text:p text:style-name="P43">Name of the bank</text:p>
          </table:table-cell>
        </table:table-row>
        <table:table-row>
          <table:table-cell table:style-name="Table9.A2" office:value-type="string">
            <text:p text:style-name="P29">Branch</text:p>
          </table:table-cell>
          <table:table-cell table:style-name="Table9.A2" office:value-type="string">
            <text:p text:style-name="P47">varchar</text:p>
          </table:table-cell>
          <table:table-cell table:style-name="Table9.C2" office:value-type="string">
            <text:p text:style-name="P47">Name of the bank branch</text:p>
          </table:table-cell>
        </table:table-row>
        <table:table-row>
          <table:table-cell table:style-name="Table9.A2" office:value-type="string">
            <text:p text:style-name="P29">Transaction Date</text:p>
          </table:table-cell>
          <table:table-cell table:style-name="Table9.A2" office:value-type="string">
            <text:p text:style-name="P47">Date &amp; Time</text:p>
          </table:table-cell>
          <table:table-cell table:style-name="Table9.C2" office:value-type="string">
            <text:p text:style-name="P47">Transaction date</text:p>
          </table:table-cell>
        </table:table-row>
        <table:table-row>
          <table:table-cell table:style-name="Table9.A2" office:value-type="string">
            <text:p text:style-name="P29">Created by</text:p>
          </table:table-cell>
          <table:table-cell table:style-name="Table9.A2" office:value-type="string">
            <text:p text:style-name="P47">varchar</text:p>
          </table:table-cell>
          <table:table-cell table:style-name="Table9.C2" office:value-type="string">
            <text:p text:style-name="P47">Created by USerId</text:p>
          </table:table-cell>
        </table:table-row>
        <table:table-row>
          <table:table-cell table:style-name="Table9.A2" office:value-type="string">
            <text:p text:style-name="P29">Created Date </text:p>
          </table:table-cell>
          <table:table-cell table:style-name="Table9.A2" office:value-type="string">
            <text:p text:style-name="P47">Date &amp; Time</text:p>
          </table:table-cell>
          <table:table-cell table:style-name="Table9.C2" office:value-type="string">
            <text:p text:style-name="P47">Created date and time</text:p>
          </table:table-cell>
        </table:table-row>
        <table:table-row>
          <table:table-cell table:style-name="Table9.A2" office:value-type="string">
            <text:p text:style-name="P29">Modified by </text:p>
          </table:table-cell>
          <table:table-cell table:style-name="Table9.A2" office:value-type="string">
            <text:p text:style-name="P47">varchar</text:p>
          </table:table-cell>
          <table:table-cell table:style-name="Table9.C2" office:value-type="string">
            <text:p text:style-name="P47">Modified by UserId </text:p>
          </table:table-cell>
        </table:table-row>
        <table:table-row>
          <table:table-cell table:style-name="Table9.A2" office:value-type="string">
            <text:p text:style-name="P29">Modified Date </text:p>
          </table:table-cell>
          <table:table-cell table:style-name="Table9.A2" office:value-type="string">
            <text:p text:style-name="P47">Date &amp; Time</text:p>
          </table:table-cell>
          <table:table-cell table:style-name="Table9.C2" office:value-type="string">
            <text:p text:style-name="P47">Modifed date and time. </text:p>
          </table:table-cell>
        </table:table-row>
      </table:table>
      <text:p text:style-name="P25"/>
      <text:p text:style-name="P25"/>
      <text:list xml:id="list39484701" text:continue-list="list39501430" text:style-name="L20">
        <text:list-item>
          <text:list>
            <text:list-header>
              <text:p text:style-name="P201">Module <text:s/>II: User <text:s/>Management</text:p>
              <text:p text:style-name="P202">CRUD 4: <text:s/>View Application Status</text:p>
              <text:p text:style-name="P204">CRUD Operation 1: View Applciation Status</text:p>
            </text:list-header>
          </text:list>
        </text:list-item>
      </text:list>
      <text:list xml:id="list2495258997362905601" text:style-name="L30">
        <text:list-item>
          <text:p text:style-name="P156">Primary user: User </text:p>
        </text:list-item>
        <text:list-item>
          <text:p text:style-name="P85">Primary user Actions: <text:s/>User can <text:span text:style-name="T16">view the list of <text:s/>application created. <text:s/>The details include: Husband and wife Firstname, lastname, address, parents details,marriage details and status of marriage register.</text:span></text:p>
        </text:list-item>
        <text:list-item>
          <text:p text:style-name="P122"><text:span text:style-name="T24">Input Criteria- <text:s/>User</text:span><text:span text:style-name="T17"> <text:s/>can search the details using View ALL/ enter the Application ID AND/OR Husband/Wife Name AND/OR Marriage date AND/OR Marriage Location </text:span></text:p>
        </text:list-item>
        <text:list-item>
          <text:p text:style-name="P122"><text:span text:style-name="T24">Output: <text:s/>Display the Application status details of the User</text:span><text:span text:style-name="T27"> <text:s/></text:span><text:span text:style-name="T24">according to the input criteria in the sorting</text:span><text:span text:style-name="T27"> order of First Name or Marriage date or <text:s/>marriage location (Alphabetic order)</text:span></text:p>
        </text:list-item>
        <text:list-item>
          <text:p text:style-name="P169">Condition – The System should not allow the user to view any other record. Relevant messages for records not found should also be handled. The status of each stage can be viewed by user.</text:p>
        </text:list-item>
      </text:list>
      <text:p text:style-name="P3"/>
      <text:p text:style-name="P3"/>
      <text:p text:style-name="P3"/>
      <text:p text:style-name="P3"/>
      <text:p text:style-name="P3">Sample Data</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42">Applicaton No</text:p>
          </table:table-cell>
          <table:table-cell table:style-name="Table13.A1" office:value-type="string">
            <text:p text:style-name="P42">Husband Name</text:p>
          </table:table-cell>
          <table:table-cell table:style-name="Table13.A1" office:value-type="string">
            <text:p text:style-name="P42">Wife Name</text:p>
          </table:table-cell>
          <table:table-cell table:style-name="Table13.A1" office:value-type="string">
            <text:p text:style-name="P42">Marriage Date</text:p>
          </table:table-cell>
          <table:table-cell table:style-name="Table13.A1" office:value-type="string">
            <text:p text:style-name="P42">Marriage Location</text:p>
          </table:table-cell>
          <table:table-cell table:style-name="Table13.A1" office:value-type="string">
            <text:p text:style-name="P42">SRO Address</text:p>
          </table:table-cell>
          <table:table-cell table:style-name="Table13.G1" office:value-type="string">
            <text:p text:style-name="P42">Status</text:p>
          </table:table-cell>
        </table:table-row>
        <table:table-row>
          <table:table-cell table:style-name="Table13.A2" office:value-type="string">
            <text:p text:style-name="P42">MRA001</text:p>
          </table:table-cell>
          <table:table-cell table:style-name="Table13.A2" office:value-type="string">
            <text:p text:style-name="P42">Jayasekar</text:p>
          </table:table-cell>
          <table:table-cell table:style-name="Table13.A2" office:value-type="string">
            <text:p text:style-name="P42">Niveda</text:p>
          </table:table-cell>
          <table:table-cell table:style-name="Table13.D2" office:value-type="date" office:date-value="2011-12-02">
            <text:p text:style-name="P42">12/02/11</text:p>
          </table:table-cell>
          <table:table-cell table:style-name="Table13.A2" office:value-type="string">
            <text:p text:style-name="P42">Santhome</text:p>
          </table:table-cell>
          <table:table-cell table:style-name="Table13.A2" office:value-type="string">
            <text:p text:style-name="P42"><text:s/>xyz</text:p>
          </table:table-cell>
          <table:table-cell table:style-name="Table13.G2" office:value-type="string">
            <text:p text:style-name="P42">Pending with SR Assistants</text:p>
          </table:table-cell>
        </table:table-row>
        <table:table-row>
          <table:table-cell table:style-name="Table13.A2" office:value-type="string">
            <text:p text:style-name="P42">MRA002</text:p>
          </table:table-cell>
          <table:table-cell table:style-name="Table13.A2" office:value-type="string">
            <text:p text:style-name="P42">Arun</text:p>
          </table:table-cell>
          <table:table-cell table:style-name="Table13.A2" office:value-type="string">
            <text:p text:style-name="P42">Niranjini</text:p>
          </table:table-cell>
          <table:table-cell table:style-name="Table13.D2" office:value-type="date" office:date-value="2012-04-04">
            <text:p text:style-name="P42">04/04/12</text:p>
          </table:table-cell>
          <table:table-cell table:style-name="Table13.A2" office:value-type="string">
            <text:p text:style-name="P42">Myalapore </text:p>
          </table:table-cell>
          <table:table-cell table:style-name="Table13.A2" office:value-type="string">
            <text:p text:style-name="P42">xyz</text:p>
          </table:table-cell>
          <table:table-cell table:style-name="Table13.G2" office:value-type="string">
            <text:p text:style-name="P42">Pending with SR</text:p>
          </table:table-cell>
        </table:table-row>
        <table:table-row>
          <table:table-cell table:style-name="Table13.A2" office:value-type="string">
            <text:p text:style-name="P42">MRA003</text:p>
          </table:table-cell>
          <table:table-cell table:style-name="Table13.A2" office:value-type="string">
            <text:p text:style-name="P42">Srinivasan</text:p>
          </table:table-cell>
          <table:table-cell table:style-name="Table13.A2" office:value-type="string">
            <text:p text:style-name="P42">Karpagam</text:p>
          </table:table-cell>
          <table:table-cell table:style-name="Table13.D2" office:value-type="date" office:date-value="2013-05-04">
            <text:p text:style-name="P42">05/04/13</text:p>
          </table:table-cell>
          <table:table-cell table:style-name="Table13.A2" office:value-type="string">
            <text:p text:style-name="P42">T Nagar</text:p>
          </table:table-cell>
          <table:table-cell table:style-name="Table13.A2" office:value-type="string">
            <text:p text:style-name="P42">xyz</text:p>
          </table:table-cell>
          <table:table-cell table:style-name="Table13.G2" office:value-type="string">
            <text:p text:style-name="P42">Approved</text:p>
          </table:table-cell>
        </table:table-row>
      </table:table>
      <text:p text:style-name="P18"/>
      <text:p text:style-name="P18"/>
      <text:p text:style-name="P18"><text:soft-page-break/></text:p>
      <text:list xml:id="list4640240670449453627" text:style-name="L31">
        <text:list-item>
          <text:list>
            <text:list-header>
              <text:p text:style-name="P205">Module <text:s/>II: User <text:s/>Management</text:p>
              <text:p text:style-name="P205">CRUD 5: <text:s/>Search and Download Marriage Certificate</text:p>
              <text:p text:style-name="P205">CRUD Operation 1: Search Marriage Register Application </text:p>
            </text:list-header>
          </text:list>
        </text:list-item>
      </text:list>
      <text:list xml:id="list7948338456163855154" text:style-name="L32">
        <text:list-item>
          <text:p text:style-name="P157">Primary user: User </text:p>
        </text:list-item>
        <text:list-item>
          <text:p text:style-name="P86">Primary user Actions: <text:s/>User can <text:span text:style-name="T16">view the list of <text:s/>approved application. <text:s text:c="2"/>The details include: Husband </text:span><text:span text:style-name="T16">and wife Firstname, lastname, address, parents details,marriage details and the link to download the copy of Marriage certificate(pdf).</text:span></text:p>
        </text:list-item>
        <text:list-item>
          <text:p text:style-name="P123"><text:span text:style-name="T24">Input Criteria- <text:s/>User</text:span><text:span text:style-name="T17"> <text:s/>can search the details using View ALL/ enter the Application ID AND/OR Husband's/Wife's Name AND/OR Marriage date AND/OR Marriage Location </text:span></text:p>
        </text:list-item>
        <text:list-item>
          <text:p text:style-name="P123"><text:span text:style-name="T24">Output: <text:s/>Display the Application <text:s/>details of the User</text:span><text:span text:style-name="T27"> <text:s/></text:span><text:span text:style-name="T24">according to the input criteria in the sorting</text:span><text:span text:style-name="T27"> </text:span><text:span text:style-name="T27">order of First Name or Marriage date or <text:s/>marriage location (Alphabetic order)</text:span></text:p>
        </text:list-item>
        <text:list-item>
          <text:p text:style-name="P170">Condition – The System should not allow the user to view any other record. Relevant messages for records not found should also be handled. The user can download the certificate.</text:p>
        </text:list-item>
      </text:list>
      <text:p text:style-name="P3"/>
      <text:p text:style-name="P3">Sample Data</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42">Applicaton No</text:p>
          </table:table-cell>
          <table:table-cell table:style-name="Table14.A1" office:value-type="string">
            <text:p text:style-name="P42">Husband Name</text:p>
          </table:table-cell>
          <table:table-cell table:style-name="Table14.A1" office:value-type="string">
            <text:p text:style-name="P42">Wife Name</text:p>
          </table:table-cell>
          <table:table-cell table:style-name="Table14.A1" office:value-type="string">
            <text:p text:style-name="P42">Marriage Date</text:p>
          </table:table-cell>
          <table:table-cell table:style-name="Table14.A1" office:value-type="string">
            <text:p text:style-name="P42">Marriage Location</text:p>
          </table:table-cell>
          <table:table-cell table:style-name="Table14.A1" office:value-type="string">
            <text:p text:style-name="P42">SRO Address</text:p>
          </table:table-cell>
          <table:table-cell table:style-name="Table14.G1" office:value-type="string">
            <text:p text:style-name="P42">Marraige Certificate</text:p>
          </table:table-cell>
        </table:table-row>
        <table:table-row>
          <table:table-cell table:style-name="Table14.A2" office:value-type="string">
            <text:p text:style-name="P42">MRA001</text:p>
          </table:table-cell>
          <table:table-cell table:style-name="Table14.A2" office:value-type="string">
            <text:p text:style-name="P42">Jayasekar</text:p>
          </table:table-cell>
          <table:table-cell table:style-name="Table14.A2" office:value-type="string">
            <text:p text:style-name="P42">Niveda</text:p>
          </table:table-cell>
          <table:table-cell table:style-name="Table14.D2" office:value-type="date" office:date-value="2011-12-02">
            <text:p text:style-name="P42">12/02/11</text:p>
          </table:table-cell>
          <table:table-cell table:style-name="Table14.A2" office:value-type="string">
            <text:p text:style-name="P42">Santhome</text:p>
          </table:table-cell>
          <table:table-cell table:style-name="Table14.A2" office:value-type="string">
            <text:p text:style-name="P42"><text:s/>xyz</text:p>
          </table:table-cell>
          <table:table-cell table:style-name="Table14.G2" office:value-type="string">
            <text:p text:style-name="P42">Link</text:p>
          </table:table-cell>
        </table:table-row>
        <table:table-row>
          <table:table-cell table:style-name="Table14.A2" office:value-type="string">
            <text:p text:style-name="P42">MRA002</text:p>
          </table:table-cell>
          <table:table-cell table:style-name="Table14.A2" office:value-type="string">
            <text:p text:style-name="P42">Arun</text:p>
          </table:table-cell>
          <table:table-cell table:style-name="Table14.A2" office:value-type="string">
            <text:p text:style-name="P42">Niranjini</text:p>
          </table:table-cell>
          <table:table-cell table:style-name="Table14.D2" office:value-type="date" office:date-value="2012-04-04">
            <text:p text:style-name="P42">04/04/12</text:p>
          </table:table-cell>
          <table:table-cell table:style-name="Table14.A2" office:value-type="string">
            <text:p text:style-name="P42">Myalapore </text:p>
          </table:table-cell>
          <table:table-cell table:style-name="Table14.A2" office:value-type="string">
            <text:p text:style-name="P42">xyz</text:p>
          </table:table-cell>
          <table:table-cell table:style-name="Table14.G2" office:value-type="string">
            <text:p text:style-name="P42">Link</text:p>
          </table:table-cell>
        </table:table-row>
        <table:table-row>
          <table:table-cell table:style-name="Table14.A2" office:value-type="string">
            <text:p text:style-name="P42">MRA003</text:p>
          </table:table-cell>
          <table:table-cell table:style-name="Table14.A2" office:value-type="string">
            <text:p text:style-name="P42">Srinivasan</text:p>
          </table:table-cell>
          <table:table-cell table:style-name="Table14.A2" office:value-type="string">
            <text:p text:style-name="P42">Karpagam</text:p>
          </table:table-cell>
          <table:table-cell table:style-name="Table14.D2" office:value-type="date" office:date-value="2013-05-04">
            <text:p text:style-name="P42">05/04/13</text:p>
          </table:table-cell>
          <table:table-cell table:style-name="Table14.A2" office:value-type="string">
            <text:p text:style-name="P42">T Nagar</text:p>
          </table:table-cell>
          <table:table-cell table:style-name="Table14.A2" office:value-type="string">
            <text:p text:style-name="P42">xyz</text:p>
          </table:table-cell>
          <table:table-cell table:style-name="Table14.G2" office:value-type="string">
            <text:p text:style-name="P42">Link</text:p>
          </table:table-cell>
        </table:table-row>
      </table:table>
      <text:p text:style-name="P3"/>
      <text:list xml:id="list5325265433534107115" text:style-name="L33">
        <text:list-item>
          <text:list>
            <text:list-header>
              <text:p text:style-name="P206">CRUD Operation 2:Download Marraige Certificate</text:p>
            </text:list-header>
          </text:list>
        </text:list-item>
      </text:list>
      <text:list xml:id="list2592256081038474384" text:style-name="L34">
        <text:list-item>
          <text:p text:style-name="P158">Primary user: User </text:p>
        </text:list-item>
      </text:list>
      <text:list xml:id="list3735829213617896162" text:style-name="L35">
        <text:list-item>
          <text:p text:style-name="P87">Primary user Actions: <text:s/>User can <text:span text:style-name="T16">view the list of <text:s/>approved application by using previous operation. <text:s text:c="2"/>The details include: Husband and wife Firstname, lastname, address, parents details,marriage details and the link to download the copy of Marriage certificate(pdf).</text:span></text:p>
        </text:list-item>
        <text:list-item>
          <text:p text:style-name="P124"><text:span text:style-name="T24">Input Criteria- <text:s/>User</text:span><text:span text:style-name="T17"> <text:s/>can search the details using View ALL/ enter the Application ID AND/OR Husband/Wife Name AND/OR Marriage date AND/OR Marriage Location </text:span></text:p>
        </text:list-item>
        <text:list-item>
          <text:p text:style-name="P124"><text:span text:style-name="T24">Output: <text:s/></text:span><text:span text:style-name="T27">Download the marriage certificate in pdf format from the download link. </text:span></text:p>
        </text:list-item>
        <text:list-item>
          <text:p text:style-name="P171">Condition – The System should not allow the user to view any other record. Relevant messages for records not found should also be handled. The user can able to download the certificate.</text:p>
        </text:list-item>
      </text:list>
      <text:p text:style-name="P3"/>
      <text:list xml:id="list6330116530052063872" text:style-name="L36">
        <text:list-item>
          <text:list>
            <text:list-header>
              <text:p text:style-name="P207">Module <text:s/>II: User <text:s/>Management</text:p>
              <text:p text:style-name="P203">CRUD 6: Change Request in Marriage Certificate</text:p>
            </text:list-header>
          </text:list>
        </text:list-item>
      </text:list>
      <text:list xml:id="list7346387152503718292" text:style-name="L37">
        <text:list-item>
          <text:list>
            <text:list-header>
              <text:p text:style-name="P208">CRUD Operation 1: Change Request.</text:p>
            </text:list-header>
          </text:list>
        </text:list-item>
      </text:list>
      <text:list xml:id="list3743340406511807290" text:style-name="L38">
        <text:list-item>
          <text:p text:style-name="P159">Primary user: User </text:p>
        </text:list-item>
        <text:list-item>
          <text:p text:style-name="P88">Primary user Actions: <text:s/>User can <text:span text:style-name="T16">view marriage <text:s/>register <text:s/>application </text:span><text:span text:style-name="T15">which got approved is listed out with basic information like Application no, Husband's and wife's First Name,last name, marriage date along with Apply for Change request link. </text:span></text:p>
        </text:list-item>
        <text:list-item>
          <text:p text:style-name="P190"><text:soft-page-break/><text:span text:style-name="T24">Input Criteria- <text:s/></text:span><text:span text:style-name="Default_20_Paragraph_20_Font"><text:span text:style-name="T19">User <text:s/>can change the detai</text:span></text:span><text:span text:style-name="Default_20_Paragraph_20_Font"><text:span text:style-name="T38">ls in the certificate, if need be</text:span></text:span><text:span text:style-name="T39">. <text:s/>Th</text:span><text:span text:style-name="T18">e details are filled with previous data. The data include: Husband name, wife name, marriage date, marriage location, SRO office. User can change the details as they want. </text:span></text:p>
        </text:list-item>
        <text:list-item>
          <text:p text:style-name="P88">Output: <text:s/>Display the successful <text:s/>message </text:p>
        </text:list-item>
        <text:list-item>
          <text:p text:style-name="P172">Condition – The System should not allow the user to view any other record. Relevant messages for records not found should also be handled. The unique CR ID should generate and update in Application table.</text:p>
        </text:list-item>
      </text:list>
      <text:p text:style-name="P3"/>
      <text:list xml:id="list39477090" text:continue-list="list39503949" text:style-name="L2">
        <text:list-header>
          <text:p text:style-name="P183">Data requirements – Create the Change Request table </text:p>
          <text:p text:style-name="P183"/>
        </text:list-header>
      </text:list>
      <table:table table:name="Table11" table:style-name="Table11">
        <table:table-column table:style-name="Table11.A"/>
        <table:table-column table:style-name="Table11.B"/>
        <table:table-column table:style-name="Table11.C"/>
        <table:table-row>
          <table:table-cell table:style-name="Table11.A1" office:value-type="string">
            <text:p text:style-name="P41">Data Element Name</text:p>
          </table:table-cell>
          <table:table-cell table:style-name="Table11.A1" office:value-type="string">
            <text:p text:style-name="P41">Format</text:p>
          </table:table-cell>
          <table:table-cell table:style-name="Table11.C1" office:value-type="string">
            <text:p text:style-name="P41">Description </text:p>
          </table:table-cell>
        </table:table-row>
        <table:table-row>
          <table:table-cell table:style-name="Table11.A2" office:value-type="string">
            <text:p text:style-name="P29">CR_ID</text:p>
          </table:table-cell>
          <table:table-cell table:style-name="Table11.A2" office:value-type="string">
            <text:p text:style-name="P22">integer</text:p>
          </table:table-cell>
          <table:table-cell table:style-name="Table11.C2" office:value-type="string">
            <text:p text:style-name="P43">Unifque id for Change request</text:p>
          </table:table-cell>
        </table:table-row>
        <table:table-row>
          <table:table-cell table:style-name="Table11.A2" office:value-type="string">
            <text:p text:style-name="P29">Application No</text:p>
          </table:table-cell>
          <table:table-cell table:style-name="Table11.A2" office:value-type="string">
            <text:p text:style-name="P22">Varchar</text:p>
          </table:table-cell>
          <table:table-cell table:style-name="Table11.C2" office:value-type="string">
            <text:p text:style-name="P43">Unifque id from application table</text:p>
          </table:table-cell>
        </table:table-row>
      </table:table>
      <text:p text:style-name="P9"/>
      <text:p text:style-name="P12"/>
      <text:p text:style-name="P3"><text:s text:c="3"/>Sample Data</text:p>
      <table:table table:name="Table20" table:style-name="Table20">
        <table:table-column table:style-name="Table20.A"/>
        <table:table-column table:style-name="Table20.B"/>
        <table:table-row table:style-name="Table20.1">
          <table:table-cell table:style-name="Table20.A1" office:value-type="string">
            <text:p text:style-name="P42">CR_ID</text:p>
          </table:table-cell>
          <table:table-cell table:style-name="Table20.B1" office:value-type="string">
            <text:p text:style-name="P42">Applicaton No</text:p>
          </table:table-cell>
        </table:table-row>
        <table:table-row>
          <table:table-cell table:style-name="Table20.A2" office:value-type="string">
            <text:p text:style-name="P42">CR01</text:p>
          </table:table-cell>
          <table:table-cell table:style-name="Table20.B2" office:value-type="string">
            <text:p text:style-name="P42">MRA001</text:p>
          </table:table-cell>
        </table:table-row>
        <table:table-row table:style-name="Table20.3">
          <table:table-cell table:style-name="Table20.A2" office:value-type="string">
            <text:p text:style-name="P42">CR02</text:p>
          </table:table-cell>
          <table:table-cell table:style-name="Table20.B2" office:value-type="string">
            <text:p text:style-name="P42">MRA002</text:p>
          </table:table-cell>
        </table:table-row>
        <table:table-row>
          <table:table-cell table:style-name="Table20.A2" office:value-type="string">
            <text:p text:style-name="P42">CR03</text:p>
          </table:table-cell>
          <table:table-cell table:style-name="Table20.B2" office:value-type="string">
            <text:p text:style-name="P42">MRA003</text:p>
          </table:table-cell>
        </table:table-row>
      </table:table>
      <text:p text:style-name="P7"/>
      <text:p text:style-name="P9"/>
      <text:list xml:id="list39494255" text:continue-numbering="true" text:style-name="L2">
        <text:list-header>
          <text:p text:style-name="P183">Data requirements – Create the Change Value table </text:p>
          <text:p text:style-name="P183"/>
        </text:list-header>
      </text:list>
      <table:table table:name="Table18" table:style-name="Table18">
        <table:table-column table:style-name="Table18.A"/>
        <table:table-column table:style-name="Table18.B"/>
        <table:table-column table:style-name="Table18.C"/>
        <table:table-row>
          <table:table-cell table:style-name="Table18.A1" office:value-type="string">
            <text:p text:style-name="P41">Data Element Name</text:p>
          </table:table-cell>
          <table:table-cell table:style-name="Table18.A1" office:value-type="string">
            <text:p text:style-name="P41">Format</text:p>
          </table:table-cell>
          <table:table-cell table:style-name="Table18.C1" office:value-type="string">
            <text:p text:style-name="P41">Description </text:p>
          </table:table-cell>
        </table:table-row>
        <table:table-row>
          <table:table-cell table:style-name="Table18.A2" office:value-type="string">
            <text:p text:style-name="P29">Application No</text:p>
          </table:table-cell>
          <table:table-cell table:style-name="Table18.A2" office:value-type="string">
            <text:p text:style-name="P22">integer</text:p>
          </table:table-cell>
          <table:table-cell table:style-name="Table18.C2" office:value-type="string">
            <text:p text:style-name="P43">Unifque id from Change Request table</text:p>
          </table:table-cell>
        </table:table-row>
        <table:table-row>
          <table:table-cell table:style-name="Table18.A2" office:value-type="string">
            <text:p text:style-name="P29">Column Name</text:p>
          </table:table-cell>
          <table:table-cell table:style-name="Table18.A2" office:value-type="string">
            <text:p text:style-name="P22">Varchar</text:p>
          </table:table-cell>
          <table:table-cell table:style-name="Table18.C2" office:value-type="string">
            <text:p text:style-name="P43">In which column name they want to change</text:p>
          </table:table-cell>
        </table:table-row>
        <table:table-row>
          <table:table-cell table:style-name="Table18.A2" office:value-type="string">
            <text:p text:style-name="P29">Old value</text:p>
          </table:table-cell>
          <table:table-cell table:style-name="Table18.A2" office:value-type="string">
            <text:p text:style-name="P43">varchar</text:p>
          </table:table-cell>
          <table:table-cell table:style-name="Table18.C2" office:value-type="string">
            <text:p text:style-name="P43">The value which originally created in certificate</text:p>
          </table:table-cell>
        </table:table-row>
        <table:table-row>
          <table:table-cell table:style-name="Table18.A2" office:value-type="string">
            <text:p text:style-name="P29">New Value</text:p>
          </table:table-cell>
          <table:table-cell table:style-name="Table18.A2" office:value-type="string">
            <text:p text:style-name="P43">varchar</text:p>
          </table:table-cell>
          <table:table-cell table:style-name="Table18.C2" office:value-type="string">
            <text:p text:style-name="P43">The value wants to change</text:p>
          </table:table-cell>
        </table:table-row>
        <table:table-row>
          <table:table-cell table:style-name="Table18.A2" office:value-type="string">
            <text:p text:style-name="P29">Status</text:p>
          </table:table-cell>
          <table:table-cell table:style-name="Table18.A2" office:value-type="string">
            <text:p text:style-name="P43">Varchar</text:p>
          </table:table-cell>
          <table:table-cell table:style-name="Table18.C2" office:value-type="string">
            <text:p text:style-name="P43">Approved/Pending/In progress/Reject</text:p>
          </table:table-cell>
        </table:table-row>
      </table:table>
      <text:p text:style-name="P12"/>
      <text:p text:style-name="P3">Sample Data</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42">Applicaton No</text:p>
          </table:table-cell>
          <table:table-cell table:style-name="Table19.A1" office:value-type="string">
            <text:p text:style-name="P42">Column Name</text:p>
          </table:table-cell>
          <table:table-cell table:style-name="Table19.A1" office:value-type="string">
            <text:p text:style-name="P42">Old value</text:p>
          </table:table-cell>
          <table:table-cell table:style-name="Table19.A1" office:value-type="string">
            <text:p text:style-name="P42">New value</text:p>
          </table:table-cell>
          <table:table-cell table:style-name="Table19.E1" office:value-type="string">
            <text:p text:style-name="P42">Status</text:p>
          </table:table-cell>
        </table:table-row>
        <table:table-row>
          <table:table-cell table:style-name="Table19.A2" office:value-type="string">
            <text:p text:style-name="P42">MRA001</text:p>
          </table:table-cell>
          <table:table-cell table:style-name="Table19.A2" office:value-type="string">
            <text:p text:style-name="P42">Wife name</text:p>
          </table:table-cell>
          <table:table-cell table:style-name="Table19.A2" office:value-type="string">
            <text:p text:style-name="P42">Kanaga</text:p>
          </table:table-cell>
          <table:table-cell table:style-name="Table19.A2" office:value-type="string">
            <text:p text:style-name="P42">Kanga</text:p>
          </table:table-cell>
          <table:table-cell table:style-name="Table19.E2" office:value-type="string">
            <text:p text:style-name="P42">In progress</text:p>
          </table:table-cell>
        </table:table-row>
        <text:soft-page-break/>
        <table:table-row table:style-name="Table19.3">
          <table:table-cell table:style-name="Table19.A2" office:value-type="string">
            <text:p text:style-name="P42">MRA001</text:p>
          </table:table-cell>
          <table:table-cell table:style-name="Table19.A2" office:value-type="string">
            <text:p text:style-name="P42">Wife DOB</text:p>
          </table:table-cell>
          <table:table-cell table:style-name="Table19.C3" office:value-type="date" office:date-value="1989-04-04">
            <text:p text:style-name="P42">04/04/89</text:p>
          </table:table-cell>
          <table:table-cell table:style-name="Table19.C3" office:value-type="date" office:date-value="1988-04-04">
            <text:p text:style-name="P42">04/04/88</text:p>
          </table:table-cell>
          <table:table-cell table:style-name="Table19.E2" office:value-type="string">
            <text:p text:style-name="P42">Pending with SR</text:p>
          </table:table-cell>
        </table:table-row>
        <table:table-row>
          <table:table-cell table:style-name="Table19.A2" office:value-type="string">
            <text:p text:style-name="P42">MRA003</text:p>
          </table:table-cell>
          <table:table-cell table:style-name="Table19.A2" office:value-type="string">
            <text:p text:style-name="P42">Husband name</text:p>
          </table:table-cell>
          <table:table-cell table:style-name="Table19.A2" office:value-type="string">
            <text:p text:style-name="P42">Rajesh</text:p>
          </table:table-cell>
          <table:table-cell table:style-name="Table19.A2" office:value-type="string">
            <text:p text:style-name="P42">Rajendran</text:p>
          </table:table-cell>
          <table:table-cell table:style-name="Table19.E2" office:value-type="string">
            <text:p text:style-name="P42">Approved</text:p>
          </table:table-cell>
        </table:table-row>
      </table:table>
      <text:p text:style-name="P7"/>
      <text:p text:style-name="P8"/>
      <text:list xml:id="list39489389" text:continue-numbering="true" text:style-name="L2">
        <text:list-header>
          <text:p text:style-name="P60"/>
          <text:p text:style-name="P60">Module III: Employee(SR /Assistants) Management</text:p>
          <text:p text:style-name="P60">CRUD 1. View Application</text:p>
          <text:p text:style-name="P60">CRUD Operation 1: <text:s/>Login</text:p>
        </text:list-header>
      </text:list>
      <text:list xml:id="list5786502714127012384" text:style-name="L39">
        <text:list-item>
          <text:p text:style-name="P108">Primary user: <text:span text:style-name="T10">Employee (SR / SR Assistants)</text:span></text:p>
        </text:list-item>
        <text:list-item>
          <text:p text:style-name="P89">Primary user Actions: Employees can enter their unique Employee Ids &amp; Password to validate the Employee identity. Employees access the respective operations after the successful Login.</text:p>
        </text:list-item>
        <text:list-item>
          <text:p text:style-name="P89">Input Criteria-If the Primary user is a Employee enter Employee User Id &amp; Password.</text:p>
        </text:list-item>
        <text:list-item>
          <text:p text:style-name="P89">Output: After successful validation the Employee will <text:s/>now be able to see the Home Page.</text:p>
        </text:list-item>
        <text:list-item>
          <text:p text:style-name="P108">Condition – <text:span text:style-name="T15">Display the messages for invalid Login credentials.</text:span></text:p>
        </text:list-item>
      </text:list>
      <text:list xml:id="list39488470" text:continue-list="list39489389" text:style-name="L2">
        <text:list-header>
          <text:p text:style-name="P63"/>
          <text:p text:style-name="P61">CRUD Operation 2: View Applications</text:p>
        </text:list-header>
      </text:list>
      <text:list xml:id="list3753284237751099695" text:style-name="L40">
        <text:list-item>
          <text:p text:style-name="P160">Primary user: Employee (SR / SR Assistants)</text:p>
        </text:list-item>
        <text:list-item>
          <text:p text:style-name="P90">Primary user Actions: <text:s/>Employee can <text:span text:style-name="T16">view the list of Marriage Register <text:s/>application which submitted by the citizen. <text:s/>The details include: <text:s/>Husband name, wife name, marriage date, marriage location, SR office, submitted date and view link.</text:span></text:p>
        </text:list-item>
        <text:list-item>
          <text:p text:style-name="P125"><text:span text:style-name="T24">Input Criteria- <text:s/>Employee</text:span><text:span text:style-name="T17"> can search the details using View ALL/ enter the Application ID AND/OR AND/OR Marriage Location AND/OR SRO AND/OR Husband or wife name, AND/OR Marriage location .</text:span></text:p>
        </text:list-item>
        <text:list-item>
          <text:p text:style-name="P125"><text:span text:style-name="T24">Output: <text:s/>Display the Application details </text:span><text:span text:style-name="T27"><text:s/></text:span><text:span text:style-name="T24">according to the input criteria in the sorting</text:span><text:span text:style-name="T27"> order of Husband/Wife <text:s/>Name or Date of marriage or Marriage Location (Alphabetic order)</text:span></text:p>
        </text:list-item>
        <text:list-item>
          <text:p text:style-name="P173">Condition – The System should not allow the user to view any other record. Relevant messages for records not found should also be handled. Submitted date can be created date or Modified date(if </text:p>
          <text:p text:style-name="P173"/>
          <text:p text:style-name="P173">changes between created and modifed date). On clicking the view link full details of the application should be displayed in a pop up window. </text:p>
          <text:p text:style-name="P173"/>
        </text:list-item>
      </text:list>
      <text:p text:style-name="P3">Sample Data</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42">Applicaton No</text:p>
          </table:table-cell>
          <table:table-cell table:style-name="Table15.A1" office:value-type="string">
            <text:p text:style-name="P42">Husband Name</text:p>
          </table:table-cell>
          <table:table-cell table:style-name="Table15.A1" office:value-type="string">
            <text:p text:style-name="P42">Wife Name</text:p>
          </table:table-cell>
          <table:table-cell table:style-name="Table15.A1" office:value-type="string">
            <text:p text:style-name="P42">Marriage Date</text:p>
          </table:table-cell>
          <table:table-cell table:style-name="Table15.A1" office:value-type="string">
            <text:p text:style-name="P42">Marriage Location</text:p>
          </table:table-cell>
          <table:table-cell table:style-name="Table15.A1" office:value-type="string">
            <text:p text:style-name="P42">Status</text:p>
          </table:table-cell>
          <table:table-cell table:style-name="Table15.G1" office:value-type="string">
            <text:p text:style-name="P42">View Application</text:p>
          </table:table-cell>
        </table:table-row>
        <table:table-row>
          <table:table-cell table:style-name="Table15.A2" office:value-type="string">
            <text:p text:style-name="P42">MRA001</text:p>
          </table:table-cell>
          <table:table-cell table:style-name="Table15.A2" office:value-type="string">
            <text:p text:style-name="P42">Jayasekar</text:p>
          </table:table-cell>
          <table:table-cell table:style-name="Table15.A2" office:value-type="string">
            <text:p text:style-name="P42">Niveda</text:p>
          </table:table-cell>
          <table:table-cell table:style-name="Table15.D2" office:value-type="date" office:date-value="2011-12-02">
            <text:p text:style-name="P42">12/02/11</text:p>
          </table:table-cell>
          <table:table-cell table:style-name="Table15.A2" office:value-type="string">
            <text:p text:style-name="P42">Santhome</text:p>
          </table:table-cell>
          <table:table-cell table:style-name="Table15.A2" office:value-type="string">
            <text:p text:style-name="P42">In progress</text:p>
          </table:table-cell>
          <table:table-cell table:style-name="Table15.G2" office:value-type="string">
            <text:p text:style-name="P42">View</text:p>
          </table:table-cell>
        </table:table-row>
        <table:table-row>
          <table:table-cell table:style-name="Table15.A2" office:value-type="string">
            <text:p text:style-name="P42">MRA002</text:p>
          </table:table-cell>
          <table:table-cell table:style-name="Table15.A2" office:value-type="string">
            <text:p text:style-name="P42">Arun</text:p>
          </table:table-cell>
          <table:table-cell table:style-name="Table15.A2" office:value-type="string">
            <text:p text:style-name="P42">Niranjini</text:p>
          </table:table-cell>
          <table:table-cell table:style-name="Table15.D2" office:value-type="date" office:date-value="2012-04-04">
            <text:p text:style-name="P42">04/04/12</text:p>
          </table:table-cell>
          <table:table-cell table:style-name="Table15.A2" office:value-type="string">
            <text:p text:style-name="P42">Myalapore </text:p>
          </table:table-cell>
          <table:table-cell table:style-name="Table15.A2" office:value-type="string">
            <text:p text:style-name="P42">Pending with SR</text:p>
          </table:table-cell>
          <table:table-cell table:style-name="Table15.G2" office:value-type="string">
            <text:p text:style-name="P42">View</text:p>
          </table:table-cell>
        </table:table-row>
        <text:soft-page-break/>
        <table:table-row>
          <table:table-cell table:style-name="Table15.A2" office:value-type="string">
            <text:p text:style-name="P42">MRA003</text:p>
          </table:table-cell>
          <table:table-cell table:style-name="Table15.A2" office:value-type="string">
            <text:p text:style-name="P42">Srinivasan</text:p>
          </table:table-cell>
          <table:table-cell table:style-name="Table15.A2" office:value-type="string">
            <text:p text:style-name="P42">Karpagam</text:p>
          </table:table-cell>
          <table:table-cell table:style-name="Table15.D2" office:value-type="date" office:date-value="2013-05-04">
            <text:p text:style-name="P42">05/04/13</text:p>
          </table:table-cell>
          <table:table-cell table:style-name="Table15.A2" office:value-type="string">
            <text:p text:style-name="P42">T Nagar</text:p>
          </table:table-cell>
          <table:table-cell table:style-name="Table15.A2" office:value-type="string">
            <text:p text:style-name="P42">Approved</text:p>
          </table:table-cell>
          <table:table-cell table:style-name="Table15.G2" office:value-type="string">
            <text:p text:style-name="P42">View</text:p>
          </table:table-cell>
        </table:table-row>
      </table:table>
      <text:p text:style-name="P7"/>
      <text:p text:style-name="P49"/>
      <text:p text:style-name="P49"/>
      <text:list xml:id="list39476110" text:continue-list="list39488470" text:style-name="L2">
        <text:list-header>
          <text:p text:style-name="P60"/>
          <text:p text:style-name="P60">Module III: Employee(SR /Assistants) Management</text:p>
          <text:p text:style-name="P60">CRUD 2. <text:span text:style-name="T22">Verify Applications</text:span></text:p>
        </text:list-header>
      </text:list>
      <text:list xml:id="list6089361214371234744" text:style-name="L41">
        <text:list-item>
          <text:p text:style-name="P161">Primary user: Employee (SR Assistants)</text:p>
        </text:list-item>
        <text:list-item>
          <text:p text:style-name="P91">Primary user Actions: <text:s/>Employee can <text:span text:style-name="T16">view the list of Marriage Register <text:s/>application which submitted by the citizen by using previous operation.</text:span></text:p>
        </text:list-item>
        <text:list-item>
          <text:p text:style-name="P126"><text:span text:style-name="T24">Input Criteria- <text:s/>Employee</text:span><text:span text:style-name="T17"> can download the proof copy submitted by the applicant's and verify the details. If the application is valid, then the employee can enter the remarks and forward the application to SR Queue. If the application is not valid then employee can enter the remarks and forward to SR Queue.</text:span></text:p>
        </text:list-item>
        <text:list-item>
          <text:p text:style-name="P126"><text:span text:style-name="T24">Output: <text:s/></text:span><text:span text:style-name="T27">Display message after verification.</text:span></text:p>
        </text:list-item>
        <text:list-item>
          <text:p text:style-name="P174">Condition – The system should not allow user to forward the application to SR Queue without remarks. The application is invalid because of following constraints. <text:s/></text:p>
          <text:list>
            <text:list-item>
              <text:list>
                <text:list-item>
                  <text:p text:style-name="P174">The bride's age should be equal 0r greater than 18 at the time of marriage.</text:p>
                </text:list-item>
                <text:list-item>
                  <text:p text:style-name="P174">The bridegroom's age should be equal or greater than 21 at the time of marriage.</text:p>
                </text:list-item>
                <text:list-item>
                  <text:p text:style-name="P174">The bride/ bridegroom should submit their Age,Address,ID proof.</text:p>
                </text:list-item>
              </text:list>
            </text:list-item>
          </text:list>
        </text:list-item>
      </text:list>
      <text:p text:style-name="P49"/>
      <text:list xml:id="list39497951" text:continue-list="list39476110" text:style-name="L2">
        <text:list-header>
          <text:p text:style-name="P60">Module III: Employee(SR /Assistants) Management</text:p>
          <text:p text:style-name="P60">CRUD 3. <text:span text:style-name="T22">Generates Marriage Certificate</text:span></text:p>
        </text:list-header>
      </text:list>
      <text:list xml:id="list5293686428346898026" text:style-name="L42">
        <text:list-item>
          <text:p text:style-name="P162">Primary user: Employee (SR Assistants )</text:p>
        </text:list-item>
        <text:list-item>
          <text:p text:style-name="P92">Primary user Actions: <text:s/>Employee can <text:span text:style-name="T16">view the list of Marriage Register <text:s/>application / CR which was approved by SR using view operation.</text:span></text:p>
        </text:list-item>
        <text:list-item>
          <text:p text:style-name="P127"><text:span text:style-name="T24">Input Criteria- <text:s/>Employee</text:span><text:span text:style-name="T17"> can generate the marriage certificate by clicking on Generate Certificate button and save the path of the file in the db.</text:span></text:p>
        </text:list-item>
        <text:list-item>
          <text:p text:style-name="P127"><text:span text:style-name="T24">Output: <text:s/></text:span><text:span text:style-name="T27">Display marriage certificate of the application in pdf format. </text:span></text:p>
        </text:list-item>
        <text:list-item>
          <text:p text:style-name="P175">Condition – The system should <text:s/>generate the certificate only when the application got approved by SR. </text:p>
        </text:list-item>
      </text:list>
      <text:p text:style-name="P3"/>
      <text:p text:style-name="P3">Sample Data</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2">Applicaton No</text:p>
          </table:table-cell>
          <table:table-cell table:style-name="Table16.A1" office:value-type="string">
            <text:p text:style-name="P42">Husband Name</text:p>
          </table:table-cell>
          <table:table-cell table:style-name="Table16.A1" office:value-type="string">
            <text:p text:style-name="P42">Wife Name</text:p>
          </table:table-cell>
          <table:table-cell table:style-name="Table16.A1" office:value-type="string">
            <text:p text:style-name="P42">Marriage Date</text:p>
          </table:table-cell>
          <table:table-cell table:style-name="Table16.A1" office:value-type="string">
            <text:p text:style-name="P42">Marriage Location</text:p>
          </table:table-cell>
          <table:table-cell table:style-name="Table16.F1" office:value-type="string">
            <text:p text:style-name="P42">Generate Certificate</text:p>
          </table:table-cell>
        </table:table-row>
        <table:table-row>
          <table:table-cell table:style-name="Table16.A2" office:value-type="string">
            <text:p text:style-name="P42">MRA001</text:p>
          </table:table-cell>
          <table:table-cell table:style-name="Table16.A2" office:value-type="string">
            <text:p text:style-name="P42">Jayasekar</text:p>
          </table:table-cell>
          <table:table-cell table:style-name="Table16.A2" office:value-type="string">
            <text:p text:style-name="P42">Niveda</text:p>
          </table:table-cell>
          <table:table-cell table:style-name="Table16.D2" office:value-type="date" office:date-value="2011-12-02">
            <text:p text:style-name="P42">12/02/11</text:p>
          </table:table-cell>
          <table:table-cell table:style-name="Table16.A2" office:value-type="string">
            <text:p text:style-name="P42">Santhome</text:p>
          </table:table-cell>
          <table:table-cell table:style-name="Table16.F2" office:value-type="string">
            <text:p text:style-name="P42">Generate</text:p>
          </table:table-cell>
        </table:table-row>
        <table:table-row>
          <table:table-cell table:style-name="Table16.A2" office:value-type="string">
            <text:p text:style-name="P42">MRA002</text:p>
          </table:table-cell>
          <table:table-cell table:style-name="Table16.A2" office:value-type="string">
            <text:p text:style-name="P42">Arun</text:p>
          </table:table-cell>
          <table:table-cell table:style-name="Table16.A2" office:value-type="string">
            <text:p text:style-name="P42">Niranjini</text:p>
          </table:table-cell>
          <table:table-cell table:style-name="Table16.D2" office:value-type="date" office:date-value="2012-04-04">
            <text:p text:style-name="P42">04/04/12</text:p>
          </table:table-cell>
          <table:table-cell table:style-name="Table16.A2" office:value-type="string">
            <text:p text:style-name="P42">Myalapore </text:p>
          </table:table-cell>
          <table:table-cell table:style-name="Table16.F2" office:value-type="string">
            <text:p text:style-name="P42">Generate</text:p>
          </table:table-cell>
        </table:table-row>
        <text:soft-page-break/>
        <table:table-row>
          <table:table-cell table:style-name="Table16.A2" office:value-type="string">
            <text:p text:style-name="P42">MRA003</text:p>
          </table:table-cell>
          <table:table-cell table:style-name="Table16.A2" office:value-type="string">
            <text:p text:style-name="P42">Srinivasan</text:p>
          </table:table-cell>
          <table:table-cell table:style-name="Table16.A2" office:value-type="string">
            <text:p text:style-name="P42">Karpagam</text:p>
          </table:table-cell>
          <table:table-cell table:style-name="Table16.D2" office:value-type="date" office:date-value="2013-05-04">
            <text:p text:style-name="P42">05/04/13</text:p>
          </table:table-cell>
          <table:table-cell table:style-name="Table16.A2" office:value-type="string">
            <text:p text:style-name="P42">T Nagar</text:p>
          </table:table-cell>
          <table:table-cell table:style-name="Table16.F2" office:value-type="string">
            <text:p text:style-name="P42">Generate</text:p>
          </table:table-cell>
        </table:table-row>
      </table:table>
      <text:p text:style-name="P3"/>
      <text:list xml:id="list39479830" text:continue-list="list39497951" text:style-name="L2">
        <text:list-header>
          <text:p text:style-name="P60"/>
          <text:p text:style-name="P60"/>
          <text:p text:style-name="P60"/>
          <text:p text:style-name="P60">Module III: Employee(SR /Assistants) Management</text:p>
          <text:p text:style-name="P60">CRUD 4. <text:span text:style-name="T22">View/Forward Change Request </text:span></text:p>
        </text:list-header>
      </text:list>
      <text:list xml:id="list6351168478328569177" text:style-name="L43">
        <text:list-item>
          <text:p text:style-name="P163">Primary user: Employee (SR Assistants )</text:p>
        </text:list-item>
        <text:list-item>
          <text:p text:style-name="P93">Primary user Actions: <text:s/>Employee can <text:span text:style-name="T16">view the list of Change request raised by the applicant if they want to change anything in their Marriage Certificate.</text:span></text:p>
        </text:list-item>
        <text:list-item>
          <text:p text:style-name="P128"><text:span text:style-name="T24">Input Criteria- <text:s/>Employee</text:span><text:span text:style-name="T17"> can search the details using View ALL/ enter the Application ID AND/OR AND/OR Marriage Location AND/OR SRO AND/OR Husband or wife name, AND/OR Marriage location . After verification forward the CR with remarks to SR</text:span></text:p>
        </text:list-item>
        <text:list-item>
          <text:p text:style-name="P128"><text:span text:style-name="T24">Output: <text:s/>Display the Application details </text:span><text:span text:style-name="T27"><text:s/></text:span><text:span text:style-name="T24">according to the input criteria in the sorting</text:span><text:span text:style-name="T27"> order of Husband/Wife <text:s/>Name or Date of marriage or Marriage Location (Alphabetic order)</text:span></text:p>
        </text:list-item>
        <text:list-item>
          <text:p text:style-name="P176">Condition – The System should not allow the user to view any other record. Relevant messages for records not found should also be handled. Submitted date can be created date or Modified date(if changes between created and modifed date).</text:p>
        </text:list-item>
      </text:list>
      <text:p text:style-name="P3"/>
      <text:list xml:id="list39501756" text:continue-list="list39479830" text:style-name="L2">
        <text:list-header>
          <text:p text:style-name="P60">Module III: Employee Management</text:p>
          <text:p text:style-name="P60">CRUD 5. Approve / Reject Application</text:p>
        </text:list-header>
      </text:list>
      <text:list xml:id="list1687056999352995803" text:style-name="L44">
        <text:list-item>
          <text:p text:style-name="P164">Primary user: Employee (SR )</text:p>
        </text:list-item>
        <text:list-item>
          <text:p text:style-name="P94">Primary user Actions: <text:s/>Employee can <text:span text:style-name="T16">view the list of Marriage Register <text:s/>application which submitted by the citizen by using View operation.</text:span></text:p>
        </text:list-item>
        <text:list-item>
          <text:p text:style-name="P129"><text:span text:style-name="T24">Input Criteria- <text:s/>Employee</text:span><text:span text:style-name="T17"> can approve or reject the application <text:s/>by seeing the remarks of SR Assistants. </text:span></text:p>
        </text:list-item>
        <text:list-item>
          <text:p text:style-name="P129"><text:span text:style-name="T24">Output: <text:s/></text:span><text:span text:style-name="T27">Display message after approve or reject.</text:span></text:p>
        </text:list-item>
        <text:list-item>
          <text:p text:style-name="P177">Condition – The system should not allow user to approve or reject without remarks. </text:p>
        </text:list-item>
      </text:list>
      <text:p text:style-name="P3"/>
      <text:list xml:id="list39482607" text:continue-list="list39501756" text:style-name="L2">
        <text:list-header>
          <text:p text:style-name="P60">Module III: Employee Management</text:p>
          <text:p text:style-name="P60">CRUD 6. Approve / Reject Change Request</text:p>
        </text:list-header>
      </text:list>
      <text:list xml:id="list6496477613492981841" text:style-name="L45">
        <text:list-item>
          <text:p text:style-name="P165">Primary user: Employee (SR )</text:p>
        </text:list-item>
        <text:list-item>
          <text:p text:style-name="P95">Primary user Actions: <text:s/>Employee can <text:span text:style-name="T16">view the list of Change request which submitted by the citizen by using View Change Request operation.</text:span></text:p>
        </text:list-item>
        <text:list-item>
          <text:p text:style-name="P130"><text:span text:style-name="T24">Input Criteria- <text:s/>Employee</text:span><text:span text:style-name="T17"> can approve or reject the CR <text:s/>by seeing the remarks of SR Assistants. </text:span></text:p>
        </text:list-item>
        <text:list-item>
          <text:p text:style-name="P130"><text:span text:style-name="T24">Output: <text:s/></text:span><text:span text:style-name="T27">Display message after approve or reject.</text:span></text:p>
        </text:list-item>
        <text:list-item>
          <text:p text:style-name="P178">Condition – The system should not allow user to approve or reject without remarks. </text:p>
        </text:list-item>
      </text:list>
      <text:p text:style-name="P3"/>
      <text:p text:style-name="P3"><text:soft-page-break/></text:p>
      <text:p text:style-name="P3"/>
      <text:p text:style-name="P3"/>
      <text:p text:style-name="P3"/>
      <text:p text:style-name="P3"/>
      <text:p text:style-name="P3"/>
      <text:list xml:id="list39503151" text:continue-list="list39482607" text:style-name="L2">
        <text:list-header>
          <text:p text:style-name="P60">Module III: Employee Management</text:p>
          <text:p text:style-name="P60">CRUD 7. Change Marriage Certificate</text:p>
        </text:list-header>
      </text:list>
      <text:list xml:id="list8423467031565830145" text:style-name="L46">
        <text:list-item>
          <text:p text:style-name="P166">Primary user: Employee (SR Assistants )</text:p>
        </text:list-item>
        <text:list-item>
          <text:p text:style-name="P96">Primary user Actions: <text:s/>Employee can <text:span text:style-name="T16">view the list of Approved Change request <text:s/>using View Change Request operation . The details include CR ID, Application no, the update link used to update the new values, Generate Certificate.</text:span></text:p>
        </text:list-item>
        <text:list-item>
          <text:p text:style-name="P131"><text:span text:style-name="T24">Input Criteria- <text:s/>Employee</text:span><text:span text:style-name="T17"> can click on the update link , a new window should <text:s/>open with pre - populated values( column name , Old value and new value). The employee can submit these changes after confirmation message.</text:span></text:p>
        </text:list-item>
        <text:list-item>
          <text:p text:style-name="P131"><text:span text:style-name="T24">Output: <text:s/></text:span><text:span text:style-name="T27">Display message after update</text:span></text:p>
        </text:list-item>
        <text:list-item>
          <text:p text:style-name="P179">Condition – The system should not allow user to Generate the certificate without update.</text:p>
        </text:list-item>
      </text:list>
      <text:p text:style-name="P3"/>
      <text:p text:style-name="P3">Sample Data</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2">CR_Id</text:p>
          </table:table-cell>
          <table:table-cell table:style-name="Table21.A1" office:value-type="string">
            <text:p text:style-name="P42">Applicaton No</text:p>
          </table:table-cell>
          <table:table-cell table:style-name="Table21.A1" office:value-type="string">
            <text:p text:style-name="P42">Update Changes</text:p>
          </table:table-cell>
          <table:table-cell table:style-name="Table21.D1" office:value-type="string">
            <text:p text:style-name="P42">Generate Certificate</text:p>
          </table:table-cell>
        </table:table-row>
        <table:table-row>
          <table:table-cell table:style-name="Table21.A2" office:value-type="string">
            <text:p text:style-name="P42">CR01</text:p>
          </table:table-cell>
          <table:table-cell table:style-name="Table21.A2" office:value-type="string">
            <text:p text:style-name="P42">MRA001</text:p>
          </table:table-cell>
          <table:table-cell table:style-name="Table21.A2" office:value-type="string">
            <text:p text:style-name="P42">Update Link</text:p>
          </table:table-cell>
          <table:table-cell table:style-name="Table21.D2" office:value-type="string">
            <text:p text:style-name="P42">Generate Link</text:p>
          </table:table-cell>
        </table:table-row>
        <table:table-row>
          <table:table-cell table:style-name="Table21.A2" office:value-type="string">
            <text:p text:style-name="P42">CR02</text:p>
          </table:table-cell>
          <table:table-cell table:style-name="Table21.A2" office:value-type="string">
            <text:p text:style-name="P42">MRA002</text:p>
          </table:table-cell>
          <table:table-cell table:style-name="Table21.A2" office:value-type="string">
            <text:p text:style-name="P42">Update Link</text:p>
          </table:table-cell>
          <table:table-cell table:style-name="Table21.D2" office:value-type="string">
            <text:p text:style-name="P42">Generate Link</text:p>
          </table:table-cell>
        </table:table-row>
        <table:table-row>
          <table:table-cell table:style-name="Table21.A2" office:value-type="string">
            <text:p text:style-name="P42">CR03</text:p>
          </table:table-cell>
          <table:table-cell table:style-name="Table21.A2" office:value-type="string">
            <text:p text:style-name="P42">MRA003</text:p>
          </table:table-cell>
          <table:table-cell table:style-name="Table21.A2" office:value-type="string">
            <text:p text:style-name="P42">Update Link</text:p>
          </table:table-cell>
          <table:table-cell table:style-name="Table21.D2" office:value-type="string">
            <text:p text:style-name="P42">Generate Link</text:p>
          </table:table-cell>
        </table:table-row>
      </table:table>
      <text:p text:style-name="P3"/>
      <text:p text:style-name="P3"/>
      <text:list xml:id="list39489128" text:continue-list="list39503151" text:style-name="L2">
        <text:list-header>
          <text:p text:style-name="P132">Appendix A</text:p>
          <text:p text:style-name="P132"/>
        </text:list-header>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Identified Service</text:p>
          </table:table-cell>
          <table:table-cell table:style-name="Table1.A1" office:value-type="string">
            <text:p text:style-name="P48">S. No</text:p>
          </table:table-cell>
          <table:table-cell table:style-name="Table1.A1" office:value-type="string">
            <text:p text:style-name="P48">Fee Description</text:p>
          </table:table-cell>
          <table:table-cell table:style-name="Table1.A1" office:value-type="string">
            <text:p text:style-name="P48">Amount (in Rs.)</text:p>
          </table:table-cell>
        </table:table-row>
        <table:table-row table:style-name="Table1.1">
          <table:table-cell table:style-name="Table1.A2" table:number-rows-spanned="5" office:value-type="string">
            <text:p text:style-name="P46">Marriage Register(at the time of registrations)</text:p>
          </table:table-cell>
          <table:table-cell table:style-name="Table1.A2" office:value-type="string">
            <text:list xml:id="list1717707309094061798" text:style-name="WW8Num11">
              <text:list-item>
                <text:p text:style-name="P212"/>
              </text:list-item>
            </text:list>
          </table:table-cell>
          <table:table-cell table:style-name="Table1.A2" office:value-type="string">
            <text:p text:style-name="P44">Application</text:p>
          </table:table-cell>
          <table:table-cell table:style-name="Table1.D2" office:value-type="float" office:value="100">
            <text:p text:style-name="P44">100</text:p>
          </table:table-cell>
        </table:table-row>
        <table:table-row table:style-name="Table1.1">
          <table:covered-table-cell/>
          <table:table-cell table:style-name="Table1.A2" office:value-type="string">
            <text:list xml:id="list39495831" text:continue-numbering="true" text:style-name="WW8Num11">
              <text:list-item>
                <text:p text:style-name="P212"/>
              </text:list-item>
            </text:list>
          </table:table-cell>
          <table:table-cell table:style-name="Table1.A2" office:value-type="string">
            <text:p text:style-name="P44"/>
            <text:p text:style-name="P44">Registration</text:p>
          </table:table-cell>
          <table:table-cell table:style-name="Table1.D2" office:value-type="float" office:value="250">
            <text:p text:style-name="P45">250</text:p>
          </table:table-cell>
        </table:table-row>
        <table:table-row table:style-name="Table1.1">
          <table:covered-table-cell/>
          <table:table-cell table:style-name="Table1.A2" office:value-type="string">
            <text:list xml:id="list39505289" text:continue-numbering="true" text:style-name="WW8Num11">
              <text:list-item>
                <text:p text:style-name="P212"/>
              </text:list-item>
            </text:list>
          </table:table-cell>
          <table:table-cell table:style-name="Table1.A2" office:value-type="string">
            <text:p text:style-name="P44">Copy of Certificate</text:p>
          </table:table-cell>
          <table:table-cell table:style-name="Table1.A2" office:value-type="string">
            <text:p text:style-name="P45">50(Per copy)</text:p>
          </table:table-cell>
        </table:table-row>
        <table:table-row table:style-name="Table1.1">
          <table:covered-table-cell/>
          <table:table-cell table:style-name="Table1.A2" office:value-type="string">
            <text:list xml:id="list39503207" text:continue-numbering="true" text:style-name="WW8Num11">
              <text:list-item>
                <text:p text:style-name="P212"/>
              </text:list-item>
            </text:list>
          </table:table-cell>
          <table:table-cell table:style-name="Table1.A2" office:value-type="string">
            <text:p text:style-name="P44">Fine for presenting after 90 days</text:p>
          </table:table-cell>
          <table:table-cell table:style-name="Table1.D2" office:value-type="float" office:value="50">
            <text:p text:style-name="P44">50</text:p>
          </table:table-cell>
        </table:table-row>
        <table:table-row table:style-name="Table1.1">
          <table:covered-table-cell/>
          <table:table-cell table:style-name="Table1.A2" office:value-type="string">
            <text:list xml:id="list39495201" text:continue-numbering="true" text:style-name="WW8Num11">
              <text:list-item>
                <text:p text:style-name="P212"/>
              </text:list-item>
            </text:list>
          </table:table-cell>
          <table:table-cell table:style-name="Table1.A2" office:value-type="string">
            <text:p text:style-name="P44">Fine for presenting after 150 days</text:p>
          </table:table-cell>
          <table:table-cell table:style-name="Table1.A2" office:value-type="string">
            <text:p text:style-name="P44">150</text:p>
          </table:table-cell>
        </table:table-row>
      </table:table>
      <text:list xml:id="list39482800" text:continue-list="list39489128" text:style-name="L2">
        <text:list-header>
          <text:p text:style-name="P6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OpenSymbol" svg:font-family="OpenSymbol"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yriad Pro" svg:font-family="'Myriad Pro', Corbel" style:font-family-generic="swiss" style:font-pitch="variable"/>
    <style:font-face style:name="Andalus1" svg:font-family="Andalu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uideline_20_Text" style:display-name="Guideline Text" style:family="paragraph" style:parent-style-name="Standard">
      <style:paragraph-properties fo:margin-top="0.028in" fo:margin-bottom="0.0835in" fo:line-height="0.1945in" fo:keep-together="always"/>
      <style:text-properties fo:color="#008000" fo:font-size="10pt" fo:font-style="italic" style:font-name-asian="Times New Roman" style:font-size-asian="10pt" style:font-style-asian="italic"/>
    </style:style>
    <style:style style:name="Heading_20_1" style:display-name="Heading 1" style:family="paragraph" style:parent-style-name="Standard" style:next-style-name="Text_20_body" style:default-outline-level="1" style:class="text">
      <style:paragraph-properties fo:margin-top="0.1665in" fo:margin-bottom="0.25in" fo:hyphenation-ladder-count="no-limit" fo:break-before="page" fo:padding-left="0in" fo:padding-right="0in" fo:padding-top="0in" fo:padding-bottom="0.0138in" fo:border-left="none" fo:border-right="none" fo:border-top="none" fo:border-bottom="0.0071in solid #000000" fo:keep-with-next="always"/>
      <style:text-properties fo:color="#548dd4" style:font-name="Calibri" fo:font-size="16pt" fo:font-weight="bold" style:letter-kerning="true" style:font-name-asian="Times New Roman" style:font-size-asian="16pt" style:font-weight-asian="bold" style:font-name-complex="Times New Roman" style:font-size-complex="16pt" style:font-weight-complex="bold" fo:hyphenate="true" fo:hyphenation-remain-char-count="2" fo:hyphenation-push-char-count="2"/>
    </style:style>
    <style:style style:name="Heading_20_2" style:display-name="Heading 2" style:family="paragraph" style:parent-style-name="Heading_20_1" style:next-style-name="Text_20_body_20_indent" style:default-outline-level="2" style:class="text">
      <style:paragraph-properties fo:margin-top="0.25in" fo:margin-bottom="0.1665in" fo:break-before="auto" fo:break-after="auto" fo:padding="0in" fo:border="none"/>
      <style:text-properties fo:font-size="14pt" style:font-size-asian="14pt" style:font-size-complex="14pt" style:font-style-complex="italic" style:font-weight-complex="normal"/>
    </style:style>
    <style:style style:name="Text_20_body_20_indent" style:display-name="Text body indent" style:family="paragraph" style:parent-style-name="Text_20_body" style:class="text">
      <style:paragraph-properties fo:margin="100%" fo:margin-left="0.25in" fo:margin-right="0in" fo:margin-top="0in" fo:margin-bottom="0.0835in" fo:text-indent="0in" style:auto-text-indent="false"/>
    </style:style>
    <style:style style:name="Heading_20_3" style:display-name="Heading 3" style:family="paragraph" style:parent-style-name="Heading_20_2" style:next-style-name="Text_20_body_20_indent" style:default-outline-level="3" style:class="text">
      <style:text-properties fo:font-size="12pt" style:font-size-asian="12pt"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1z0" style:family="text">
      <style:text-properties fo:color="#000000" style:font-name="Symbol" fo:language="en" fo:country="US" fo:font-style="normal" style:font-style-asian="normal" style:font-name-complex="OpenSymbol" style:font-size-complex="10pt" style:font-weight-complex="bold"/>
    </style:style>
    <style:style style:name="Internet_20_link" style:display-name="Internet link" style:family="text">
      <style:text-properties fo:color="#0000ff" style:text-underline-style="solid" style:text-underline-width="auto" style:text-underline-color="font-color"/>
    </style:style>
    <style:style style:name="WW8Num24z0" style:family="text">
      <style:text-properties fo:color="#000000" style:font-name="Symbol" fo:language="en" fo:country="US" fo:font-style="normal" style:font-style-asian="normal" style:font-name-complex="Symbol" style:font-size-complex="10pt" style:font-weight-complex="bold"/>
    </style:style>
    <style:style style:name="WW8Num24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8Num11z0" style:family="text">
      <style:text-properties style:font-name="Myriad Pro" style:font-name-complex="Times New Roman"/>
    </style:style>
    <style:style style:name="WW8Num11z1" style:family="text">
      <style:text-properties style:font-name="OpenSymbol" style:font-name-complex="OpenSymbol"/>
    </style:style>
    <style:style style:name="WW8Num11z2" style:family="text">
      <style:text-properties style:font-name="Symbol" style:font-name-complex="Symbol"/>
    </style:style>
    <style:style style:name="WW8Num11z3" style:family="text">
      <style:text-properties style:font-name="Symbol" style:font-name-complex="Times New Roman"/>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Myriad Pro"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3z2" style:family="text">
      <style:text-properties style:font-name="Symbol" style:font-name-complex="Symbol"/>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4z2" style:family="text"/>
    <style:style style:name="WW8Num14z3" style:family="text">
      <style:text-properties style:font-name="Symbol" style:font-name-complex="Symbol"/>
    </style:style>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5z2" style:family="text"/>
    <style:style style:name="WW8Num15z3" style:family="text">
      <style:text-properties style:font-name="Symbol" style:font-name-complex="Symbol"/>
    </style:style>
    <style:style style:name="WW8Num15z4" style:family="text">
      <style:text-properties style:font-name="OpenSymbol" style:font-name-complex="OpenSymbol"/>
    </style:style>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3T08:18:33.57</meta:creation-date>
    <dc:date>2015-05-17T19:32:18.84</dc:date>
    <meta:editing-duration>P4DT2H23M12S</meta:editing-duration>
    <meta:editing-cycles>208</meta:editing-cycles>
    <meta:generator>OpenOffice/4.0.0$Win32 OpenOffice.org_project/400m3$Build-9702</meta:generator>
    <meta:document-statistic meta:table-count="20" meta:image-count="0" meta:object-count="0" meta:page-count="25" meta:paragraph-count="1032" meta:word-count="7569" meta:character-count="46235"/>
  </office:meta>
</office:document-meta>
</file>